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062000000625679B2DD9E05D1B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itstream Vera Sans8" svg:font-family="'Bitstream Vera Sans'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86cm" style:rel-column-width="32838*"/>
    </style:style>
    <style:style style:name="Tableau1.B" style:family="table-column">
      <style:table-column-properties style:column-width="4.565cm" style:rel-column-width="32697*"/>
    </style:style>
    <style:style style:name="Tableau1.1" style:family="table-row">
      <style:table-row-properties style:min-row-height="4.5cm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33ccb2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33ccb2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ccb2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text-properties fo:font-size="3pt" style:font-size-asian="4pt" style:font-size-complex="4pt"/>
    </style:style>
    <style:style style:name="P15" style:family="paragraph" style:parent-style-name="Header">
      <style:text-properties fo:font-size="14pt" style:font-size-asian="14pt" style:font-size-complex="14pt"/>
    </style:style>
    <style:style style:name="P1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rsid="001e0a03" officeooo:paragraph-rsid="001e0a03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text-properties officeooo:paragraph-rsid="003c3250"/>
    </style:style>
    <style:style style:name="P26" style:family="paragraph" style:parent-style-name="Standard">
      <style:text-properties officeooo:paragraph-rsid="003ee8e5"/>
    </style:style>
    <style:style style:name="P27" style:family="paragraph" style:parent-style-name="Standard">
      <style:text-properties officeooo:paragraph-rsid="003ff647"/>
    </style:style>
    <style:style style:name="P2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_5f_En-tête">
      <style:text-properties fo:font-size="16pt" fo:letter-spacing="-0.007cm" officeooo:rsid="001b1617" officeooo:paragraph-rsid="001b1617" style:font-size-asian="16pt" style:font-size-complex="16pt"/>
    </style:style>
    <style:style style:name="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32" style:family="paragraph" style:parent-style-name="_5f_Paragraphe_20_livret_20_">
      <style:paragraph-properties fo:margin-top="0cm" fo:margin-bottom="0.101cm" style:contextual-spacing="false" fo:text-align="center" style:justify-single-word="false"/>
      <style:text-properties officeooo:paragraph-rsid="0037dee6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37dee6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3ee8e5"/>
    </style:style>
    <style:style style:name="P35" style:family="paragraph" style:parent-style-name="Standard">
      <style:paragraph-properties fo:margin-top="0cm" fo:margin-bottom="0cm" style:contextual-spacing="false"/>
      <style:text-properties officeooo:paragraph-rsid="003ee8e5"/>
    </style:style>
    <style:style style:name="P36" style:family="paragraph" style:parent-style-name="_5f_Paragraphe_20_livret_20_">
      <style:paragraph-properties fo:margin-top="0cm" fo:margin-bottom="0cm" style:contextual-spacing="false" fo:line-height="0.6cm">
        <style:tab-stops>
          <style:tab-stop style:position="9.2cm" style:type="right" style:leader-style="dotted" style:leader-text="."/>
        </style:tab-stops>
      </style:paragraph-properties>
      <style:text-properties officeooo:paragraph-rsid="003ee8e5"/>
    </style:style>
    <style:style style:name="P37" style:family="paragraph" style:parent-style-name="_5f_Paragraphe_20_livret_20_" style:master-page-name="">
      <style:paragraph-properties fo:margin-top="0cm" fo:margin-bottom="0cm" style:contextual-spacing="false" fo:line-height="0.6cm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3ee8e5"/>
    </style:style>
    <style:style style:name="P38" style:family="paragraph" style:parent-style-name="_5f_Paragraphe_20_livret_20_">
      <style:paragraph-properties fo:margin-top="0.199cm" fo:margin-bottom="0.199cm" style:contextual-spacing="false" fo:text-align="end" style:justify-single-word="false"/>
      <style:text-properties officeooo:paragraph-rsid="0037dee6"/>
    </style:style>
    <style:style style:name="P39" style:family="paragraph" style:parent-style-name="Standard">
      <style:paragraph-properties fo:margin-top="0.199cm" fo:margin-bottom="0.199cm" style:contextual-spacing="false" fo:line-height="100%" fo:text-align="start" style:justify-single-word="false"/>
      <style:text-properties officeooo:paragraph-rsid="003c3250"/>
    </style:style>
    <style:style style:name="P40" style:family="paragraph" style:parent-style-name="_5f_Paragraphe_20_livret_20_">
      <style:paragraph-properties fo:margin-top="0cm" fo:margin-bottom="0.199cm" style:contextual-spacing="false" fo:text-align="center" style:justify-single-word="false"/>
      <style:text-properties officeooo:paragraph-rsid="0037dee6"/>
    </style:style>
    <style:style style:name="P41" style:family="paragraph" style:parent-style-name="Standard">
      <style:paragraph-properties fo:margin-top="0cm" fo:margin-bottom="0.199cm" style:contextual-spacing="false"/>
      <style:text-properties fo:font-style="normal" officeooo:paragraph-rsid="003e206f" style:font-style-asian="normal" style:font-style-complex="normal"/>
    </style:style>
    <style:style style:name="P42" style:family="paragraph" style:parent-style-name="Text_20_body">
      <style:text-properties officeooo:paragraph-rsid="0037dee6"/>
    </style:style>
    <style:style style:name="P43" style:family="paragraph" style:parent-style-name="_5f_Paragraphe_20_livret_20_">
      <style:text-properties officeooo:paragraph-rsid="0037dee6"/>
    </style:style>
    <style:style style:name="P44" style:family="paragraph" style:parent-style-name="_5f_Paragraphe_20_livret_20_">
      <style:text-properties officeooo:rsid="002f41e3" officeooo:paragraph-rsid="0037dee6"/>
    </style:style>
    <style:style style:name="P45" style:family="paragraph" style:parent-style-name="_5f_Paragraphe_20_livret_20_">
      <style:text-properties fo:font-style="normal" officeooo:rsid="00369181" officeooo:paragraph-rsid="0037dee6" style:font-style-asian="normal" style:font-style-complex="normal"/>
    </style:style>
    <style:style style:name="P46" style:family="paragraph" style:parent-style-name="_5f_Paragraphe_20_livret_20_">
      <style:paragraph-properties fo:margin-top="0.199cm" fo:margin-bottom="0.15cm" style:contextual-spacing="false" fo:text-align="center" style:justify-single-word="false"/>
      <style:text-properties fo:color="#b3b3b3" loext:opacity="100%" fo:font-size="10pt" fo:language="fr" fo:country="FR" officeooo:paragraph-rsid="0037dee6" style:font-size-asian="10pt" style:language-asian="zxx" style:country-asian="none" style:font-size-complex="10pt" style:language-complex="zxx" style:country-complex="none"/>
    </style:style>
    <style:style style:name="P47" style:family="paragraph" style:parent-style-name="_5f_Paragraphe_20_livret_20_">
      <style:paragraph-properties fo:margin-top="0.199cm" fo:margin-bottom="0.15cm" style:contextual-spacing="false"/>
      <style:text-properties officeooo:paragraph-rsid="0037dee6"/>
    </style:style>
    <style:style style:name="P48" style:family="paragraph" style:parent-style-name="Standard">
      <style:paragraph-properties fo:margin-top="0.199cm" fo:margin-bottom="0.15cm" style:contextual-spacing="false"/>
      <style:text-properties officeooo:paragraph-rsid="0043458e"/>
    </style:style>
    <style:style style:name="P49" style:family="paragraph" style:parent-style-name="Standard">
      <style:paragraph-properties fo:margin-left="0.199cm" fo:margin-right="0cm" fo:text-align="end" style:justify-single-word="false" fo:text-indent="0cm" style:auto-text-indent="false"/>
      <style:text-properties officeooo:paragraph-rsid="003c3250"/>
    </style:style>
    <style:style style:name="P50" style:family="paragraph" style:parent-style-name="_5f_Paragraphe_20_livret_20_">
      <style:paragraph-properties fo:margin-top="0.199cm" fo:margin-bottom="0.101cm" style:contextual-spacing="false"/>
      <style:text-properties officeooo:paragraph-rsid="0037dee6"/>
    </style:style>
    <style:style style:name="P51" style:family="paragraph" style:parent-style-name="Exo_5f_Num" style:list-style-name="Num_5f_Exo">
      <style:text-properties officeooo:paragraph-rsid="003ee8e5"/>
    </style:style>
    <style:style style:name="P52" style:family="paragraph" style:parent-style-name="Exo_5f_Num" style:list-style-name="Num_5f_Exo">
      <style:text-properties officeooo:paragraph-rsid="00419e83"/>
    </style:style>
    <style:style style:name="P53" style:family="paragraph" style:parent-style-name="Exo_5f_Num" style:list-style-name="Num_5f_Exo">
      <style:text-properties fo:letter-spacing="-0.011cm" officeooo:paragraph-rsid="003ee8e5"/>
    </style:style>
    <style:style style:name="P54" style:family="paragraph" style:parent-style-name="Exo_5f_Num">
      <style:text-properties officeooo:paragraph-rsid="0037dee6"/>
    </style:style>
    <style:style style:name="P55" style:family="paragraph" style:parent-style-name="Exo_5f_Num" style:list-style-name="Num_5f_Exo">
      <style:text-properties fo:letter-spacing="-0.007cm" officeooo:paragraph-rsid="00419e83"/>
    </style:style>
    <style:style style:name="P56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02" fo:break-before="auto" fo:break-after="auto"/>
      <style:text-properties officeooo:paragraph-rsid="0037dee6"/>
    </style:style>
    <style:style style:name="P57" style:family="paragraph" style:parent-style-name="Exo_5f_Num">
      <style:paragraph-properties fo:margin-top="0cm" fo:margin-bottom="0.101cm" style:contextual-spacing="false">
        <style:tab-stops/>
      </style:paragraph-properties>
      <style:text-properties officeooo:paragraph-rsid="0037dee6"/>
    </style:style>
    <style:style style:name="P58" style:family="paragraph" style:parent-style-name="Exo_5f_Num">
      <style:paragraph-properties fo:margin-top="0.3cm" fo:margin-bottom="0.199cm" style:contextual-spacing="false"/>
      <style:text-properties officeooo:paragraph-rsid="0037dee6"/>
    </style:style>
    <style:style style:name="P59" style:family="paragraph" style:parent-style-name="Exo_5f_Num" style:list-style-name="Num_5f_Exo">
      <style:paragraph-properties fo:margin-top="0.4cm" fo:margin-bottom="0.101cm" style:contextual-spacing="false"/>
      <style:text-properties fo:letter-spacing="-0.018cm" officeooo:rsid="002da75c" officeooo:paragraph-rsid="0037dee6"/>
    </style:style>
    <style:style style:name="P60" style:family="paragraph" style:parent-style-name="Exo_5f_Num" style:list-style-name="Num_5f_Exo">
      <style:paragraph-properties fo:margin-top="0.4cm" fo:margin-bottom="0.101cm" style:contextual-spacing="false"/>
      <style:text-properties fo:letter-spacing="-0.018cm" officeooo:rsid="002da75c" officeooo:paragraph-rsid="003c3250"/>
    </style:style>
    <style:style style:name="P61" style:family="paragraph" style:parent-style-name="Exo_5f_Num">
      <style:paragraph-properties fo:margin-top="0cm" fo:margin-bottom="1cm" style:contextual-spacing="false"/>
      <style:text-properties officeooo:paragraph-rsid="0037dee6"/>
    </style:style>
    <style:style style:name="P62" style:family="paragraph" style:parent-style-name="Exo_5f_Num" style:list-style-name="Num_5f_Exo">
      <style:paragraph-properties fo:margin-top="0.499cm" fo:margin-bottom="1cm" style:contextual-spacing="false"/>
      <style:text-properties officeooo:paragraph-rsid="003c3250"/>
    </style:style>
    <style:style style:name="P63" style:family="paragraph" style:parent-style-name="Exo_5f_Num">
      <style:paragraph-properties fo:margin-top="0.499cm" fo:margin-bottom="0.199cm" style:contextual-spacing="false"/>
      <style:text-properties officeooo:paragraph-rsid="0037dee6"/>
    </style:style>
    <style:style style:name="P64" style:family="paragraph" style:parent-style-name="Exo_5f_Num">
      <style:paragraph-properties fo:margin-top="0.831cm" fo:margin-bottom="0.101cm" style:contextual-spacing="false"/>
      <style:text-properties officeooo:paragraph-rsid="0037dee6"/>
    </style:style>
    <style:style style:name="P65" style:family="paragraph" style:parent-style-name="Exo_5f_Num" style:list-style-name="Num_5f_Exo">
      <style:paragraph-properties fo:margin-top="1.199cm" fo:margin-bottom="0.101cm" style:contextual-spacing="false"/>
      <style:text-properties officeooo:paragraph-rsid="0037dee6"/>
    </style:style>
    <style:style style:name="P66" style:family="paragraph" style:parent-style-name="Exo_5f_Num" style:list-style-name="Num_5f_Exo">
      <style:paragraph-properties fo:margin-top="0.9cm" fo:margin-bottom="0.101cm" style:contextual-spacing="false"/>
      <style:text-properties officeooo:paragraph-rsid="0037dee6"/>
    </style:style>
    <style:style style:name="P67" style:family="paragraph" style:parent-style-name="Exo_5f_Num" style:list-style-name="">
      <style:paragraph-properties fo:margin-top="0cm" fo:margin-bottom="0cm" style:contextual-spacing="false" fo:text-align="center" style:justify-single-word="false"/>
      <style:text-properties officeooo:paragraph-rsid="0037dee6"/>
    </style:style>
    <style:style style:name="P68" style:family="paragraph" style:parent-style-name="Standard" style:list-style-name="_5f_Numérotation_20_des_20_exercices_20_livrets">
      <style:text-properties officeooo:paragraph-rsid="00403f91"/>
    </style:style>
    <style:style style:name="P69" style:family="paragraph" style:parent-style-name="Standard" style:list-style-name="_5f_Numérotation_20_des_20_exercices_20_livrets">
      <style:paragraph-properties fo:margin-top="0cm" fo:margin-bottom="0cm" style:contextual-spacing="false" fo:line-height="100%" fo:text-align="justify" style:justify-single-word="false"/>
      <style:text-properties officeooo:paragraph-rsid="00403f91"/>
    </style:style>
    <style:style style:name="P70" style:family="paragraph" style:parent-style-name="Text_20_body" style:list-style-name="liste_5f_abc">
      <style:paragraph-properties fo:margin-top="0cm" fo:margin-bottom="5.2cm" style:contextual-spacing="false"/>
      <style:text-properties officeooo:paragraph-rsid="0037dee6"/>
    </style:style>
    <style:style style:name="P71" style:family="paragraph" style:parent-style-name="_5f_Paragraphe_20_livret_20_" style:list-style-name="liste_5f_abc">
      <style:text-properties officeooo:paragraph-rsid="0037dee6"/>
    </style:style>
    <style:style style:name="P72" style:family="paragraph" style:parent-style-name="_5f_Paragraphe_20_livret_20_" style:list-style-name="liste_5f_abc">
      <style:paragraph-properties fo:margin-top="0cm" fo:margin-bottom="0cm" style:contextual-spacing="false" fo:text-align="justify" style:justify-single-word="false"/>
      <style:text-properties officeooo:paragraph-rsid="0037dee6"/>
    </style:style>
    <style:style style:name="P73" style:family="paragraph" style:parent-style-name="_5f_Paragraphe_20_livret_20_" style:list-style-name="liste_5f_abc">
      <style:paragraph-properties fo:margin-top="0.101cm" fo:margin-bottom="0cm" style:contextual-spacing="false" fo:text-align="justify" style:justify-single-word="false"/>
      <style:text-properties officeooo:paragraph-rsid="0037dee6"/>
    </style:style>
    <style:style style:name="P74" style:family="paragraph" style:parent-style-name="_5f_Paragraphe_20_livret_20_" style:list-style-name="liste_5f_abc">
      <style:paragraph-properties fo:margin-top="0.199cm" fo:margin-bottom="0.3cm" style:contextual-spacing="false"/>
      <style:text-properties officeooo:paragraph-rsid="0037dee6"/>
    </style:style>
    <style:style style:name="P75" style:family="paragraph" style:parent-style-name="_5f_Paragraphe_20_livret_20_réponse_20_élève" style:list-style-name="liste_5f_abc">
      <style:paragraph-properties fo:margin-top="0.101cm" fo:margin-bottom="0.199cm" style:contextual-spacing="false" fo:line-height="100%" fo:text-align="justify" style:justify-single-word="false"/>
      <style:text-properties officeooo:paragraph-rsid="0037dee6"/>
    </style:style>
    <style:style style:name="P76" style:family="paragraph" style:parent-style-name="_5f_Paragraphe_20_livret_20_réponse_20_élève" style:list-style-name="liste_5f_abc">
      <style:paragraph-properties fo:margin-top="0cm" fo:margin-bottom="0.199cm" style:contextual-spacing="false" fo:line-height="100%" fo:text-align="justify" style:justify-single-word="false"/>
      <style:text-properties officeooo:paragraph-rsid="0037dee6"/>
    </style:style>
    <style:style style:name="P7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8" style:family="paragraph" style:parent-style-name="_5f_Pied_20_de_20_page" style:list-style-name=""/>
    <style:style style:name="P79" style:family="paragraph" style:parent-style-name="_5f_Pied_20_de_20_page" style:list-style-name="">
      <style:paragraph-properties fo:text-align="end" style:justify-single-word="false"/>
    </style:style>
    <style:style style:name="P80" style:family="paragraph" style:parent-style-name="_5f_Pied_20_de_20_page">
      <style:paragraph-properties fo:text-align="end" style:justify-single-word="false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solid" draw:fill-color="#ffff00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6" style:family="paragraph">
      <loext:graphic-properties draw:fill="solid" draw:fill-color="#008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ff66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7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7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edc4e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S Gothic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Bitstream Vera Sans7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Bitstream Vera Sans7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1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b3b3b3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8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cm" fo:margin-right="0cm" fo:margin-top="0cm" fo:margin-bottom="0cm" fo:line-height="100%" fo:text-align="center" fo:text-indent="0cm"/>
    </style:style>
    <style:style style:name="P12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808080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text-align="center"/>
    </style:style>
    <style:style style:name="P1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43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cd5cb"/>
    </style:style>
    <style:style style:name="T6" style:family="text">
      <style:text-properties officeooo:rsid="0038210b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338e62" style:font-size-asian="10pt" style:font-style-asian="normal" style:font-size-complex="10pt" style:font-style-complex="normal"/>
    </style:style>
    <style:style style:name="T9" style:family="text">
      <style:text-properties fo:font-size="10pt" fo:letter-spacing="-0.007cm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size="10pt" fo:letter-spacing="-0.014cm" style:font-size-asian="10pt" style:font-size-complex="10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f41e3" style:font-style-asian="normal" style:font-style-complex="normal"/>
    </style:style>
    <style:style style:name="T13" style:family="text">
      <style:text-properties fo:font-style="normal" officeooo:rsid="00369181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000000" loext:opacity="100%" fo:font-size="10pt" fo:letter-spacing="-0.007cm" style:font-size-asian="10pt" style:font-size-complex="10pt"/>
    </style:style>
    <style:style style:name="T17" style:family="text">
      <style:text-properties fo:color="#000000" loext:opacity="100%" fo:font-size="10pt" fo:letter-spacing="-0.007cm" officeooo:rsid="00310047" style:font-size-asian="10pt" style:font-size-complex="10pt"/>
    </style:style>
    <style:style style:name="T18" style:family="text">
      <style:text-properties fo:color="#000000" loext:opacity="100%" style:text-position="sub 58%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000000" loext:opacity="100%" style:text-position="0% 100%" fo:font-size="10pt" fo:font-style="normal" style:font-size-asian="10pt" style:font-style-asian="normal" style:font-size-complex="10pt" style:font-style-complex="normal"/>
    </style:style>
    <style:style style:name="T20" style:family="text">
      <style:text-properties fo:color="#000000" loext:opacity="100%" style:font-name="Bitstream Vera Sans1" fo:font-size="10pt" fo:font-style="normal" fo:font-weight="normal" officeooo:rsid="00338e62" style:font-size-asian="10pt" style:font-style-asian="normal" style:font-size-complex="10pt" style:font-style-complex="normal"/>
    </style:style>
    <style:style style:name="T21" style:family="text">
      <style:text-properties fo:color="#b3b3b3" loext:opacity="100%" fo:font-size="10pt" fo:language="fr" fo:country="FR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ize="10pt" fo:font-style="normal" style:font-size-asian="10pt" style:font-style-asian="normal" style:font-size-complex="10pt" style:font-style-complex="normal"/>
    </style:style>
    <style:style style:name="T24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text-position="0% 100%" style:font-size-asian="10pt" style:font-style-asian="normal" style:font-size-complex="10pt" style:font-style-complex="normal"/>
    </style:style>
    <style:style style:name="T26" style:family="text">
      <style:text-properties style:text-position="0% 100%" officeooo:rsid="00451659" style:font-size-asian="10pt" style:font-style-asian="normal" style:font-size-complex="10pt" style:font-style-complex="normal"/>
    </style:style>
    <style:style style:name="T27" style:family="text">
      <style:text-properties style:use-window-font-color="true" loext:opacity="0%" style:font-name="Bitstream Vera Sans1" fo:font-size="10pt" fo:letter-spacing="-0.018cm" fo:font-style="normal" fo:font-weight="normal" style:font-size-asian="10.5pt" style:font-style-asian="normal" style:font-style-complex="normal"/>
    </style:style>
    <style:style style:name="T28" style:family="text">
      <style:text-properties style:use-window-font-color="true" loext:opacity="0%" style:font-name="Bitstream Vera Sans1" fo:font-size="10pt" fo:letter-spacing="normal" fo:font-weight="normal" officeooo:rsid="0038210b" style:font-size-asian="10.5pt"/>
    </style:style>
    <style:style style:name="T29" style:family="text">
      <style:text-properties fo:letter-spacing="-0.004cm" fo:font-style="normal" style:font-style-asian="normal" style:font-style-complex="normal"/>
    </style:style>
    <style:style style:name="T30" style:family="text">
      <style:text-properties fo:letter-spacing="-0.004cm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letter-spacing="-0.004cm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letter-spacing="-0.007cm"/>
    </style:style>
    <style:style style:name="T33" style:family="text">
      <style:text-properties fo:letter-spacing="-0.011cm"/>
    </style:style>
    <style:style style:name="T34" style:family="text">
      <style:text-properties fo:letter-spacing="-0.018cm"/>
    </style:style>
    <style:style style:name="T35" style:family="text">
      <style:text-properties fo:letter-spacing="-0.018cm" fo:font-style="normal" officeooo:rsid="002da75c" style:font-style-asian="normal" style:font-style-complex="normal"/>
    </style:style>
    <style:style style:name="T36" style:family="text">
      <style:text-properties fo:letter-spacing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39" style:family="text">
      <style:text-properties fo:color="#000000" loext:opacity="10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0" style:family="text">
      <style:text-properties fo:color="#000000" loext:opacity="100%" style:text-outline="false" style:text-line-through-style="none" style:text-line-through-type="none" style:text-position="sub 58%" style:font-name="Aria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7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MS Gothic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sub 58%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ff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0000" loext:opacity="100%" style:text-outline="false" style:text-line-through-style="none" style:text-line-through-type="none" style:text-position="sub 58%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Bitstream Vera Sans7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Bitstream Vera Sans5" fo:font-size="11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8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-1% 58%" style:font-name="Bitstream Vera Sans8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bold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21cm" style:color="#0000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auto-grow-height="true" draw:auto-grow-width="true" fo:min-height="0.407cm" fo:min-width="0.29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auto-grow-height="true" draw:auto-grow-width="true" fo:min-height="0.407cm" fo:min-width="0.2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00" draw:auto-grow-height="true" draw:auto-grow-width="true" fo:min-height="0.407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07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07cm" fo:min-width="0.2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71cm" fo:min-width="0.49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07cm" fo:min-width="0.23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draw:auto-grow-height="true" draw:auto-grow-width="true" fo:min-height="0.471cm" fo:min-width="0.49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471cm" fo:min-width="0.494cm" fo:padding-top="0cm" fo:padding-bottom="0.125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solid" svg:stroke-width="0.025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25cm" svg:stroke-color="#008000" draw:marker-start="" draw:marker-start-width="0.3cm" draw:marker-start-center="false" draw:marker-end="" draw:marker-end-width="0.3cm" draw:marker-end-center="false" draw:fill="solid" draw:fill-color="#008000" draw:opacity="0%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3cm" svg:stroke-color="#000000" draw:marker-start="" draw:marker-start-width="0.245cm" draw:marker-start-center="false" draw:marker-end="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solid" draw:fill-color="#ff6600" draw:opacity="5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draw:shadow-opacity="50%" style:run-through="foreground"/>
    </style:style>
    <style:style style:name="gr19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72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72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none" draw:stroke-dash="Dashed_20__28_var_29__20_72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27cm" fo:min-width="0.20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" style:family="graphic">
      <style:graphic-properties draw:stroke="none" draw:stroke-dash="Dashed_20__28_var_29__20_72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none" draw:fill-color="#edc4e3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19cm" svg:stroke-color="#ff0000" draw:marker-start="" draw:marker-start-width="0.33cm" draw:marker-start-center="false" draw:marker-end="" draw:marker-end-width="0.33cm" draw:marker-end-center="false" draw:fill="none" draw:fill-color="#ff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1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solid" svg:stroke-width="0.03cm" svg:stroke-color="#ff0000" draw:marker-start="" draw:marker-start-width="0.318cm" draw:marker-start-center="false" draw:marker-end="" draw:marker-end-width="0.318cm" draw:marker-end-center="false" draw:fill="solid" draw:fill-color="#000000" draw:opacity="0%" draw:textarea-horizontal-align="center" draw:textarea-vertical-align="middle" fo:padding-top="0.018cm" fo:padding-bottom="0.018cm" fo:padding-left="0.018cm" fo:padding-right="0.018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.03cm" svg:stroke-color="#ff0000" draw:marker-start="" draw:marker-start-width="0.346cm" draw:marker-start-center="false" draw:marker-end="" draw:marker-end-width="0.346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dash" draw:stroke-dash="Ultrafine_20_Dashed" svg:stroke-width="0.03cm" svg:stroke-color="#ff0000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.049cm" svg:stroke-color="#ff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564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564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none" draw:stroke-dash="Dashed_20__28_var_29__20_564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4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7" style:family="graphic">
      <style:graphic-properties draw:stroke="none" draw:stroke-dash="Dashed_20__28_var_29__20_564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75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8" style:family="graphic">
      <style:graphic-properties draw:stroke="none" draw:stroke-dash="Dashed_20__28_var_29__20_564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1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9" style:family="graphic">
      <style:graphic-properties draw:stroke="none" draw:stroke-dash="Dashed_20__28_var_29__20_565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13cm" fo:min-width="0.27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solid" draw:stroke-dash="Dashed_20__28_var_29__20_565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2cm" fo:padding-bottom="0.012cm" fo:padding-left="0.012cm" fo:padding-right="0.01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565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565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565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draw:stroke-dash="Dashed_20__28_var_29__20_56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56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565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none" draw:stroke-dash="Dashed_20__28_var_29__20_5643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none" draw:stroke-dash="Dashed_20__28_var_29__20_5644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5651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8cm" fo:padding-bottom="0.018cm" fo:padding-left="0.018cm" fo:padding-right="0.018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5652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5653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5656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5657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5654" svg:stroke-width="0.03cm" svg:stroke-color="#ff0000" draw:marker-start="" draw:marker-start-width="0.217cm" draw:marker-start-center="false" draw:marker-end="" draw:marker-end-width="0.2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45cm" fo:padding-bottom="0.145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561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561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3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33cm" fo:min-width="0.55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3cm" svg:stroke-color="#ff0000" draw:marker-start="" draw:marker-start-width="0.347cm" draw:marker-start-center="false" draw:marker-end="" draw:marker-end-width="0.3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width="true" fo:min-height="0.476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24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242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244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246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248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250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width="true" fo:min-height="0.476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8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false" fo:min-height="0.415cm" fo:min-width="0.4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solid" draw:stroke-dash="Dashed_20__28_var_29__20_561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ed_20__28_var_29__20_561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5cm" fo:min-width="0.3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solid" draw:stroke-dash="Dashed_20__28_var_29__20_561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561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5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solid" draw:stroke-dash="Dashed_20__28_var_29__20_5620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562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562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562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562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562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none" svg:stroke-width="0.049cm" svg:stroke-color="#000000" draw:marker-start="" draw:marker-start-width="0.275cm" draw:marker-start-center="false" draw:marker-end="" draw:marker-end-width="0.275cm" draw:marker-end-center="false" draw:fill="solid" draw:fill-color="#b3b3b3" draw:opacity="4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40%" style:run-through="foreground"/>
    </style:style>
    <style:style style:name="gr96" style:family="graphic">
      <style:graphic-properties draw:stroke="solid" svg:stroke-width="0.041cm" svg:stroke-color="#b3b3b3" draw:marker-start="" draw:marker-start-width="0.189cm" draw:marker-start-center="false" draw:marker-end="" draw:marker-end-width="0.189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cm" svg:stroke-color="#b3b3b3" draw:marker-start="" draw:marker-start-width="0.259cm" draw:marker-start-center="false" draw:marker-end="" draw:marker-end-width="0.259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41cm" svg:stroke-color="#b3b3b3" draw:marker-start="" draw:marker-start-width="0.263cm" draw:marker-start-center="false" draw:marker-end="" draw:marker-end-width="0.263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0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13cm" fo:min-width="0.6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3cm" svg:stroke-color="#000000" draw:marker-start="" draw:marker-start-width="0.243cm" draw:marker-start-center="false" draw:marker-end="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solid" svg:stroke-width="0.041cm" svg:stroke-color="#b3b3b3" draw:marker-start="" draw:marker-start-width="0.153cm" draw:marker-start-center="false" draw:marker-end="" draw:marker-end-width="0.15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.041cm" svg:stroke-color="#b3b3b3" draw:marker-start="" draw:marker-start-width="0.261cm" draw:marker-start-center="false" draw:marker-end="" draw:marker-end-width="0.261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19cm" svg:stroke-color="#b3b3b3" draw:marker-start="" draw:marker-start-width="0.159cm" draw:marker-start-center="false" draw:marker-end="" draw:marker-end-width="0.159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.03cm" svg:stroke-color="#000000" draw:marker-start="" draw:marker-start-width="0.138cm" draw:marker-start-center="false" draw:marker-end="" draw:marker-end-width="0.138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71cm" fo:min-width="0.6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solid" svg:stroke-width="0.03cm" svg:stroke-color="#ff3333" draw:marker-start="" draw:marker-start-width="0.247cm" draw:marker-start-center="false" draw:marker-end="" draw:marker-end-width="0.247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3cm" svg:stroke-color="#ff3333" draw:marker-start="" draw:marker-start-width="0.243cm" draw:marker-start-center="false" draw:marker-end="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  <style:paragraph-properties style:writing-mode="lr-tb"/>
    </style:style>
    <style:style style:name="gr11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36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2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3" style:family="graphic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.019cm" svg:stroke-color="#ff0000" draw:marker-start="" draw:marker-start-width="0.33cm" draw:marker-start-center="false" draw:marker-end="" draw:marker-end-width="0.33cm" draw:marker-end-center="false" draw:fill="solid" draw:fill-color="#ff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27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7" style:family="graphic">
      <style:graphic-properties draw:stroke="solid" svg:stroke-width="0cm" svg:stroke-color="#b3b3b3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draw:stroke="solid" svg:stroke-width="0.03cm" svg:stroke-color="#000000" draw:marker-start="" draw:marker-start-width="0.243cm" draw:marker-start-center="false" draw:marker-end="" draw:marker-end-width="0.243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1" style:family="graphic">
      <style:graphic-properties draw:stroke="solid" svg:stroke-width="0.03cm" svg:stroke-color="#ff0000" draw:marker-start="" draw:marker-start-width="0.243cm" draw:marker-start-center="false" draw:marker-end="" draw:marker-end-width="0.243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.03cm" svg:stroke-color="#000000" draw:marker-start="" draw:marker-start-width="0.346cm" draw:marker-start-center="false" draw:marker-end="" draw:marker-end-width="0.346cm" draw:marker-end-center="false" draw:fill="solid" draw:fill-color="#000000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.03cm" svg:stroke-color="#000000" draw:marker-start="" draw:marker-start-width="0.243cm" draw:marker-start-center="false" draw:marker-end="" draw:marker-end-width="0.24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3cm" svg:stroke-color="#ff0000" draw:marker-start="" draw:marker-start-width="0.346cm" draw:marker-start-center="false" draw:marker-end="" draw:marker-end-width="0.346cm" draw:marker-end-center="false" draw:fill="solid" draw:fill-color="#ff0000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.03cm" svg:stroke-color="#ff0000" draw:marker-start="" draw:marker-start-width="0.243cm" draw:marker-start-center="false" draw:marker-end="" draw:marker-end-width="0.24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7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13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8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3cm" svg:stroke-color="#ff0000" draw:marker-start="" draw:marker-start-width="0.247cm" draw:marker-start-center="false" draw:marker-end="" draw:marker-end-width="0.2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solid" svg:stroke-width="0.03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33" style:family="graphic">
      <style:graphic-properties draw:stroke="solid" svg:stroke-width="0.03cm" svg:stroke-color="#0000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3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5" style:family="graphic">
      <style:graphic-properties draw:stroke="solid" svg:stroke-width="0.03cm" svg:stroke-color="#ff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.03cm" svg:stroke-color="#ff00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19cm" svg:stroke-color="#b3b3b3" draw:marker-start="" draw:marker-start-width="0.229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fo:min-height="0.4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9" style:family="graphic">
      <style:graphic-properties draw:stroke="solid" svg:stroke-width="0.03cm" svg:stroke-color="#ff0000" draw:marker-start="" draw:marker-start-width="0.247cm" draw:marker-start-center="false" draw:marker-end="" draw:marker-end-width="0.247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140" style:family="graphic">
      <style:graphic-properties draw:stroke="none" svg:stroke-width="0.019cm" svg:stroke-color="#ff0000" draw:marker-start="" draw:marker-start-width="0.33cm" draw:marker-start-center="false" draw:marker-end="" draw:marker-end-width="0.33cm" draw:marker-end-center="false" draw:fill="none" draw:fill-color="#ffffff" fo:min-height="0.4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1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80808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16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162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auto-grow-width="true" fo:min-height="0.476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7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808080" draw:auto-grow-width="true" fo:min-height="0.476cm" fo:min-width="0.3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8" style:family="graphic">
      <style:graphic-properties draw:stroke="solid" draw:stroke-dash="Dashed_20__28_var_29__20_16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16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16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16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8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3" style:family="graphic">
      <style:graphic-properties draw:stroke="none" svg:stroke-width="0.019cm" svg:stroke-color="#b3b3b3" draw:marker-start="" draw:marker-start-width="0.33cm" draw:marker-start-center="false" draw:marker-end="" draw:marker-end-width="0.33cm" draw:marker-end-center="false" draw:fill="none" draw:fill-color="#ffffff" fo:min-height="0.4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4" style:family="graphic">
      <style:graphic-properties draw:stroke="solid" svg:stroke-width="0cm" svg:stroke-color="#b3b3b3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5" style:family="graphic">
      <style:graphic-properties draw:stroke="solid" svg:stroke-width="0.019cm" svg:stroke-color="#b3b3b3" draw:marker-start="" draw:marker-start-width="0.229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61" style:family="graphic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5">
        <text:section text:style-name="Sect2" text:name="Section8">
          <text:list xml:id="list3232838190" text:style-name="Num_5f_Exo">
            <text:list-item>
              <text:h text:style-name="P56" text:outline-level="1"> <text:span text:style-name="T32">Dans chaque cas, construis le point D, symétrique du point A par rapport au point C, puis le point E symétrique du point C par rapport à B.</text:span></text:h>
            </text:list-item>
          </text:list>
          <table:table table:name="Tableau1" table:style-name="Tableau1">
            <table:table-column table:style-name="Tableau1.A"/>
            <table:table-column table:style-name="Tableau1.B"/>
            <table:table-row table:style-name="Tableau1.1">
              <table:table-cell table:style-name="Tableau1.A1" office:value-type="string">
                <text:p text:style-name="P39"><text:span text:style-name="_5f_Numéros_20_exercices_20_livret"><text:span text:style-name="T11"><draw:g text:anchor-type="as-char" draw:z-index="27" draw:name="Forme6_0" draw:style-name="gr27"><draw:frame draw:style-name="gr153" draw:text-style-name="P104" svg:width="0.271cm" svg:height="0.666cm" svg:x="2.104cm" svg:y="1.041cm"><draw:text-box><text:p text:style-name="P81"><text:span text:style-name="T57">C</text:span></text:p></draw:text-box></draw:frame><draw:frame draw:style-name="gr153" draw:text-style-name="P104" svg:width="0.271cm" svg:height="0.666cm" svg:x="0.67cm" svg:y="2.459cm"><draw:text-box><text:p text:style-name="P81"><text:span text:style-name="T57">A</text:span></text:p></draw:text-box></draw:frame><draw:frame draw:style-name="gr153" draw:text-style-name="P104" svg:width="0.272cm" svg:height="0.666cm" svg:x="2.589cm" svg:y="2.485cm"><draw:text-box><text:p text:style-name="P81"><text:span text:style-name="T57">B</text:span></text:p></draw:text-box></draw:frame><draw:line draw:style-name="gr137" draw:text-style-name="P113" svg:x1="0cm" svg:y1="4.002cm" svg:x2="4.001cm" svg:y2="4.002cm"><text:p/></draw:line><draw:line draw:style-name="gr137" draw:text-style-name="P113" svg:x1="0cm" svg:y1="3.501cm" svg:x2="4.001cm" svg:y2="3.501cm"><text:p/></draw:line><draw:line draw:style-name="gr137" draw:text-style-name="P113" svg:x1="0cm" svg:y1="3cm" svg:x2="4.001cm" svg:y2="3cm"><text:p/></draw:line><draw:line draw:style-name="gr137" draw:text-style-name="P113" svg:x1="0cm" svg:y1="2.499cm" svg:x2="4.001cm" svg:y2="2.499cm"><text:p/></draw:line><draw:line draw:style-name="gr137" draw:text-style-name="P113" svg:x1="0cm" svg:y1="2cm" svg:x2="4.001cm" svg:y2="2cm"><text:p/></draw:line><draw:line draw:style-name="gr137" draw:text-style-name="P113" svg:x1="0cm" svg:y1="1.499cm" svg:x2="4.001cm" svg:y2="1.499cm"><text:p/></draw:line><draw:line draw:style-name="gr137" draw:text-style-name="P113" svg:x1="0cm" svg:y1="1cm" svg:x2="4.001cm" svg:y2="1cm"><text:p/></draw:line><draw:line draw:style-name="gr137" draw:text-style-name="P113" svg:x1="0cm" svg:y1="0.499cm" svg:x2="4.001cm" svg:y2="0.499cm"><text:p/></draw:line><draw:line draw:style-name="gr137" draw:text-style-name="P113" svg:x1="0cm" svg:y1="0cm" svg:x2="4.001cm" svg:y2="0cm"><text:p/></draw:line><draw:line draw:style-name="gr137" draw:text-style-name="P113" svg:x1="4.001cm" svg:y1="4.001cm" svg:x2="4.001cm" svg:y2="0cm"><text:p/></draw:line><draw:line draw:style-name="gr137" draw:text-style-name="P113" svg:x1="3.5cm" svg:y1="4.001cm" svg:x2="3.5cm" svg:y2="0cm"><text:p/></draw:line><draw:line draw:style-name="gr137" draw:text-style-name="P113" svg:x1="3cm" svg:y1="4.001cm" svg:x2="3cm" svg:y2="0cm"><text:p/></draw:line><draw:line draw:style-name="gr137" draw:text-style-name="P113" svg:x1="2.499cm" svg:y1="4.001cm" svg:x2="2.499cm" svg:y2="0cm"><text:p/></draw:line><draw:line draw:style-name="gr137" draw:text-style-name="P113" svg:x1="2cm" svg:y1="4.001cm" svg:x2="2cm" svg:y2="0cm"><text:p/></draw:line><draw:line draw:style-name="gr137" draw:text-style-name="P113" svg:x1="1.499cm" svg:y1="4.001cm" svg:x2="1.499cm" svg:y2="0cm"><text:p/></draw:line><draw:line draw:style-name="gr137" draw:text-style-name="P113" svg:x1="1cm" svg:y1="4.001cm" svg:x2="1cm" svg:y2="0cm"><text:p/></draw:line><draw:line draw:style-name="gr137" draw:text-style-name="P113" svg:x1="0.499cm" svg:y1="4.001cm" svg:x2="0.499cm" svg:y2="0cm"><text:p/></draw:line><draw:line draw:style-name="gr137" draw:text-style-name="P113" svg:x1="0cm" svg:y1="4.001cm" svg:x2="0cm" svg:y2="0cm"><text:p/></draw:line><draw:line draw:style-name="gr97" draw:text-style-name="P113" svg:x1="1.9cm" svg:y1="1.402cm" svg:x2="2.101cm" svg:y2="1.601cm"><text:p/></draw:line><draw:line draw:style-name="gr97" draw:text-style-name="P113" svg:x1="1.9cm" svg:y1="1.601cm" svg:x2="2.101cm" svg:y2="1.402cm"><text:p/></draw:line><draw:line draw:style-name="gr97" draw:text-style-name="P113" svg:x1="2.401cm" svg:y1="2.402cm" svg:x2="2.6cm" svg:y2="2.601cm"><text:p/></draw:line><draw:line draw:style-name="gr97" draw:text-style-name="P113" svg:x1="2.401cm" svg:y1="2.601cm" svg:x2="2.6cm" svg:y2="2.402cm"><text:p/></draw:line><draw:line draw:style-name="gr97" draw:text-style-name="P113" svg:x1="0.9cm" svg:y1="2.402cm" svg:x2="1.101cm" svg:y2="2.601cm"><text:p/></draw:line><draw:line draw:style-name="gr97" draw:text-style-name="P113" svg:x1="0.9cm" svg:y1="2.601cm" svg:x2="1.101cm" svg:y2="2.402cm"><text:p/></draw:line><draw:line draw:style-name="gr137" draw:text-style-name="P113" svg:x1="0cm" svg:y1="4.002cm" svg:x2="4.001cm" svg:y2="4.002cm"><text:p/></draw:line><draw:line draw:style-name="gr137" draw:text-style-name="P113" svg:x1="0cm" svg:y1="3.501cm" svg:x2="4.001cm" svg:y2="3.501cm"><text:p/></draw:line><draw:line draw:style-name="gr137" draw:text-style-name="P113" svg:x1="0cm" svg:y1="3cm" svg:x2="4.001cm" svg:y2="3cm"><text:p/></draw:line><draw:line draw:style-name="gr137" draw:text-style-name="P113" svg:x1="0cm" svg:y1="2.499cm" svg:x2="4.001cm" svg:y2="2.499cm"><text:p/></draw:line><draw:line draw:style-name="gr137" draw:text-style-name="P113" svg:x1="0cm" svg:y1="2cm" svg:x2="4.001cm" svg:y2="2cm"><text:p/></draw:line><draw:line draw:style-name="gr137" draw:text-style-name="P113" svg:x1="0cm" svg:y1="1.499cm" svg:x2="4.001cm" svg:y2="1.499cm"><text:p/></draw:line><draw:line draw:style-name="gr137" draw:text-style-name="P113" svg:x1="0cm" svg:y1="1cm" svg:x2="4.001cm" svg:y2="1cm"><text:p/></draw:line><draw:line draw:style-name="gr137" draw:text-style-name="P113" svg:x1="0cm" svg:y1="0.499cm" svg:x2="4.001cm" svg:y2="0.499cm"><text:p/></draw:line><draw:line draw:style-name="gr137" draw:text-style-name="P113" svg:x1="0cm" svg:y1="0cm" svg:x2="4.001cm" svg:y2="0cm"><text:p/></draw:line><draw:line draw:style-name="gr137" draw:text-style-name="P113" svg:x1="4.001cm" svg:y1="4.001cm" svg:x2="4.001cm" svg:y2="0cm"><text:p/></draw:line><draw:line draw:style-name="gr137" draw:text-style-name="P113" svg:x1="3.5cm" svg:y1="4.001cm" svg:x2="3.5cm" svg:y2="0cm"><text:p/></draw:line><draw:line draw:style-name="gr137" draw:text-style-name="P113" svg:x1="3cm" svg:y1="4.001cm" svg:x2="3cm" svg:y2="0cm"><text:p/></draw:line><draw:line draw:style-name="gr137" draw:text-style-name="P113" svg:x1="2.499cm" svg:y1="4.001cm" svg:x2="2.499cm" svg:y2="0cm"><text:p/></draw:line><draw:line draw:style-name="gr137" draw:text-style-name="P113" svg:x1="2cm" svg:y1="4.001cm" svg:x2="2cm" svg:y2="0cm"><text:p/></draw:line><draw:line draw:style-name="gr137" draw:text-style-name="P113" svg:x1="1.499cm" svg:y1="4.001cm" svg:x2="1.499cm" svg:y2="0cm"><text:p/></draw:line><draw:line draw:style-name="gr137" draw:text-style-name="P113" svg:x1="1cm" svg:y1="4.001cm" svg:x2="1cm" svg:y2="0cm"><text:p/></draw:line><draw:line draw:style-name="gr137" draw:text-style-name="P113" svg:x1="0.499cm" svg:y1="4.001cm" svg:x2="0.499cm" svg:y2="0cm"><text:p/></draw:line><draw:line draw:style-name="gr137" draw:text-style-name="P113" svg:x1="0cm" svg:y1="4.001cm" svg:x2="0cm" svg:y2="0cm"><text:p/></draw:line><draw:line draw:style-name="gr97" draw:text-style-name="P113" svg:x1="1.9cm" svg:y1="1.402cm" svg:x2="2.101cm" svg:y2="1.601cm"><text:p/></draw:line><draw:line draw:style-name="gr97" draw:text-style-name="P113" svg:x1="1.9cm" svg:y1="1.601cm" svg:x2="2.101cm" svg:y2="1.402cm"><text:p/></draw:line><draw:line draw:style-name="gr97" draw:text-style-name="P113" svg:x1="2.401cm" svg:y1="2.402cm" svg:x2="2.6cm" svg:y2="2.601cm"><text:p/></draw:line><draw:line draw:style-name="gr97" draw:text-style-name="P113" svg:x1="2.401cm" svg:y1="2.601cm" svg:x2="2.6cm" svg:y2="2.402cm"><text:p/></draw:line><draw:line draw:style-name="gr97" draw:text-style-name="P113" svg:x1="0.9cm" svg:y1="2.402cm" svg:x2="1.101cm" svg:y2="2.601cm"><text:p/></draw:line><draw:line draw:style-name="gr97" draw:text-style-name="P113" svg:x1="0.9cm" svg:y1="2.601cm" svg:x2="1.101cm" svg:y2="2.402cm"><text:p/></draw:line><draw:rect draw:style-name="gr154" draw:text-style-name="P137" svg:width="0.5cm" svg:height="0.5cm" svg:x="0cm" svg:y="0cm"><text:p text:style-name="P120"><text:span text:style-name="T59">a.</text:span></text:p></draw:rect><draw:line draw:style-name="gr155" draw:text-style-name="P133" svg:x1="0cm" svg:y1="4.002cm" svg:x2="4.001cm" svg:y2="4.002cm"><text:p/></draw:line><draw:line draw:style-name="gr155" draw:text-style-name="P133" svg:x1="0cm" svg:y1="3.501cm" svg:x2="4.001cm" svg:y2="3.501cm"><text:p/></draw:line><draw:line draw:style-name="gr155" draw:text-style-name="P133" svg:x1="0cm" svg:y1="3cm" svg:x2="4.001cm" svg:y2="3cm"><text:p/></draw:line><draw:line draw:style-name="gr155" draw:text-style-name="P133" svg:x1="0cm" svg:y1="2.499cm" svg:x2="4.001cm" svg:y2="2.499cm"><text:p/></draw:line><draw:line draw:style-name="gr155" draw:text-style-name="P133" svg:x1="0cm" svg:y1="2cm" svg:x2="4.001cm" svg:y2="2cm"><text:p/></draw:line><draw:line draw:style-name="gr155" draw:text-style-name="P133" svg:x1="0cm" svg:y1="1.499cm" svg:x2="4.001cm" svg:y2="1.499cm"><text:p/></draw:line><draw:line draw:style-name="gr155" draw:text-style-name="P133" svg:x1="0cm" svg:y1="1cm" svg:x2="4.001cm" svg:y2="1cm"><text:p/></draw:line><draw:line draw:style-name="gr155" draw:text-style-name="P133" svg:x1="0cm" svg:y1="0.499cm" svg:x2="4.001cm" svg:y2="0.499cm"><text:p/></draw:line><draw:line draw:style-name="gr155" draw:text-style-name="P133" svg:x1="0cm" svg:y1="0cm" svg:x2="4.001cm" svg:y2="0cm"><text:p/></draw:line><draw:line draw:style-name="gr155" draw:text-style-name="P133" svg:x1="4.001cm" svg:y1="4.001cm" svg:x2="4.001cm" svg:y2="0cm"><text:p/></draw:line><draw:line draw:style-name="gr155" draw:text-style-name="P133" svg:x1="3.5cm" svg:y1="4.001cm" svg:x2="3.5cm" svg:y2="0cm"><text:p/></draw:line><draw:line draw:style-name="gr155" draw:text-style-name="P133" svg:x1="3cm" svg:y1="4.001cm" svg:x2="3cm" svg:y2="0cm"><text:p/></draw:line><draw:line draw:style-name="gr155" draw:text-style-name="P133" svg:x1="2.499cm" svg:y1="4.001cm" svg:x2="2.499cm" svg:y2="0cm"><text:p/></draw:line><draw:line draw:style-name="gr155" draw:text-style-name="P133" svg:x1="2cm" svg:y1="4.001cm" svg:x2="2cm" svg:y2="0cm"><text:p/></draw:line><draw:line draw:style-name="gr155" draw:text-style-name="P133" svg:x1="1.499cm" svg:y1="4.001cm" svg:x2="1.499cm" svg:y2="0cm"><text:p/></draw:line><draw:line draw:style-name="gr155" draw:text-style-name="P133" svg:x1="1cm" svg:y1="4.001cm" svg:x2="1cm" svg:y2="0cm"><text:p/></draw:line><draw:line draw:style-name="gr155" draw:text-style-name="P133" svg:x1="0.499cm" svg:y1="4.001cm" svg:x2="0.499cm" svg:y2="0cm"><text:p/></draw:line><draw:line draw:style-name="gr155" draw:text-style-name="P133" svg:x1="0cm" svg:y1="4.001cm" svg:x2="0cm" svg:y2="0cm"><text:p/></draw:line><draw:line draw:style-name="gr156" draw:text-style-name="P133" svg:x1="1.9cm" svg:y1="1.402cm" svg:x2="2.101cm" svg:y2="1.601cm"><text:p/></draw:line><draw:line draw:style-name="gr156" draw:text-style-name="P133" svg:x1="1.9cm" svg:y1="1.601cm" svg:x2="2.101cm" svg:y2="1.402cm"><text:p/></draw:line><draw:line draw:style-name="gr156" draw:text-style-name="P133" svg:x1="2.401cm" svg:y1="2.402cm" svg:x2="2.6cm" svg:y2="2.601cm"><text:p/></draw:line><draw:line draw:style-name="gr156" draw:text-style-name="P133" svg:x1="2.401cm" svg:y1="2.601cm" svg:x2="2.6cm" svg:y2="2.402cm"><text:p/></draw:line><draw:line draw:style-name="gr156" draw:text-style-name="P133" svg:x1="0.9cm" svg:y1="2.402cm" svg:x2="1.101cm" svg:y2="2.601cm"><text:p/></draw:line><draw:line draw:style-name="gr156" draw:text-style-name="P133" svg:x1="0.9cm" svg:y1="2.601cm" svg:x2="1.101cm" svg:y2="2.402cm"><text:p/></draw:line><draw:frame draw:style-name="gr140" draw:text-style-name="P105" svg:width="0.271cm" svg:height="0.666cm" svg:x="3.103cm" svg:y="0.037cm"><draw:text-box><text:p text:style-name="P81"><text:span text:style-name="T46">D</text:span></text:p></draw:text-box></draw:frame><draw:line draw:style-name="gr141" draw:text-style-name="P113" svg:x1="2.898cm" svg:y1="0.397cm" svg:x2="3.099cm" svg:y2="0.596cm"><text:p/></draw:line><draw:line draw:style-name="gr141" draw:text-style-name="P113" svg:x1="2.898cm" svg:y1="0.596cm" svg:x2="3.099cm" svg:y2="0.397cm"><text:p/></draw:line><draw:line draw:style-name="gr141" draw:text-style-name="P113" svg:x1="2.898cm" svg:y1="0.397cm" svg:x2="3.099cm" svg:y2="0.596cm"><text:p/></draw:line><draw:line draw:style-name="gr141" draw:text-style-name="P113" svg:x1="2.898cm" svg:y1="0.596cm" svg:x2="3.099cm" svg:y2="0.397cm"><text:p/></draw:line><draw:line draw:style-name="gr142" draw:text-style-name="P133" svg:x1="2.898cm" svg:y1="0.397cm" svg:x2="3.099cm" svg:y2="0.596cm"><text:p/></draw:line><draw:line draw:style-name="gr142" draw:text-style-name="P133" svg:x1="2.898cm" svg:y1="0.596cm" svg:x2="3.099cm" svg:y2="0.397cm"><text:p/></draw:line><draw:frame draw:style-name="gr140" draw:text-style-name="P105" svg:width="0.272cm" svg:height="0.666cm" svg:x="3.103cm" svg:y="3.037cm"><draw:text-box><text:p text:style-name="P81"><text:span text:style-name="T46">E</text:span></text:p></draw:text-box></draw:frame><draw:line draw:style-name="gr141" draw:text-style-name="P113" svg:x1="2.899cm" svg:y1="3.398cm" svg:x2="3.1cm" svg:y2="3.597cm"><text:p/></draw:line><draw:line draw:style-name="gr141" draw:text-style-name="P113" svg:x1="2.899cm" svg:y1="3.597cm" svg:x2="3.1cm" svg:y2="3.398cm"><text:p/></draw:line><draw:line draw:style-name="gr141" draw:text-style-name="P113" svg:x1="2.899cm" svg:y1="3.398cm" svg:x2="3.1cm" svg:y2="3.597cm"><text:p/></draw:line><draw:line draw:style-name="gr141" draw:text-style-name="P113" svg:x1="2.899cm" svg:y1="3.597cm" svg:x2="3.1cm" svg:y2="3.398cm"><text:p/></draw:line><draw:line draw:style-name="gr142" draw:text-style-name="P133" svg:x1="2.899cm" svg:y1="3.398cm" svg:x2="3.1cm" svg:y2="3.597cm"><text:p/></draw:line><draw:line draw:style-name="gr142" draw:text-style-name="P133" svg:x1="2.899cm" svg:y1="3.597cm" svg:x2="3.1cm" svg:y2="3.398cm"><text:p/></draw:line></draw:g></text:span></text:span></text:p>
              </table:table-cell>
              <table:table-cell table:style-name="Tableau1.A1" office:value-type="string">
                <text:p text:style-name="P49"><draw:g text:anchor-type="as-char" draw:z-index="28" draw:name="Forme7" draw:style-name="gr27"><draw:frame draw:style-name="gr140" draw:text-style-name="P105" svg:width="0.272cm" svg:height="0.666cm" svg:x="3.724cm" svg:y="0.067cm"><draw:text-box><text:p text:style-name="P81"><text:span text:style-name="T46">D</text:span></text:p></draw:text-box></draw:frame><draw:frame draw:style-name="gr140" draw:text-style-name="P105" svg:width="0.271cm" svg:height="0.666cm" svg:x="3.224cm" svg:y="3.558cm"><draw:text-box><text:p text:style-name="P81"><text:span text:style-name="T46">E</text:span></text:p></draw:text-box></draw:frame><draw:line draw:style-name="gr141" draw:text-style-name="P113" svg:x1="3.02cm" svg:y1="3.919cm" svg:x2="3.221cm" svg:y2="4.118cm"><text:p/></draw:line><draw:line draw:style-name="gr141" draw:text-style-name="P113" svg:x1="3.02cm" svg:y1="4.118cm" svg:x2="3.221cm" svg:y2="3.919cm"><text:p/></draw:line><draw:line draw:style-name="gr141" draw:text-style-name="P113" svg:x1="3.02cm" svg:y1="3.919cm" svg:x2="3.221cm" svg:y2="4.118cm"><text:p/></draw:line><draw:line draw:style-name="gr141" draw:text-style-name="P113" svg:x1="3.02cm" svg:y1="4.118cm" svg:x2="3.221cm" svg:y2="3.919cm"><text:p/></draw:line><draw:line draw:style-name="gr142" draw:text-style-name="P133" svg:x1="3.02cm" svg:y1="3.919cm" svg:x2="3.221cm" svg:y2="4.118cm"><text:p/></draw:line><draw:line draw:style-name="gr142" draw:text-style-name="P133" svg:x1="3.02cm" svg:y1="4.118cm" svg:x2="3.221cm" svg:y2="3.919cm"><text:p/></draw:line><draw:ellipse draw:style-name="gr143" draw:text-style-name="P134" svg:width="0.055cm" svg:height="0.05cm" svg:x="2.106cm" svg:y="0cm"><text:p/></draw:ellipse><draw:ellipse draw:style-name="gr143" draw:text-style-name="P134" svg:width="0.052cm" svg:height="0.05cm" svg:x="1.605cm" svg:y="0cm"><text:p/></draw:ellipse><draw:ellipse draw:style-name="gr143" draw:text-style-name="P134" svg:width="0.052cm" svg:height="0.055cm" svg:x="1.605cm" svg:y="0.499cm"><text:p/></draw:ellipse><draw:ellipse draw:style-name="gr143" draw:text-style-name="P134" svg:width="0.055cm" svg:height="0.054cm" svg:x="2.106cm" svg:y="0.997cm"><text:p/></draw:ellipse><draw:circle draw:style-name="gr143" draw:text-style-name="P134" svg:width="0.055cm" svg:height="0.055cm" svg:x="2.106cm" svg:y="0.499cm"><text:p/></draw:circle><draw:ellipse draw:style-name="gr143" draw:text-style-name="P134" svg:width="0.052cm" svg:height="0.054cm" svg:x="1.605cm" svg:y="0.997cm"><text:p/></draw:ellipse><draw:circle draw:style-name="gr143" draw:text-style-name="P134" svg:width="0.052cm" svg:height="0.052cm" svg:x="1.605cm" svg:y="1.494cm"><text:p/></draw:circle><draw:circle draw:style-name="gr143" draw:text-style-name="P134" svg:width="0.055cm" svg:height="0.055cm" svg:x="2.106cm" svg:y="1.993cm"><text:p/></draw:circle><draw:ellipse draw:style-name="gr143" draw:text-style-name="P134" svg:width="0.055cm" svg:height="0.052cm" svg:x="2.106cm" svg:y="1.494cm"><text:p/></draw:ellipse><draw:ellipse draw:style-name="gr143" draw:text-style-name="P134" svg:width="0.052cm" svg:height="0.055cm" svg:x="1.605cm" svg:y="1.993cm"><text:p/></draw:ellipse><draw:ellipse draw:style-name="gr143" draw:text-style-name="P134" svg:width="0.052cm" svg:height="0.055cm" svg:x="1.605cm" svg:y="2.491cm"><text:p/></draw:ellipse><draw:ellipse draw:style-name="gr143" draw:text-style-name="P134" svg:width="0.055cm" svg:height="0.05cm" svg:x="2.106cm" svg:y="2.99cm"><text:p/></draw:ellipse><draw:circle draw:style-name="gr143" draw:text-style-name="P134" svg:width="0.055cm" svg:height="0.055cm" svg:x="2.106cm" svg:y="2.491cm"><text:p/></draw:circle><draw:ellipse draw:style-name="gr143" draw:text-style-name="P134" svg:width="0.052cm" svg:height="0.05cm" svg:x="1.605cm" svg:y="2.99cm"><text:p/></draw:ellipse><draw:ellipse draw:style-name="gr143" draw:text-style-name="P134" svg:width="0.055cm" svg:height="0.05cm" svg:x="3.101cm" svg:y="0cm"><text:p/></draw:ellipse><draw:ellipse draw:style-name="gr143" draw:text-style-name="P134" svg:width="0.055cm" svg:height="0.05cm" svg:x="2.604cm" svg:y="0cm"><text:p/></draw:ellipse><draw:circle draw:style-name="gr143" draw:text-style-name="P134" svg:width="0.055cm" svg:height="0.055cm" svg:x="2.604cm" svg:y="0.499cm"><text:p/></draw:circle><draw:ellipse draw:style-name="gr143" draw:text-style-name="P134" svg:width="0.055cm" svg:height="0.054cm" svg:x="3.101cm" svg:y="0.997cm"><text:p/></draw:ellipse><draw:circle draw:style-name="gr143" draw:text-style-name="P134" svg:width="0.055cm" svg:height="0.055cm" svg:x="3.101cm" svg:y="0.499cm"><text:p/></draw:circle><draw:ellipse draw:style-name="gr143" draw:text-style-name="P134" svg:width="0.055cm" svg:height="0.054cm" svg:x="2.604cm" svg:y="0.997cm"><text:p/></draw:ellipse><draw:ellipse draw:style-name="gr143" draw:text-style-name="P134" svg:width="0.055cm" svg:height="0.052cm" svg:x="2.604cm" svg:y="1.494cm"><text:p/></draw:ellipse><draw:circle draw:style-name="gr143" draw:text-style-name="P134" svg:width="0.055cm" svg:height="0.055cm" svg:x="3.101cm" svg:y="1.993cm"><text:p/></draw:circle><draw:ellipse draw:style-name="gr143" draw:text-style-name="P134" svg:width="0.055cm" svg:height="0.052cm" svg:x="3.101cm" svg:y="1.494cm"><text:p/></draw:ellipse><draw:circle draw:style-name="gr143" draw:text-style-name="P134" svg:width="0.055cm" svg:height="0.055cm" svg:x="2.604cm" svg:y="1.993cm"><text:p/></draw:circle><draw:circle draw:style-name="gr143" draw:text-style-name="P134" svg:width="0.055cm" svg:height="0.055cm" svg:x="2.604cm" svg:y="2.491cm"><text:p/></draw:circle><draw:ellipse draw:style-name="gr143" draw:text-style-name="P134" svg:width="0.055cm" svg:height="0.05cm" svg:x="3.101cm" svg:y="2.99cm"><text:p/></draw:ellipse><draw:circle draw:style-name="gr143" draw:text-style-name="P134" svg:width="0.055cm" svg:height="0.055cm" svg:x="3.101cm" svg:y="2.491cm"><text:p/></draw:circle><draw:ellipse draw:style-name="gr143" draw:text-style-name="P134" svg:width="0.055cm" svg:height="0.05cm" svg:x="2.604cm" svg:y="2.99cm"><text:p/></draw:ellipse><draw:ellipse draw:style-name="gr143" draw:text-style-name="P134" svg:width="0.048cm" svg:height="0.05cm" svg:x="3.602cm" svg:y="0cm"><text:p/></draw:ellipse><draw:ellipse draw:style-name="gr143" draw:text-style-name="P134" svg:width="0.048cm" svg:height="0.054cm" svg:x="3.602cm" svg:y="0.997cm"><text:p/></draw:ellipse><draw:ellipse draw:style-name="gr143" draw:text-style-name="P134" svg:width="0.048cm" svg:height="0.052cm" svg:x="3.602cm" svg:y="1.494cm"><text:p/></draw:ellipse><draw:ellipse draw:style-name="gr143" draw:text-style-name="P134" svg:width="0.048cm" svg:height="0.055cm" svg:x="3.602cm" svg:y="1.993cm"><text:p/></draw:ellipse><draw:ellipse draw:style-name="gr143" draw:text-style-name="P134" svg:width="0.048cm" svg:height="0.055cm" svg:x="3.602cm" svg:y="2.491cm"><text:p/></draw:ellipse><draw:ellipse draw:style-name="gr143" draw:text-style-name="P134" svg:width="0.048cm" svg:height="0.05cm" svg:x="3.602cm" svg:y="2.99cm"><text:p/></draw:ellipse><draw:ellipse draw:style-name="gr143" draw:text-style-name="P134" svg:width="0.052cm" svg:height="0.05cm" svg:x="0.111cm" svg:y="0cm"><text:p/></draw:ellipse><draw:ellipse draw:style-name="gr143" draw:text-style-name="P134" svg:width="0.052cm" svg:height="0.054cm" svg:x="0.111cm" svg:y="0.997cm"><text:p/></draw:ellipse><draw:ellipse draw:style-name="gr143" draw:text-style-name="P134" svg:width="0.052cm" svg:height="0.055cm" svg:x="0.111cm" svg:y="0.499cm"><text:p/></draw:ellipse><draw:ellipse draw:style-name="gr143" draw:text-style-name="P134" svg:width="0.052cm" svg:height="0.055cm" svg:x="0.111cm" svg:y="1.993cm"><text:p/></draw:ellipse><draw:circle draw:style-name="gr143" draw:text-style-name="P134" svg:width="0.052cm" svg:height="0.052cm" svg:x="0.111cm" svg:y="1.494cm"><text:p/></draw:circle><draw:ellipse draw:style-name="gr143" draw:text-style-name="P134" svg:width="0.052cm" svg:height="0.05cm" svg:x="0.111cm" svg:y="2.99cm"><text:p/></draw:ellipse><draw:ellipse draw:style-name="gr143" draw:text-style-name="P134" svg:width="0.052cm" svg:height="0.055cm" svg:x="0.111cm" svg:y="2.491cm"><text:p/></draw:ellipse><draw:ellipse draw:style-name="gr143" draw:text-style-name="P134" svg:width="0.055cm" svg:height="0.05cm" svg:x="0.607cm" svg:y="1cm"><text:p/></draw:ellipse><draw:ellipse draw:style-name="gr143" draw:text-style-name="P134" svg:width="0.055cm" svg:height="0.05cm" svg:x="0.609cm" svg:y="0cm"><text:p/></draw:ellipse><draw:circle draw:style-name="gr143" draw:text-style-name="P134" svg:width="0.055cm" svg:height="0.055cm" svg:x="0.609cm" svg:y="0.499cm"><text:p/></draw:circle><draw:circle draw:style-name="gr143" draw:text-style-name="P134" svg:width="0.054cm" svg:height="0.054cm" svg:x="1.108cm" svg:y="0.997cm"><text:p/></draw:circle><draw:ellipse draw:style-name="gr143" draw:text-style-name="P134" svg:width="0.054cm" svg:height="0.055cm" svg:x="1.108cm" svg:y="0.499cm"><text:p/></draw:ellipse><draw:ellipse draw:style-name="gr143" draw:text-style-name="P134" svg:width="0.055cm" svg:height="0.054cm" svg:x="0.609cm" svg:y="0.997cm"><text:p/></draw:ellipse><draw:ellipse draw:style-name="gr143" draw:text-style-name="P134" svg:width="0.055cm" svg:height="0.052cm" svg:x="0.609cm" svg:y="1.494cm"><text:p/></draw:ellipse><draw:ellipse draw:style-name="gr143" draw:text-style-name="P134" svg:width="0.054cm" svg:height="0.055cm" svg:x="1.108cm" svg:y="1.993cm"><text:p/></draw:ellipse><draw:ellipse draw:style-name="gr143" draw:text-style-name="P134" svg:width="0.054cm" svg:height="0.052cm" svg:x="1.108cm" svg:y="1.494cm"><text:p/></draw:ellipse><draw:circle draw:style-name="gr143" draw:text-style-name="P134" svg:width="0.055cm" svg:height="0.055cm" svg:x="0.609cm" svg:y="1.993cm"><text:p/></draw:circle><draw:circle draw:style-name="gr143" draw:text-style-name="P134" svg:width="0.055cm" svg:height="0.055cm" svg:x="0.609cm" svg:y="2.491cm"><text:p/></draw:circle><draw:ellipse draw:style-name="gr143" draw:text-style-name="P134" svg:width="0.054cm" svg:height="0.05cm" svg:x="1.108cm" svg:y="2.99cm"><text:p/></draw:ellipse><draw:ellipse draw:style-name="gr143" draw:text-style-name="P134" svg:width="0.054cm" svg:height="0.055cm" svg:x="1.108cm" svg:y="2.491cm"><text:p/></draw:ellipse><draw:ellipse draw:style-name="gr143" draw:text-style-name="P134" svg:width="0.055cm" svg:height="0.05cm" svg:x="0.609cm" svg:y="2.99cm"><text:p/></draw:ellipse><draw:ellipse draw:style-name="gr143" draw:text-style-name="P134" svg:width="0.052cm" svg:height="0.055cm" svg:x="1.605cm" svg:y="3.487cm"><text:p/></draw:ellipse><draw:circle draw:style-name="gr143" draw:text-style-name="P134" svg:width="0.055cm" svg:height="0.055cm" svg:x="2.106cm" svg:y="3.487cm"><text:p/></draw:circle><draw:circle draw:style-name="gr143" draw:text-style-name="P134" svg:width="0.055cm" svg:height="0.055cm" svg:x="2.604cm" svg:y="3.487cm"><text:p/></draw:circle><draw:circle draw:style-name="gr143" draw:text-style-name="P134" svg:width="0.055cm" svg:height="0.055cm" svg:x="3.101cm" svg:y="3.487cm"><text:p/></draw:circle><draw:ellipse draw:style-name="gr143" draw:text-style-name="P134" svg:width="0.048cm" svg:height="0.055cm" svg:x="3.602cm" svg:y="3.487cm"><text:p/></draw:ellipse><draw:ellipse draw:style-name="gr143" draw:text-style-name="P134" svg:width="0.052cm" svg:height="0.055cm" svg:x="0.111cm" svg:y="3.487cm"><text:p/></draw:ellipse><draw:circle draw:style-name="gr143" draw:text-style-name="P134" svg:width="0.055cm" svg:height="0.055cm" svg:x="0.609cm" svg:y="3.487cm"><text:p/></draw:circle><draw:ellipse draw:style-name="gr143" draw:text-style-name="P134" svg:width="0.054cm" svg:height="0.055cm" svg:x="1.108cm" svg:y="3.487cm"><text:p/></draw:ellipse><draw:g draw:style-name="gr5"><draw:line draw:style-name="gr144" draw:text-style-name="P135" svg:x1="0.531cm" svg:y1="1.425cm" svg:x2="0.73cm" svg:y2="1.624cm"><text:p/></draw:line><draw:line draw:style-name="gr145" draw:text-style-name="P135" svg:x1="0.531cm" svg:y1="1.624cm" svg:x2="0.73cm" svg:y2="1.425cm"><text:p/></draw:line></draw:g><draw:frame draw:style-name="gr146" draw:text-style-name="P136" svg:width="0.773cm" svg:height="0.727cm" svg:x="0cm" svg:y="1.076cm"><draw:text-box><text:p text:style-name="P81"><text:span text:style-name="T58">A</text:span></text:p></draw:text-box></draw:frame><draw:frame draw:style-name="gr146" draw:text-style-name="P136" svg:width="0.773cm" svg:height="0.727cm" svg:x="2.494cm" svg:y="2.06cm"><draw:text-box><text:p text:style-name="P81"><text:span text:style-name="T58">B</text:span></text:p></draw:text-box></draw:frame><draw:frame draw:style-name="gr147" draw:text-style-name="P136" svg:width="0.805cm" svg:height="0.727cm" svg:x="1.997cm" svg:y="0.589cm"><draw:text-box><text:p text:style-name="P81"><text:span text:style-name="T58">C</text:span></text:p></draw:text-box></draw:frame><draw:ellipse draw:style-name="gr143" draw:text-style-name="P134" svg:width="0.054cm" svg:height="0.052cm" svg:x="1.108cm" svg:y="0cm"><text:p/></draw:ellipse><draw:ellipse draw:style-name="gr143" draw:text-style-name="P134" svg:width="0.048cm" svg:height="0.05cm" svg:x="4.101cm" svg:y="0cm"><text:p/></draw:ellipse><draw:ellipse draw:style-name="gr143" draw:text-style-name="P134" svg:width="0.048cm" svg:height="0.055cm" svg:x="4.101cm" svg:y="0.499cm"><text:p/></draw:ellipse><draw:ellipse draw:style-name="gr143" draw:text-style-name="P134" svg:width="0.048cm" svg:height="0.054cm" svg:x="4.101cm" svg:y="0.997cm"><text:p/></draw:ellipse><draw:ellipse draw:style-name="gr143" draw:text-style-name="P134" svg:width="0.048cm" svg:height="0.052cm" svg:x="4.101cm" svg:y="1.494cm"><text:p/></draw:ellipse><draw:ellipse draw:style-name="gr143" draw:text-style-name="P134" svg:width="0.048cm" svg:height="0.055cm" svg:x="4.101cm" svg:y="1.993cm"><text:p/></draw:ellipse><draw:ellipse draw:style-name="gr143" draw:text-style-name="P134" svg:width="0.048cm" svg:height="0.055cm" svg:x="4.101cm" svg:y="2.491cm"><text:p/></draw:ellipse><draw:ellipse draw:style-name="gr143" draw:text-style-name="P134" svg:width="0.048cm" svg:height="0.05cm" svg:x="4.101cm" svg:y="2.99cm"><text:p/></draw:ellipse><draw:ellipse draw:style-name="gr143" draw:text-style-name="P134" svg:width="0.048cm" svg:height="0.055cm" svg:x="4.101cm" svg:y="3.487cm"><text:p/></draw:ellipse><draw:ellipse draw:style-name="gr143" draw:text-style-name="P134" svg:width="0.052cm" svg:height="0.055cm" svg:x="1.605cm" svg:y="3.988cm"><text:p/></draw:ellipse><draw:circle draw:style-name="gr143" draw:text-style-name="P134" svg:width="0.055cm" svg:height="0.055cm" svg:x="2.106cm" svg:y="3.988cm"><text:p/></draw:circle><draw:circle draw:style-name="gr143" draw:text-style-name="P134" svg:width="0.055cm" svg:height="0.055cm" svg:x="2.604cm" svg:y="3.988cm"><text:p/></draw:circle><draw:circle draw:style-name="gr143" draw:text-style-name="P134" svg:width="0.055cm" svg:height="0.055cm" svg:x="3.101cm" svg:y="3.988cm"><text:p/></draw:circle><draw:ellipse draw:style-name="gr143" draw:text-style-name="P134" svg:width="0.048cm" svg:height="0.055cm" svg:x="3.602cm" svg:y="3.988cm"><text:p/></draw:ellipse><draw:ellipse draw:style-name="gr143" draw:text-style-name="P134" svg:width="0.052cm" svg:height="0.055cm" svg:x="0.111cm" svg:y="3.988cm"><text:p/></draw:ellipse><draw:circle draw:style-name="gr143" draw:text-style-name="P134" svg:width="0.055cm" svg:height="0.055cm" svg:x="0.609cm" svg:y="3.988cm"><text:p/></draw:circle><draw:ellipse draw:style-name="gr143" draw:text-style-name="P134" svg:width="0.054cm" svg:height="0.055cm" svg:x="1.108cm" svg:y="3.988cm"><text:p/></draw:ellipse><draw:ellipse draw:style-name="gr143" draw:text-style-name="P134" svg:width="0.048cm" svg:height="0.055cm" svg:x="4.101cm" svg:y="3.988cm"><text:p/></draw:ellipse><draw:g draw:style-name="gr5"><draw:line draw:style-name="gr148" draw:text-style-name="P135" svg:x1="2.533cm" svg:y1="2.418cm" svg:x2="2.732cm" svg:y2="2.619cm"><text:p/></draw:line><draw:line draw:style-name="gr149" draw:text-style-name="P135" svg:x1="2.533cm" svg:y1="2.619cm" svg:x2="2.732cm" svg:y2="2.418cm"><text:p/></draw:line></draw:g><draw:g draw:style-name="gr5"><draw:line draw:style-name="gr150" draw:text-style-name="P135" svg:x1="2.03cm" svg:y1="0.931cm" svg:x2="2.229cm" svg:y2="1.129cm"><text:p/></draw:line><draw:line draw:style-name="gr151" draw:text-style-name="P135" svg:x1="2.03cm" svg:y1="1.129cm" svg:x2="2.229cm" svg:y2="0.931cm"><text:p/></draw:line></draw:g><draw:rect draw:style-name="gr152" draw:text-style-name="P137" svg:width="0.5cm" svg:height="0.5cm" svg:x="0.131cm" svg:y="0.021cm"><text:p text:style-name="P120"><text:span text:style-name="T59">b.</text:span></text:p></draw:rect><draw:line draw:style-name="gr141" draw:text-style-name="P113" svg:x1="3.52cm" svg:y1="0.43cm" svg:x2="3.721cm" svg:y2="0.629cm"><text:p/></draw:line><draw:line draw:style-name="gr141" draw:text-style-name="P113" svg:x1="3.52cm" svg:y1="0.629cm" svg:x2="3.721cm" svg:y2="0.43cm"><text:p/></draw:line><draw:line draw:style-name="gr141" draw:text-style-name="P113" svg:x1="3.52cm" svg:y1="0.43cm" svg:x2="3.721cm" svg:y2="0.629cm"><text:p/></draw:line><draw:line draw:style-name="gr141" draw:text-style-name="P113" svg:x1="3.52cm" svg:y1="0.629cm" svg:x2="3.721cm" svg:y2="0.43cm"><text:p/></draw:line><draw:line draw:style-name="gr142" draw:text-style-name="P133" svg:x1="3.52cm" svg:y1="0.43cm" svg:x2="3.721cm" svg:y2="0.629cm"><text:p/></draw:line><draw:line draw:style-name="gr142" draw:text-style-name="P133" svg:x1="3.52cm" svg:y1="0.629cm" svg:x2="3.721cm" svg:y2="0.43cm"><text:p/></draw:line><draw:ellipse draw:style-name="gr143" draw:text-style-name="P134" svg:width="0.048cm" svg:height="0.055cm" svg:x="3.602cm" svg:y="0.499cm"><text:p/></draw:ellipse></draw:g></text:p>
              </table:table-cell>
            </table:table-row>
          </table:table>
          <text:list xml:id="list91947316262653" text:continue-numbering="true" text:style-name="Num_5f_Exo">
            <text:list-item>
              <text:h text:style-name="P58" text:outline-level="1"> <text:span text:style-name="T36">Construis le symétrique de chaque chiffre par rapport au point </text:span><text:span text:style-name="T28">O</text:span><text:span text:style-name="T36">.</text:span></text:h>
            </text:list-item>
          </text:list>
          <text:p text:style-name="P25"><draw:g text:anchor-type="as-char" draw:z-index="29" draw:name="Forme8" draw:style-name="gr27"><draw:line draw:style-name="gr137" draw:text-style-name="P113" svg:x1="0cm" svg:y1="4.004cm" svg:x2="8.999cm" svg:y2="4.004cm"><text:p/></draw:line><draw:line draw:style-name="gr137" draw:text-style-name="P113" svg:x1="0cm" svg:y1="3.503cm" svg:x2="8.999cm" svg:y2="3.503cm"><text:p/></draw:line><draw:line draw:style-name="gr137" draw:text-style-name="P113" svg:x1="0cm" svg:y1="3.002cm" svg:x2="8.999cm" svg:y2="3.002cm"><text:p/></draw:line><draw:line draw:style-name="gr137" draw:text-style-name="P113" svg:x1="0cm" svg:y1="2.501cm" svg:x2="8.999cm" svg:y2="2.501cm"><text:p/></draw:line><draw:line draw:style-name="gr137" draw:text-style-name="P113" svg:x1="0cm" svg:y1="2cm" svg:x2="8.999cm" svg:y2="2cm"><text:p/></draw:line><draw:frame draw:style-name="gr138" draw:text-style-name="P104" svg:width="0.269cm" svg:height="0.415cm" svg:x="4.6cm" svg:y="1.561cm"><draw:text-box><text:p text:style-name="P81"><text:span text:style-name="T57">G</text:span></text:p></draw:text-box></draw:frame><draw:line draw:style-name="gr137" draw:text-style-name="P113" svg:x1="0cm" svg:y1="1.501cm" svg:x2="8.999cm" svg:y2="1.501cm"><text:p/></draw:line><draw:line draw:style-name="gr137" draw:text-style-name="P113" svg:x1="0cm" svg:y1="1.001cm" svg:x2="8.999cm" svg:y2="1.001cm"><text:p/></draw:line><draw:line draw:style-name="gr137" draw:text-style-name="P113" svg:x1="0cm" svg:y1="0.499cm" svg:x2="8.999cm" svg:y2="0.499cm"><text:p/></draw:line><draw:line draw:style-name="gr137" draw:text-style-name="P113" svg:x1="0cm" svg:y1="0.001cm" svg:x2="8.999cm" svg:y2="0.001cm"><text:p/></draw:line><draw:line draw:style-name="gr137" draw:text-style-name="P113" svg:x1="4.001cm" svg:y1="4.002cm" svg:x2="4.001cm" svg:y2="0.001cm"><text:p/></draw:line><draw:line draw:style-name="gr137" draw:text-style-name="P113" svg:x1="3.5cm" svg:y1="4.002cm" svg:x2="3.5cm" svg:y2="0.001cm"><text:p/></draw:line><draw:line draw:style-name="gr137" draw:text-style-name="P113" svg:x1="3cm" svg:y1="4.002cm" svg:x2="3cm" svg:y2="0.001cm"><text:p/></draw:line><draw:line draw:style-name="gr137" draw:text-style-name="P113" svg:x1="2.499cm" svg:y1="4.002cm" svg:x2="2.499cm" svg:y2="0.001cm"><text:p/></draw:line><draw:line draw:style-name="gr137" draw:text-style-name="P113" svg:x1="2cm" svg:y1="4.002cm" svg:x2="2cm" svg:y2="0.001cm"><text:p/></draw:line><draw:line draw:style-name="gr137" draw:text-style-name="P113" svg:x1="1.499cm" svg:y1="4.002cm" svg:x2="1.499cm" svg:y2="0.001cm"><text:p/></draw:line><draw:line draw:style-name="gr137" draw:text-style-name="P113" svg:x1="1cm" svg:y1="4.002cm" svg:x2="1cm" svg:y2="0.001cm"><text:p/></draw:line><draw:line draw:style-name="gr137" draw:text-style-name="P113" svg:x1="0.499cm" svg:y1="4.002cm" svg:x2="0.499cm" svg:y2="0.001cm"><text:p/></draw:line><draw:line draw:style-name="gr137" draw:text-style-name="P113" svg:x1="0cm" svg:y1="4.002cm" svg:x2="0cm" svg:y2="0.001cm"><text:p/></draw:line><draw:line draw:style-name="gr137" draw:text-style-name="P113" svg:x1="8.5cm" svg:y1="4.002cm" svg:x2="8.5cm" svg:y2="0.001cm"><text:p/></draw:line><draw:line draw:style-name="gr137" draw:text-style-name="P113" svg:x1="7.999cm" svg:y1="4.002cm" svg:x2="7.999cm" svg:y2="0.001cm"><text:p/></draw:line><draw:line draw:style-name="gr137" draw:text-style-name="P113" svg:x1="7.5cm" svg:y1="4.002cm" svg:x2="7.5cm" svg:y2="0.001cm"><text:p/></draw:line><draw:line draw:style-name="gr137" draw:text-style-name="P113" svg:x1="7.001cm" svg:y1="4.002cm" svg:x2="7.001cm" svg:y2="0.001cm"><text:p/></draw:line><draw:line draw:style-name="gr137" draw:text-style-name="P113" svg:x1="6.5cm" svg:y1="4.002cm" svg:x2="6.5cm" svg:y2="0.001cm"><text:p/></draw:line><draw:line draw:style-name="gr137" draw:text-style-name="P113" svg:x1="6.001cm" svg:y1="4.002cm" svg:x2="6.001cm" svg:y2="0.001cm"><text:p/></draw:line><draw:line draw:style-name="gr137" draw:text-style-name="P113" svg:x1="5.5cm" svg:y1="4.002cm" svg:x2="5.5cm" svg:y2="0.001cm"><text:p/></draw:line><draw:line draw:style-name="gr137" draw:text-style-name="P113" svg:x1="5.001cm" svg:y1="4.002cm" svg:x2="5.001cm" svg:y2="0.001cm"><text:p/></draw:line><draw:line draw:style-name="gr137" draw:text-style-name="P113" svg:x1="4.5cm" svg:y1="4.002cm" svg:x2="4.5cm" svg:y2="0.001cm"><text:p/></draw:line><draw:line draw:style-name="gr72" draw:text-style-name="P113" svg:x1="4.399cm" svg:y1="1.903cm" svg:x2="4.6cm" svg:y2="2.104cm"><text:p/></draw:line><draw:line draw:style-name="gr72" draw:text-style-name="P113" svg:x1="4.399cm" svg:y1="2.104cm" svg:x2="4.6cm" svg:y2="1.903cm"><text:p/></draw:line><draw:line draw:style-name="gr137" draw:text-style-name="P113" svg:x1="8.999cm" svg:y1="4.002cm" svg:x2="8.999cm" svg:y2="0.001cm"><text:p/></draw:line><draw:polyline draw:style-name="gr101" draw:text-style-name="P133" svg:width="0.498cm" svg:height="0.999cm" svg:x="0cm" svg:y="0.001cm" svg:viewBox="0 0 499 1000" draw:points="0,499 499,0 499,1000"><text:p/></draw:polyline><draw:polyline draw:style-name="gr119" draw:text-style-name="P133" svg:width="0.498cm" svg:height="0.999cm" svg:x="1cm" svg:y="1.501cm" svg:viewBox="0 0 499 1000" draw:points="499,0 0,0 0,1000 499,1000 499,501 0,501"><text:p/></draw:polyline><draw:polyline draw:style-name="gr101" draw:text-style-name="P133" svg:width="0.999cm" svg:height="1.999cm" svg:x="3.5cm" svg:y="0.001cm" svg:viewBox="0 0 1000 2000" draw:points="0,2000 1000,0 0,0 1000,0 501,1000 0,1000 1000,1000"><text:p/></draw:polyline><draw:polyline draw:style-name="gr101" draw:text-style-name="P133" svg:width="0.498cm" svg:height="0.999cm" svg:x="6.001cm" svg:y="2cm" svg:viewBox="0 0 499 1000" draw:points="0,0 0,499 499,499 499,250 499,1000"><text:p/></draw:polyline><draw:polyline draw:style-name="gr101" draw:text-style-name="P133" svg:width="0.5cm" svg:height="0.999cm" svg:x="6.5cm" svg:y="0.499cm" svg:viewBox="0 0 501 1000" draw:points="0,1000 501,1000 501,0 0,0 501,0 501,501 0,501"><text:p/></draw:polyline><draw:polyline draw:style-name="gr101" draw:text-style-name="P133" svg:width="0.997cm" svg:height="0.999cm" svg:x="7.001cm" svg:y="3.002cm" svg:viewBox="0 0 998 1000" draw:points="0,0 998,0 998,499 0,499 0,1000 998,1000"><text:p/></draw:polyline><draw:polyline draw:style-name="gr139" draw:text-style-name="P133" svg:width="0.498cm" svg:height="0.999cm" draw:transform="rotate (-3.14159265358979) translate (8.999cm 4.00094444444444cm)" svg:viewBox="0 0 499 1000" draw:points="0,499 499,0 499,1000"><text:p/></draw:polyline><draw:polyline draw:style-name="gr121" draw:text-style-name="P133" svg:width="0.498cm" svg:height="0.999cm" draw:transform="rotate (-3.14159265358979) translate (7.999cm 2.50094444444445cm)" svg:viewBox="0 0 499 1000" draw:points="499,0 0,0 0,1000 499,1000 499,501 0,501"><text:p/></draw:polyline><draw:polyline draw:style-name="gr139" draw:text-style-name="P133" svg:width="0.999cm" svg:height="1.999cm" draw:transform="rotate (-3.14159265358979) translate (5.50000000001896cm 4.00084722222221cm)" svg:viewBox="0 0 1000 2000" draw:points="0,2000 1000,0 0,0 1000,0 501,1000 0,1000 1000,1000"><text:p/></draw:polyline><draw:polyline draw:style-name="gr139" draw:text-style-name="P133" svg:width="0.498cm" svg:height="0.999cm" draw:transform="rotate (-3.14159265358979) translate (2.998cm 2.00194444444444cm)" svg:viewBox="0 0 499 1000" draw:points="0,0 0,499 499,499 499,250 499,1000"><text:p/></draw:polyline><draw:polyline draw:style-name="gr139" draw:text-style-name="P133" svg:width="0.5cm" svg:height="0.999cm" draw:transform="rotate (-3.14159265358979) translate (2.499cm 3.50294444444444cm)" svg:viewBox="0 0 501 1000" draw:points="0,1000 501,1000 501,0 0,0 501,0 501,501 0,501"><text:p/></draw:polyline><draw:polyline draw:style-name="gr139" draw:text-style-name="P133" svg:width="0.997cm" svg:height="0.999cm" draw:transform="rotate (-3.14159265358979) translate (1.999cm 0.999944444444449cm)" svg:viewBox="0 0 998 1000" draw:points="0,0 998,0 998,499 0,499 0,1000 998,1000"><text:p/></draw:polyline></draw:g></text:p>
          <text:p text:style-name="P43"/>
          <text:list xml:id="list91948910704538" text:continue-numbering="true" text:style-name="Num_5f_Exo">
            <text:list-item>
              <text:h text:style-name="P59" text:outline-level="1"><draw:g text:anchor-type="paragraph" draw:z-index="31" draw:name="Forme11_0" draw:style-name="gr116"><draw:line draw:style-name="gr97" draw:text-style-name="P124" svg:x1="2.323cm" svg:y1="1.144cm" svg:x2="2.323cm" svg:y2="7.158cm"><text:p/></draw:line><draw:line draw:style-name="gr97" draw:text-style-name="P124" svg:x1="2.824cm" svg:y1="1.144cm" svg:x2="2.824cm" svg:y2="7.158cm"><text:p/></draw:line><draw:line draw:style-name="gr97" draw:text-style-name="P124" svg:x1="3.325cm" svg:y1="1.144cm" svg:x2="3.325cm" svg:y2="7.158cm"><text:p/></draw:line><draw:line draw:style-name="gr97" draw:text-style-name="P124" svg:x1="3.825cm" svg:y1="1.144cm" svg:x2="3.825cm" svg:y2="7.158cm"><text:p/></draw:line><draw:line draw:style-name="gr97" draw:text-style-name="P124" svg:x1="4.327cm" svg:y1="1.144cm" svg:x2="4.327cm" svg:y2="7.158cm"><text:p/></draw:line><draw:line draw:style-name="gr97" draw:text-style-name="P124" svg:x1="4.827cm" svg:y1="1.144cm" svg:x2="4.827cm" svg:y2="7.158cm"><text:p/></draw:line><draw:line draw:style-name="gr97" draw:text-style-name="P124" svg:x1="5.33cm" svg:y1="1.144cm" svg:x2="5.33cm" svg:y2="7.158cm"><text:p/></draw:line><draw:line draw:style-name="gr97" draw:text-style-name="P124" svg:x1="5.831cm" svg:y1="1.144cm" svg:x2="5.831cm" svg:y2="7.158cm"><text:p/></draw:line><draw:line draw:style-name="gr97" draw:text-style-name="P124" svg:x1="6.332cm" svg:y1="1.144cm" svg:x2="6.332cm" svg:y2="7.158cm"><text:p/></draw:line><draw:line draw:style-name="gr97" draw:text-style-name="P124" svg:x1="6.833cm" svg:y1="1.144cm" svg:x2="6.833cm" svg:y2="7.158cm"><text:p/></draw:line><draw:line draw:style-name="gr97" draw:text-style-name="P124" svg:x1="7.336cm" svg:y1="1.144cm" svg:x2="7.336cm" svg:y2="7.158cm"><text:p/></draw:line><draw:line draw:style-name="gr97" draw:text-style-name="P124" svg:x1="8.337cm" svg:y1="1.144cm" svg:x2="8.337cm" svg:y2="7.158cm"><text:p/></draw:line><draw:line draw:style-name="gr97" draw:text-style-name="P124" svg:x1="8.336cm" svg:y1="7.158cm" svg:x2="2.323cm" svg:y2="7.158cm"><text:p/></draw:line><draw:line draw:style-name="gr97" draw:text-style-name="P124" svg:x1="8.336cm" svg:y1="1.644cm" svg:x2="2.323cm" svg:y2="1.644cm"><text:p/></draw:line><draw:line draw:style-name="gr97" draw:text-style-name="P124" svg:x1="8.336cm" svg:y1="2.147cm" svg:x2="2.323cm" svg:y2="2.147cm"><text:p/></draw:line><draw:line draw:style-name="gr97" draw:text-style-name="P124" svg:x1="8.336cm" svg:y1="2.647cm" svg:x2="2.323cm" svg:y2="2.647cm"><text:p/></draw:line><draw:line draw:style-name="gr97" draw:text-style-name="P124" svg:x1="8.336cm" svg:y1="3.149cm" svg:x2="2.323cm" svg:y2="3.149cm"><text:p/></draw:line><draw:line draw:style-name="gr97" draw:text-style-name="P124" svg:x1="8.336cm" svg:y1="3.648cm" svg:x2="2.323cm" svg:y2="3.648cm"><text:p/></draw:line><draw:line draw:style-name="gr97" draw:text-style-name="P124" svg:x1="8.336cm" svg:y1="4.149cm" svg:x2="2.323cm" svg:y2="4.149cm"><text:p/></draw:line><draw:line draw:style-name="gr97" draw:text-style-name="P124" svg:x1="8.336cm" svg:y1="4.65cm" svg:x2="2.323cm" svg:y2="4.65cm"><text:p/></draw:line><draw:line draw:style-name="gr97" draw:text-style-name="P124" svg:x1="8.336cm" svg:y1="5.154cm" svg:x2="2.323cm" svg:y2="5.154cm"><text:p/></draw:line><draw:line draw:style-name="gr97" draw:text-style-name="P124" svg:x1="8.336cm" svg:y1="5.652cm" svg:x2="2.323cm" svg:y2="5.652cm"><text:p/></draw:line><draw:line draw:style-name="gr97" draw:text-style-name="P124" svg:x1="8.336cm" svg:y1="6.156cm" svg:x2="2.323cm" svg:y2="6.156cm"><text:p/></draw:line><draw:line draw:style-name="gr97" draw:text-style-name="P124" svg:x1="8.336cm" svg:y1="6.656cm" svg:x2="2.323cm" svg:y2="6.656cm"><text:p/></draw:line><draw:line draw:style-name="gr97" draw:text-style-name="P124" svg:x1="8.336cm" svg:y1="1.144cm" svg:x2="2.323cm" svg:y2="1.144cm"><text:p/></draw:line><draw:line draw:style-name="gr97" draw:text-style-name="P124" svg:x1="7.836cm" svg:y1="1.144cm" svg:x2="7.836cm" svg:y2="7.158cm"><text:p/></draw:line><draw:line draw:style-name="gr72" draw:text-style-name="P124" svg:x1="5.206cm" svg:y1="4.025cm" svg:x2="5.456cm" svg:y2="4.276cm"><text:p/></draw:line><draw:line draw:style-name="gr72" draw:text-style-name="P124" svg:x1="5.206cm" svg:y1="4.276cm" svg:x2="5.456cm" svg:y2="4.025cm"><text:p/></draw:line><draw:frame draw:style-name="gr127" draw:text-style-name="P125" svg:width="0.283cm" svg:height="0.414cm" svg:x="5.455cm" svg:y="4.237cm"><draw:text-box><text:p text:style-name="P81"><text:span text:style-name="T55">O</text:span></text:p></draw:text-box></draw:frame><draw:ellipse draw:style-name="gr19" draw:text-style-name="P127" svg:width="0.205cm" svg:height="0.204cm" svg:x="6.983cm" svg:y="4.05cm"><text:p/></draw:ellipse><draw:circle draw:style-name="gr19" draw:text-style-name="P127" svg:width="0.204cm" svg:height="0.204cm" svg:x="7.484cm" svg:y="4.05cm"><text:p/></draw:circle><draw:circle draw:style-name="gr19" draw:text-style-name="P127" svg:width="0.204cm" svg:height="0.204cm" svg:x="2.975cm" svg:y="4.05cm"><text:p/></draw:circle><draw:circle draw:style-name="gr19" draw:text-style-name="P127" svg:width="0.204cm" svg:height="0.204cm" svg:x="3.476cm" svg:y="4.05cm"><text:p/></draw:circle><draw:g draw:style-name="gr5"><draw:polygon draw:style-name="gr112" draw:text-style-name="P126" svg:width="3.507cm" svg:height="4.008cm" svg:x="4.827cm" svg:y="3.149cm" svg:viewBox="0 0 3508 4009" draw:points="3006,4009 0,4009 0,2004 2004,2004 2004,500 1504,0 2004,500 3006,500 3508,0 3006,500"><text:p/></draw:polygon><draw:rect draw:style-name="gr112" draw:text-style-name="P126" svg:width="1.006cm" svg:height="1.008cm" svg:x="5.332cm" svg:y="5.653cm"><text:p/></draw:rect><draw:ellipse draw:style-name="gr128" draw:text-style-name="P113" svg:width="0.671cm" svg:height="0.336cm" svg:x="7cm" svg:y="4.316cm" draw:kind="arc" draw:start-angle="178.53" draw:end-angle="358.25"><text:p/></draw:ellipse></draw:g><draw:g draw:style-name="gr5"><draw:polygon draw:style-name="gr113" draw:text-style-name="P126" svg:width="3.507cm" svg:height="4.008cm" draw:transform="rotate (-3.14159265358979) translate (5.82045833336665cm 5.13788888887637cm)" svg:viewBox="0 0 3508 4009" draw:points="3006,4009 0,4009 0,2004 2004,2004 2004,500 1504,0 2004,500 3006,500 3508,0 3006,500"><text:p/></draw:polygon><draw:rect draw:style-name="gr113" draw:text-style-name="P126" svg:width="1.008cm" svg:height="1.008cm" draw:transform="rotate (-3.14159265358979) translate (5.31636111111111cm 2.63348611111111cm)"><text:p/></draw:rect><draw:ellipse draw:style-name="gr129" draw:text-style-name="P113" svg:width="0.669cm" svg:height="0.336cm" draw:transform="rotate (-3.14159265358979) translate (3.64772222222222cm 3.97051388888889cm)" draw:kind="arc" draw:start-angle="178.53" draw:end-angle="358.25"><text:p/></draw:ellipse></draw:g></draw:g>Construis le symétrique de chaque figure par rapport au point O.</text:h>
              <text:h text:style-name="P60" text:outline-level="1">a. </text:h>
            </text:list-item>
          </text:list>
          <text:list xml:id="list3023437445" text:style-name="liste_5f_abc">
            <text:list-header>
              <text:p text:style-name="P70"/>
            </text:list-header>
          </text:list>
          <text:p text:style-name="P50"><draw:g text:anchor-type="paragraph" draw:z-index="32" draw:name="Forme14" draw:style-name="gr116"><draw:line draw:style-name="gr97" draw:text-style-name="P124" svg:x1="0.993cm" svg:y1="-0.342cm" svg:x2="0.993cm" svg:y2="5.672cm"><text:p/></draw:line><draw:line draw:style-name="gr97" draw:text-style-name="P124" svg:x1="1.496cm" svg:y1="-0.342cm" svg:x2="1.496cm" svg:y2="5.672cm"><text:p/></draw:line><draw:line draw:style-name="gr97" draw:text-style-name="P124" svg:x1="1.998cm" svg:y1="-0.342cm" svg:x2="1.998cm" svg:y2="5.672cm"><text:p/></draw:line><draw:line draw:style-name="gr97" draw:text-style-name="P124" svg:x1="2.498cm" svg:y1="-0.342cm" svg:x2="2.498cm" svg:y2="5.672cm"><text:p/></draw:line><draw:line draw:style-name="gr97" draw:text-style-name="P124" svg:x1="2.999cm" svg:y1="-0.342cm" svg:x2="2.999cm" svg:y2="5.672cm"><text:p/></draw:line><draw:line draw:style-name="gr97" draw:text-style-name="P124" svg:x1="3.498cm" svg:y1="-0.342cm" svg:x2="3.498cm" svg:y2="5.672cm"><text:p/></draw:line><draw:line draw:style-name="gr97" draw:text-style-name="P124" svg:x1="3.999cm" svg:y1="-0.342cm" svg:x2="3.999cm" svg:y2="5.672cm"><text:p/></draw:line><draw:line draw:style-name="gr97" draw:text-style-name="P124" svg:x1="4.501cm" svg:y1="-0.342cm" svg:x2="4.501cm" svg:y2="5.672cm"><text:p/></draw:line><draw:line draw:style-name="gr97" draw:text-style-name="P124" svg:x1="5.001cm" svg:y1="-0.342cm" svg:x2="5.001cm" svg:y2="5.672cm"><text:p/></draw:line><draw:line draw:style-name="gr97" draw:text-style-name="P124" svg:x1="5.502cm" svg:y1="-0.342cm" svg:x2="5.502cm" svg:y2="5.672cm"><text:p/></draw:line><draw:line draw:style-name="gr97" draw:text-style-name="P124" svg:x1="6.001cm" svg:y1="-0.342cm" svg:x2="6.001cm" svg:y2="5.672cm"><text:p/></draw:line><draw:line draw:style-name="gr97" draw:text-style-name="P124" svg:x1="7.005cm" svg:y1="-0.342cm" svg:x2="7.005cm" svg:y2="5.672cm"><text:p/></draw:line><draw:line draw:style-name="gr97" draw:text-style-name="P124" svg:x1="7.005cm" svg:y1="5.672cm" svg:x2="0.993cm" svg:y2="5.672cm"><text:p/></draw:line><draw:line draw:style-name="gr97" draw:text-style-name="P124" svg:x1="7.005cm" svg:y1="0.158cm" svg:x2="0.993cm" svg:y2="0.158cm"><text:p/></draw:line><draw:line draw:style-name="gr97" draw:text-style-name="P124" svg:x1="7.005cm" svg:y1="0.664cm" svg:x2="0.993cm" svg:y2="0.664cm"><text:p/></draw:line><draw:line draw:style-name="gr97" draw:text-style-name="P124" svg:x1="7.005cm" svg:y1="1.16cm" svg:x2="0.993cm" svg:y2="1.16cm"><text:p/></draw:line><draw:line draw:style-name="gr97" draw:text-style-name="P124" svg:x1="7.005cm" svg:y1="1.665cm" svg:x2="0.993cm" svg:y2="1.665cm"><text:p/></draw:line><draw:line draw:style-name="gr97" draw:text-style-name="P124" svg:x1="7.005cm" svg:y1="2.165cm" svg:x2="0.993cm" svg:y2="2.165cm"><text:p/></draw:line><draw:line draw:style-name="gr97" draw:text-style-name="P124" svg:x1="7.005cm" svg:y1="2.666cm" svg:x2="0.993cm" svg:y2="2.666cm"><text:p/></draw:line><draw:line draw:style-name="gr97" draw:text-style-name="P124" svg:x1="7.005cm" svg:y1="3.166cm" svg:x2="0.993cm" svg:y2="3.166cm"><text:p/></draw:line><draw:line draw:style-name="gr97" draw:text-style-name="P124" svg:x1="7.005cm" svg:y1="3.667cm" svg:x2="0.993cm" svg:y2="3.667cm"><text:p/></draw:line><draw:line draw:style-name="gr97" draw:text-style-name="P124" svg:x1="7.005cm" svg:y1="4.168cm" svg:x2="0.993cm" svg:y2="4.168cm"><text:p/></draw:line><draw:line draw:style-name="gr97" draw:text-style-name="P124" svg:x1="7.005cm" svg:y1="4.67cm" svg:x2="0.993cm" svg:y2="4.67cm"><text:p/></draw:line><draw:line draw:style-name="gr97" draw:text-style-name="P124" svg:x1="7.005cm" svg:y1="5.17cm" svg:x2="0.993cm" svg:y2="5.17cm"><text:p/></draw:line><draw:line draw:style-name="gr97" draw:text-style-name="P124" svg:x1="7.005cm" svg:y1="-0.342cm" svg:x2="0.993cm" svg:y2="-0.342cm"><text:p/></draw:line><draw:line draw:style-name="gr97" draw:text-style-name="P124" svg:x1="6.503cm" svg:y1="-0.342cm" svg:x2="6.503cm" svg:y2="5.672cm"><text:p/></draw:line><draw:line draw:style-name="gr72" draw:text-style-name="P124" svg:x1="3.872cm" svg:y1="2.539cm" svg:x2="4.122cm" svg:y2="2.79cm"><text:p/></draw:line><draw:line draw:style-name="gr72" draw:text-style-name="P124" svg:x1="3.872cm" svg:y1="2.79cm" svg:x2="4.122cm" svg:y2="2.539cm"><text:p/></draw:line><draw:frame draw:style-name="gr127" draw:text-style-name="P125" svg:width="0.283cm" svg:height="0.414cm" svg:x="3.588cm" svg:y="2.203cm"><draw:text-box><text:p text:style-name="P81"><text:span text:style-name="T55">O</text:span></text:p></draw:text-box></draw:frame><draw:ellipse draw:style-name="gr19" draw:text-style-name="P127" svg:width="0.204cm" svg:height="0.207cm" svg:x="5.15cm" svg:y="0.559cm"><text:p/></draw:ellipse><draw:polygon draw:style-name="gr112" draw:text-style-name="P126" svg:width="5.009cm" svg:height="4.508cm" svg:x="0.993cm" svg:y="-0.342cm" svg:viewBox="0 0 5010 4509" draw:points="3005,3006 3005,4509 3506,2504 4008,2004 4508,2004 5010,1002 4008,500 4008,0 3005,1002 500,1502 0,500 500,2504 500,4509 1002,3006"><text:p/></draw:polygon><draw:ellipse draw:style-name="gr19" draw:text-style-name="P127" svg:width="0.205cm" svg:height="0.204cm" svg:x="2.646cm" svg:y="4.567cm"><text:p/></draw:ellipse><draw:polygon draw:style-name="gr113" draw:text-style-name="P126" svg:width="5.009cm" svg:height="4.508cm" draw:transform="rotate (-3.14159265358979) translate (6.99306944444861cm 5.65680555552223cm)" svg:viewBox="0 0 5010 4509" draw:points="3005,3006 3005,4509 3506,2504 4008,2004 4508,2004 5010,1002 4008,500 4008,0 3005,1002 500,1502 0,500 500,2504 500,4509 1002,3006"><text:p/></draw:polygon></draw:g><text:span text:style-name="Bold_5f_niv1"><text:span text:style-name="T13">b.</text:span></text:span></text:p>
          <text:p text:style-name="P45"/>
          <text:p text:style-name="P45"/>
          <text:p text:style-name="P45"/>
          <text:p text:style-name="P45"/>
          <text:p text:style-name="P45"/>
          <text:p text:style-name="P45"/>
          <text:p text:style-name="P45"/>
          <text:p text:style-name="P45"/>
          <text:list xml:id="list91949100455064" text:continue-list="list91948910704538" text:style-name="Num_5f_Exo">
            <text:list-item>
              <text:h text:style-name="P61" text:outline-level="1"><text:span text:style-name="T11"> </text:span><text:span text:style-name="T35">Construis le symétrique de chaque figure par rapport au point R.</text:span></text:h>
            </text:list-item>
          </text:list>
          <text:p text:style-name="P42"><draw:g text:anchor-type="paragraph" draw:z-index="33" draw:name="Forme16_0" draw:style-name="gr116"><draw:circle draw:style-name="gr117" draw:text-style-name="P129" svg:width="0.05cm" svg:height="0.05cm" svg:x="0.979cm" svg:y="-0.589cm"><text:p/></draw:circle><draw:ellipse draw:style-name="gr117" draw:text-style-name="P129" svg:width="0.05cm" svg:height="0.052cm" svg:x="0.979cm" svg:y="-0.09cm"><text:p/></draw:ellipse><draw:circle draw:style-name="gr117" draw:text-style-name="P129" svg:width="0.05cm" svg:height="0.05cm" svg:x="0.979cm" svg:y="0.411cm"><text:p/></draw:circle><draw:ellipse draw:style-name="gr117" draw:text-style-name="P129" svg:width="0.05cm" svg:height="0.052cm" svg:x="0.979cm" svg:y="0.91cm"><text:p/></draw:ellipse><draw:circle draw:style-name="gr117" draw:text-style-name="P129" svg:width="0.05cm" svg:height="0.05cm" svg:x="0.979cm" svg:y="1.411cm"><text:p/></draw:circle><draw:ellipse draw:style-name="gr117" draw:text-style-name="P129" svg:width="0.05cm" svg:height="0.055cm" svg:x="0.979cm" svg:y="1.91cm"><text:p/></draw:ellipse><draw:circle draw:style-name="gr117" draw:text-style-name="P129" svg:width="0.05cm" svg:height="0.05cm" svg:x="0.979cm" svg:y="2.411cm"><text:p/></draw:circle><draw:ellipse draw:style-name="gr117" draw:text-style-name="P129" svg:width="0.05cm" svg:height="0.055cm" svg:x="0.979cm" svg:y="2.911cm"><text:p/></draw:ellipse><draw:ellipse draw:style-name="gr117" draw:text-style-name="P129" svg:width="0.05cm" svg:height="0.054cm" svg:x="0.979cm" svg:y="3.412cm"><text:p/></draw:ellipse><draw:ellipse draw:style-name="gr117" draw:text-style-name="P129" svg:width="0.05cm" svg:height="0.055cm" svg:x="0.979cm" svg:y="3.911cm"><text:p/></draw:ellipse><draw:ellipse draw:style-name="gr117" draw:text-style-name="P129" svg:width="0.05cm" svg:height="0.054cm" svg:x="0.979cm" svg:y="4.412cm"><text:p/></draw:ellipse><draw:ellipse draw:style-name="gr117" draw:text-style-name="P129" svg:width="0.05cm" svg:height="0.054cm" svg:x="0.979cm" svg:y="4.911cm"><text:p/></draw:ellipse><draw:ellipse draw:style-name="gr117" draw:text-style-name="P129" svg:width="0.05cm" svg:height="0.052cm" svg:x="0.979cm" svg:y="5.414cm"><text:p/></draw:ellipse><draw:ellipse draw:style-name="gr117" draw:text-style-name="P129" svg:width="0.054cm" svg:height="0.05cm" svg:x="1.48cm" svg:y="-0.589cm"><text:p/></draw:ellipse><draw:ellipse draw:style-name="gr117" draw:text-style-name="P129" svg:width="0.054cm" svg:height="0.052cm" svg:x="1.48cm" svg:y="-0.09cm"><text:p/></draw:ellipse><draw:ellipse draw:style-name="gr117" draw:text-style-name="P129" svg:width="0.054cm" svg:height="0.05cm" svg:x="1.48cm" svg:y="0.411cm"><text:p/></draw:ellipse><draw:ellipse draw:style-name="gr117" draw:text-style-name="P129" svg:width="0.054cm" svg:height="0.052cm" svg:x="1.48cm" svg:y="0.91cm"><text:p/></draw:ellipse><draw:ellipse draw:style-name="gr117" draw:text-style-name="P129" svg:width="0.054cm" svg:height="0.05cm" svg:x="1.48cm" svg:y="1.411cm"><text:p/></draw:ellipse><draw:ellipse draw:style-name="gr117" draw:text-style-name="P129" svg:width="0.054cm" svg:height="0.055cm" svg:x="1.48cm" svg:y="1.91cm"><text:p/></draw:ellipse><draw:ellipse draw:style-name="gr117" draw:text-style-name="P129" svg:width="0.054cm" svg:height="0.05cm" svg:x="1.48cm" svg:y="2.411cm"><text:p/></draw:ellipse><draw:ellipse draw:style-name="gr117" draw:text-style-name="P129" svg:width="0.054cm" svg:height="0.055cm" svg:x="1.48cm" svg:y="2.911cm"><text:p/></draw:ellipse><draw:circle draw:style-name="gr117" draw:text-style-name="P129" svg:width="0.054cm" svg:height="0.054cm" svg:x="1.48cm" svg:y="3.412cm"><text:p/></draw:circle><draw:ellipse draw:style-name="gr117" draw:text-style-name="P129" svg:width="0.054cm" svg:height="0.055cm" svg:x="1.48cm" svg:y="3.911cm"><text:p/></draw:ellipse><draw:circle draw:style-name="gr117" draw:text-style-name="P129" svg:width="0.054cm" svg:height="0.054cm" svg:x="1.48cm" svg:y="4.412cm"><text:p/></draw:circle><draw:circle draw:style-name="gr117" draw:text-style-name="P129" svg:width="0.054cm" svg:height="0.054cm" svg:x="1.48cm" svg:y="4.911cm"><text:p/></draw:circle><draw:ellipse draw:style-name="gr117" draw:text-style-name="P129" svg:width="0.054cm" svg:height="0.052cm" svg:x="1.48cm" svg:y="5.414cm"><text:p/></draw:ellipse><draw:circle draw:style-name="gr117" draw:text-style-name="P129" svg:width="0.05cm" svg:height="0.05cm" svg:x="1.981cm" svg:y="-0.589cm"><text:p/></draw:circle><draw:ellipse draw:style-name="gr117" draw:text-style-name="P129" svg:width="0.05cm" svg:height="0.052cm" svg:x="1.981cm" svg:y="-0.09cm"><text:p/></draw:ellipse><draw:circle draw:style-name="gr117" draw:text-style-name="P129" svg:width="0.05cm" svg:height="0.05cm" svg:x="1.981cm" svg:y="0.411cm"><text:p/></draw:circle><draw:ellipse draw:style-name="gr117" draw:text-style-name="P129" svg:width="0.05cm" svg:height="0.052cm" svg:x="1.981cm" svg:y="0.91cm"><text:p/></draw:ellipse><draw:circle draw:style-name="gr117" draw:text-style-name="P129" svg:width="0.05cm" svg:height="0.05cm" svg:x="1.981cm" svg:y="1.411cm"><text:p/></draw:circle><draw:ellipse draw:style-name="gr117" draw:text-style-name="P129" svg:width="0.05cm" svg:height="0.055cm" svg:x="1.981cm" svg:y="1.91cm"><text:p/></draw:ellipse><draw:circle draw:style-name="gr117" draw:text-style-name="P129" svg:width="0.05cm" svg:height="0.05cm" svg:x="1.981cm" svg:y="2.411cm"><text:p/></draw:circle><draw:ellipse draw:style-name="gr117" draw:text-style-name="P129" svg:width="0.05cm" svg:height="0.055cm" svg:x="1.981cm" svg:y="2.911cm"><text:p/></draw:ellipse><draw:ellipse draw:style-name="gr117" draw:text-style-name="P129" svg:width="0.05cm" svg:height="0.054cm" svg:x="1.981cm" svg:y="3.412cm"><text:p/></draw:ellipse><draw:ellipse draw:style-name="gr117" draw:text-style-name="P129" svg:width="0.05cm" svg:height="0.055cm" svg:x="1.981cm" svg:y="3.911cm"><text:p/></draw:ellipse><draw:ellipse draw:style-name="gr117" draw:text-style-name="P129" svg:width="0.05cm" svg:height="0.054cm" svg:x="1.981cm" svg:y="4.412cm"><text:p/></draw:ellipse><draw:ellipse draw:style-name="gr117" draw:text-style-name="P129" svg:width="0.05cm" svg:height="0.054cm" svg:x="1.981cm" svg:y="4.911cm"><text:p/></draw:ellipse><draw:ellipse draw:style-name="gr117" draw:text-style-name="P129" svg:width="0.05cm" svg:height="0.052cm" svg:x="1.981cm" svg:y="5.414cm"><text:p/></draw:ellipse><draw:ellipse draw:style-name="gr117" draw:text-style-name="P129" svg:width="0.055cm" svg:height="0.05cm" svg:x="2.48cm" svg:y="-0.589cm"><text:p/></draw:ellipse><draw:ellipse draw:style-name="gr117" draw:text-style-name="P129" svg:width="0.055cm" svg:height="0.052cm" svg:x="2.48cm" svg:y="-0.09cm"><text:p/></draw:ellipse><draw:ellipse draw:style-name="gr117" draw:text-style-name="P129" svg:width="0.055cm" svg:height="0.05cm" svg:x="2.48cm" svg:y="0.411cm"><text:p/></draw:ellipse><draw:ellipse draw:style-name="gr117" draw:text-style-name="P129" svg:width="0.055cm" svg:height="0.052cm" svg:x="2.48cm" svg:y="0.91cm"><text:p/></draw:ellipse><draw:ellipse draw:style-name="gr117" draw:text-style-name="P129" svg:width="0.055cm" svg:height="0.05cm" svg:x="2.48cm" svg:y="1.411cm"><text:p/></draw:ellipse><draw:circle draw:style-name="gr117" draw:text-style-name="P129" svg:width="0.055cm" svg:height="0.055cm" svg:x="2.48cm" svg:y="1.91cm"><text:p/></draw:circle><draw:ellipse draw:style-name="gr117" draw:text-style-name="P129" svg:width="0.055cm" svg:height="0.05cm" svg:x="2.48cm" svg:y="2.411cm"><text:p/></draw:ellipse><draw:circle draw:style-name="gr117" draw:text-style-name="P129" svg:width="0.055cm" svg:height="0.055cm" svg:x="2.48cm" svg:y="2.911cm"><text:p/></draw:circle><draw:ellipse draw:style-name="gr117" draw:text-style-name="P129" svg:width="0.055cm" svg:height="0.054cm" svg:x="2.48cm" svg:y="3.412cm"><text:p/></draw:ellipse><draw:circle draw:style-name="gr117" draw:text-style-name="P129" svg:width="0.055cm" svg:height="0.055cm" svg:x="2.48cm" svg:y="3.911cm"><text:p/></draw:circle><draw:ellipse draw:style-name="gr117" draw:text-style-name="P129" svg:width="0.055cm" svg:height="0.054cm" svg:x="2.48cm" svg:y="4.412cm"><text:p/></draw:ellipse><draw:ellipse draw:style-name="gr117" draw:text-style-name="P129" svg:width="0.055cm" svg:height="0.054cm" svg:x="2.48cm" svg:y="4.911cm"><text:p/></draw:ellipse><draw:ellipse draw:style-name="gr117" draw:text-style-name="P129" svg:width="0.055cm" svg:height="0.052cm" svg:x="2.48cm" svg:y="5.414cm"><text:p/></draw:ellipse><draw:circle draw:style-name="gr117" draw:text-style-name="P129" svg:width="0.05cm" svg:height="0.05cm" svg:x="2.983cm" svg:y="-0.589cm"><text:p/></draw:circle><draw:ellipse draw:style-name="gr117" draw:text-style-name="P129" svg:width="0.05cm" svg:height="0.052cm" svg:x="2.983cm" svg:y="-0.09cm"><text:p/></draw:ellipse><draw:circle draw:style-name="gr117" draw:text-style-name="P129" svg:width="0.05cm" svg:height="0.05cm" svg:x="2.983cm" svg:y="0.411cm"><text:p/></draw:circle><draw:ellipse draw:style-name="gr117" draw:text-style-name="P129" svg:width="0.05cm" svg:height="0.052cm" svg:x="2.983cm" svg:y="0.91cm"><text:p/></draw:ellipse><draw:circle draw:style-name="gr117" draw:text-style-name="P129" svg:width="0.05cm" svg:height="0.05cm" svg:x="2.983cm" svg:y="1.411cm"><text:p/></draw:circle><draw:ellipse draw:style-name="gr117" draw:text-style-name="P129" svg:width="0.05cm" svg:height="0.055cm" svg:x="2.983cm" svg:y="1.91cm"><text:p/></draw:ellipse><draw:circle draw:style-name="gr117" draw:text-style-name="P129" svg:width="0.05cm" svg:height="0.05cm" svg:x="2.983cm" svg:y="2.411cm"><text:p/></draw:circle><draw:ellipse draw:style-name="gr117" draw:text-style-name="P129" svg:width="0.05cm" svg:height="0.055cm" svg:x="2.983cm" svg:y="2.911cm"><text:p/></draw:ellipse><draw:ellipse draw:style-name="gr117" draw:text-style-name="P129" svg:width="0.05cm" svg:height="0.054cm" svg:x="2.983cm" svg:y="3.412cm"><text:p/></draw:ellipse><draw:ellipse draw:style-name="gr117" draw:text-style-name="P129" svg:width="0.05cm" svg:height="0.055cm" svg:x="2.983cm" svg:y="3.911cm"><text:p/></draw:ellipse><draw:ellipse draw:style-name="gr117" draw:text-style-name="P129" svg:width="0.05cm" svg:height="0.054cm" svg:x="2.983cm" svg:y="4.412cm"><text:p/></draw:ellipse><draw:ellipse draw:style-name="gr117" draw:text-style-name="P129" svg:width="0.05cm" svg:height="0.054cm" svg:x="2.983cm" svg:y="4.911cm"><text:p/></draw:ellipse><draw:ellipse draw:style-name="gr117" draw:text-style-name="P129" svg:width="0.05cm" svg:height="0.052cm" svg:x="2.983cm" svg:y="5.414cm"><text:p/></draw:ellipse><draw:ellipse draw:style-name="gr117" draw:text-style-name="P129" svg:width="0.055cm" svg:height="0.05cm" svg:x="3.482cm" svg:y="-0.589cm"><text:p/></draw:ellipse><draw:ellipse draw:style-name="gr117" draw:text-style-name="P129" svg:width="0.055cm" svg:height="0.052cm" svg:x="3.482cm" svg:y="-0.09cm"><text:p/></draw:ellipse><draw:ellipse draw:style-name="gr117" draw:text-style-name="P129" svg:width="0.055cm" svg:height="0.05cm" svg:x="3.482cm" svg:y="0.411cm"><text:p/></draw:ellipse><draw:ellipse draw:style-name="gr117" draw:text-style-name="P129" svg:width="0.055cm" svg:height="0.052cm" svg:x="3.482cm" svg:y="0.91cm"><text:p/></draw:ellipse><draw:ellipse draw:style-name="gr117" draw:text-style-name="P129" svg:width="0.055cm" svg:height="0.05cm" svg:x="3.482cm" svg:y="1.411cm"><text:p/></draw:ellipse><draw:circle draw:style-name="gr117" draw:text-style-name="P129" svg:width="0.055cm" svg:height="0.055cm" svg:x="3.482cm" svg:y="1.91cm"><text:p/></draw:circle><draw:ellipse draw:style-name="gr117" draw:text-style-name="P129" svg:width="0.055cm" svg:height="0.05cm" svg:x="3.482cm" svg:y="2.411cm"><text:p/></draw:ellipse><draw:circle draw:style-name="gr117" draw:text-style-name="P129" svg:width="0.055cm" svg:height="0.055cm" svg:x="3.482cm" svg:y="2.911cm"><text:p/></draw:circle><draw:ellipse draw:style-name="gr117" draw:text-style-name="P129" svg:width="0.055cm" svg:height="0.054cm" svg:x="3.482cm" svg:y="3.412cm"><text:p/></draw:ellipse><draw:circle draw:style-name="gr117" draw:text-style-name="P129" svg:width="0.055cm" svg:height="0.055cm" svg:x="3.482cm" svg:y="3.911cm"><text:p/></draw:circle><draw:ellipse draw:style-name="gr117" draw:text-style-name="P129" svg:width="0.055cm" svg:height="0.054cm" svg:x="3.482cm" svg:y="4.412cm"><text:p/></draw:ellipse><draw:ellipse draw:style-name="gr117" draw:text-style-name="P129" svg:width="0.055cm" svg:height="0.054cm" svg:x="3.482cm" svg:y="4.911cm"><text:p/></draw:ellipse><draw:ellipse draw:style-name="gr117" draw:text-style-name="P129" svg:width="0.055cm" svg:height="0.052cm" svg:x="3.482cm" svg:y="5.414cm"><text:p/></draw:ellipse><draw:ellipse draw:style-name="gr117" draw:text-style-name="P129" svg:width="0.052cm" svg:height="0.05cm" svg:x="3.985cm" svg:y="-0.589cm"><text:p/></draw:ellipse><draw:circle draw:style-name="gr117" draw:text-style-name="P129" svg:width="0.052cm" svg:height="0.052cm" svg:x="3.985cm" svg:y="-0.09cm"><text:p/></draw:circle><draw:ellipse draw:style-name="gr117" draw:text-style-name="P129" svg:width="0.052cm" svg:height="0.05cm" svg:x="3.985cm" svg:y="0.411cm"><text:p/></draw:ellipse><draw:circle draw:style-name="gr117" draw:text-style-name="P129" svg:width="0.052cm" svg:height="0.052cm" svg:x="3.985cm" svg:y="0.91cm"><text:p/></draw:circle><draw:ellipse draw:style-name="gr117" draw:text-style-name="P129" svg:width="0.052cm" svg:height="0.05cm" svg:x="3.985cm" svg:y="1.411cm"><text:p/></draw:ellipse><draw:ellipse draw:style-name="gr117" draw:text-style-name="P129" svg:width="0.052cm" svg:height="0.055cm" svg:x="3.985cm" svg:y="1.91cm"><text:p/></draw:ellipse><draw:ellipse draw:style-name="gr117" draw:text-style-name="P129" svg:width="0.052cm" svg:height="0.05cm" svg:x="3.985cm" svg:y="2.411cm"><text:p/></draw:ellipse><draw:ellipse draw:style-name="gr117" draw:text-style-name="P129" svg:width="0.052cm" svg:height="0.055cm" svg:x="3.985cm" svg:y="2.911cm"><text:p/></draw:ellipse><draw:ellipse draw:style-name="gr117" draw:text-style-name="P129" svg:width="0.052cm" svg:height="0.054cm" svg:x="3.985cm" svg:y="3.412cm"><text:p/></draw:ellipse><draw:ellipse draw:style-name="gr117" draw:text-style-name="P129" svg:width="0.052cm" svg:height="0.055cm" svg:x="3.985cm" svg:y="3.911cm"><text:p/></draw:ellipse><draw:ellipse draw:style-name="gr117" draw:text-style-name="P129" svg:width="0.052cm" svg:height="0.054cm" svg:x="3.985cm" svg:y="4.412cm"><text:p/></draw:ellipse><draw:ellipse draw:style-name="gr117" draw:text-style-name="P129" svg:width="0.052cm" svg:height="0.054cm" svg:x="3.985cm" svg:y="4.911cm"><text:p/></draw:ellipse><draw:circle draw:style-name="gr117" draw:text-style-name="P129" svg:width="0.052cm" svg:height="0.052cm" svg:x="3.985cm" svg:y="5.414cm"><text:p/></draw:circle><draw:ellipse draw:style-name="gr117" draw:text-style-name="P129" svg:width="0.055cm" svg:height="0.05cm" svg:x="4.484cm" svg:y="-0.589cm"><text:p/></draw:ellipse><draw:ellipse draw:style-name="gr117" draw:text-style-name="P129" svg:width="0.055cm" svg:height="0.052cm" svg:x="4.484cm" svg:y="-0.09cm"><text:p/></draw:ellipse><draw:ellipse draw:style-name="gr117" draw:text-style-name="P129" svg:width="0.055cm" svg:height="0.05cm" svg:x="4.484cm" svg:y="0.411cm"><text:p/></draw:ellipse><draw:ellipse draw:style-name="gr117" draw:text-style-name="P129" svg:width="0.055cm" svg:height="0.052cm" svg:x="4.484cm" svg:y="0.91cm"><text:p/></draw:ellipse><draw:ellipse draw:style-name="gr117" draw:text-style-name="P129" svg:width="0.055cm" svg:height="0.05cm" svg:x="4.484cm" svg:y="1.411cm"><text:p/></draw:ellipse><draw:circle draw:style-name="gr117" draw:text-style-name="P129" svg:width="0.055cm" svg:height="0.055cm" svg:x="4.484cm" svg:y="1.91cm"><text:p/></draw:circle><draw:ellipse draw:style-name="gr117" draw:text-style-name="P129" svg:width="0.055cm" svg:height="0.05cm" svg:x="4.484cm" svg:y="2.411cm"><text:p/></draw:ellipse><draw:circle draw:style-name="gr117" draw:text-style-name="P129" svg:width="0.055cm" svg:height="0.055cm" svg:x="4.484cm" svg:y="2.911cm"><text:p/></draw:circle><draw:ellipse draw:style-name="gr117" draw:text-style-name="P129" svg:width="0.055cm" svg:height="0.054cm" svg:x="4.484cm" svg:y="3.412cm"><text:p/></draw:ellipse><draw:circle draw:style-name="gr117" draw:text-style-name="P129" svg:width="0.055cm" svg:height="0.055cm" svg:x="4.484cm" svg:y="3.911cm"><text:p/></draw:circle><draw:ellipse draw:style-name="gr117" draw:text-style-name="P129" svg:width="0.055cm" svg:height="0.054cm" svg:x="4.484cm" svg:y="4.412cm"><text:p/></draw:ellipse><draw:ellipse draw:style-name="gr117" draw:text-style-name="P129" svg:width="0.055cm" svg:height="0.054cm" svg:x="4.484cm" svg:y="4.911cm"><text:p/></draw:ellipse><draw:ellipse draw:style-name="gr117" draw:text-style-name="P129" svg:width="0.055cm" svg:height="0.052cm" svg:x="4.484cm" svg:y="5.414cm"><text:p/></draw:ellipse><draw:ellipse draw:style-name="gr117" draw:text-style-name="P129" svg:width="0.052cm" svg:height="0.05cm" svg:x="4.987cm" svg:y="-0.589cm"><text:p/></draw:ellipse><draw:circle draw:style-name="gr117" draw:text-style-name="P129" svg:width="0.052cm" svg:height="0.052cm" svg:x="4.987cm" svg:y="-0.09cm"><text:p/></draw:circle><draw:ellipse draw:style-name="gr117" draw:text-style-name="P129" svg:width="0.052cm" svg:height="0.05cm" svg:x="4.987cm" svg:y="0.411cm"><text:p/></draw:ellipse><draw:circle draw:style-name="gr117" draw:text-style-name="P129" svg:width="0.052cm" svg:height="0.052cm" svg:x="4.987cm" svg:y="0.91cm"><text:p/></draw:circle><draw:ellipse draw:style-name="gr117" draw:text-style-name="P129" svg:width="0.052cm" svg:height="0.05cm" svg:x="4.987cm" svg:y="1.411cm"><text:p/></draw:ellipse><draw:ellipse draw:style-name="gr117" draw:text-style-name="P129" svg:width="0.052cm" svg:height="0.055cm" svg:x="4.987cm" svg:y="1.91cm"><text:p/></draw:ellipse><draw:ellipse draw:style-name="gr117" draw:text-style-name="P129" svg:width="0.052cm" svg:height="0.05cm" svg:x="4.987cm" svg:y="2.411cm"><text:p/></draw:ellipse><draw:ellipse draw:style-name="gr117" draw:text-style-name="P129" svg:width="0.052cm" svg:height="0.055cm" svg:x="4.987cm" svg:y="2.911cm"><text:p/></draw:ellipse><draw:ellipse draw:style-name="gr117" draw:text-style-name="P129" svg:width="0.052cm" svg:height="0.054cm" svg:x="4.987cm" svg:y="3.412cm"><text:p/></draw:ellipse><draw:ellipse draw:style-name="gr117" draw:text-style-name="P129" svg:width="0.052cm" svg:height="0.055cm" svg:x="4.987cm" svg:y="3.911cm"><text:p/></draw:ellipse><draw:ellipse draw:style-name="gr117" draw:text-style-name="P129" svg:width="0.052cm" svg:height="0.054cm" svg:x="4.987cm" svg:y="4.412cm"><text:p/></draw:ellipse><draw:ellipse draw:style-name="gr117" draw:text-style-name="P129" svg:width="0.052cm" svg:height="0.054cm" svg:x="4.987cm" svg:y="4.911cm"><text:p/></draw:ellipse><draw:circle draw:style-name="gr117" draw:text-style-name="P129" svg:width="0.052cm" svg:height="0.052cm" svg:x="4.987cm" svg:y="5.414cm"><text:p/></draw:circle><draw:ellipse draw:style-name="gr117" draw:text-style-name="P129" svg:width="0.055cm" svg:height="0.05cm" svg:x="5.486cm" svg:y="-0.589cm"><text:p/></draw:ellipse><draw:ellipse draw:style-name="gr117" draw:text-style-name="P129" svg:width="0.055cm" svg:height="0.052cm" svg:x="5.486cm" svg:y="-0.09cm"><text:p/></draw:ellipse><draw:ellipse draw:style-name="gr117" draw:text-style-name="P129" svg:width="0.055cm" svg:height="0.05cm" svg:x="5.486cm" svg:y="0.411cm"><text:p/></draw:ellipse><draw:ellipse draw:style-name="gr117" draw:text-style-name="P129" svg:width="0.055cm" svg:height="0.052cm" svg:x="5.486cm" svg:y="0.91cm"><text:p/></draw:ellipse><draw:ellipse draw:style-name="gr117" draw:text-style-name="P129" svg:width="0.055cm" svg:height="0.05cm" svg:x="5.486cm" svg:y="1.411cm"><text:p/></draw:ellipse><draw:circle draw:style-name="gr117" draw:text-style-name="P129" svg:width="0.055cm" svg:height="0.055cm" svg:x="5.486cm" svg:y="1.91cm"><text:p/></draw:circle><draw:ellipse draw:style-name="gr117" draw:text-style-name="P129" svg:width="0.055cm" svg:height="0.05cm" svg:x="5.486cm" svg:y="2.411cm"><text:p/></draw:ellipse><draw:circle draw:style-name="gr117" draw:text-style-name="P129" svg:width="0.055cm" svg:height="0.055cm" svg:x="5.486cm" svg:y="2.911cm"><text:p/></draw:circle><draw:ellipse draw:style-name="gr117" draw:text-style-name="P129" svg:width="0.055cm" svg:height="0.054cm" svg:x="5.486cm" svg:y="3.412cm"><text:p/></draw:ellipse><draw:circle draw:style-name="gr117" draw:text-style-name="P129" svg:width="0.055cm" svg:height="0.055cm" svg:x="5.486cm" svg:y="3.911cm"><text:p/></draw:circle><draw:ellipse draw:style-name="gr117" draw:text-style-name="P129" svg:width="0.055cm" svg:height="0.054cm" svg:x="5.486cm" svg:y="4.412cm"><text:p/></draw:ellipse><draw:ellipse draw:style-name="gr117" draw:text-style-name="P129" svg:width="0.055cm" svg:height="0.054cm" svg:x="5.486cm" svg:y="4.911cm"><text:p/></draw:ellipse><draw:ellipse draw:style-name="gr117" draw:text-style-name="P129" svg:width="0.055cm" svg:height="0.052cm" svg:x="5.486cm" svg:y="5.414cm"><text:p/></draw:ellipse><draw:ellipse draw:style-name="gr117" draw:text-style-name="P129" svg:width="0.052cm" svg:height="0.05cm" svg:x="5.988cm" svg:y="-0.589cm"><text:p/></draw:ellipse><draw:circle draw:style-name="gr117" draw:text-style-name="P129" svg:width="0.052cm" svg:height="0.052cm" svg:x="5.988cm" svg:y="-0.09cm"><text:p/></draw:circle><draw:ellipse draw:style-name="gr117" draw:text-style-name="P129" svg:width="0.052cm" svg:height="0.05cm" svg:x="5.988cm" svg:y="0.411cm"><text:p/></draw:ellipse><draw:circle draw:style-name="gr117" draw:text-style-name="P129" svg:width="0.052cm" svg:height="0.052cm" svg:x="5.988cm" svg:y="0.91cm"><text:p/></draw:circle><draw:ellipse draw:style-name="gr117" draw:text-style-name="P129" svg:width="0.052cm" svg:height="0.05cm" svg:x="5.988cm" svg:y="1.411cm"><text:p/></draw:ellipse><draw:ellipse draw:style-name="gr117" draw:text-style-name="P129" svg:width="0.052cm" svg:height="0.055cm" svg:x="5.988cm" svg:y="1.91cm"><text:p/></draw:ellipse><draw:ellipse draw:style-name="gr117" draw:text-style-name="P129" svg:width="0.052cm" svg:height="0.05cm" svg:x="5.988cm" svg:y="2.411cm"><text:p/></draw:ellipse><draw:ellipse draw:style-name="gr117" draw:text-style-name="P129" svg:width="0.052cm" svg:height="0.055cm" svg:x="5.988cm" svg:y="2.911cm"><text:p/></draw:ellipse><draw:ellipse draw:style-name="gr117" draw:text-style-name="P129" svg:width="0.052cm" svg:height="0.054cm" svg:x="5.988cm" svg:y="3.412cm"><text:p/></draw:ellipse><draw:ellipse draw:style-name="gr117" draw:text-style-name="P129" svg:width="0.052cm" svg:height="0.055cm" svg:x="5.988cm" svg:y="3.911cm"><text:p/></draw:ellipse><draw:ellipse draw:style-name="gr117" draw:text-style-name="P129" svg:width="0.052cm" svg:height="0.054cm" svg:x="5.988cm" svg:y="4.412cm"><text:p/></draw:ellipse><draw:ellipse draw:style-name="gr117" draw:text-style-name="P129" svg:width="0.052cm" svg:height="0.054cm" svg:x="5.988cm" svg:y="4.911cm"><text:p/></draw:ellipse><draw:circle draw:style-name="gr117" draw:text-style-name="P129" svg:width="0.052cm" svg:height="0.052cm" svg:x="5.988cm" svg:y="5.414cm"><text:p/></draw:circle><draw:ellipse draw:style-name="gr117" draw:text-style-name="P129" svg:width="0.052cm" svg:height="0.05cm" svg:x="6.488cm" svg:y="-0.589cm"><text:p/></draw:ellipse><draw:circle draw:style-name="gr117" draw:text-style-name="P129" svg:width="0.052cm" svg:height="0.052cm" svg:x="6.488cm" svg:y="-0.09cm"><text:p/></draw:circle><draw:ellipse draw:style-name="gr117" draw:text-style-name="P129" svg:width="0.052cm" svg:height="0.05cm" svg:x="6.488cm" svg:y="0.411cm"><text:p/></draw:ellipse><draw:circle draw:style-name="gr117" draw:text-style-name="P129" svg:width="0.052cm" svg:height="0.052cm" svg:x="6.488cm" svg:y="0.91cm"><text:p/></draw:circle><draw:ellipse draw:style-name="gr117" draw:text-style-name="P129" svg:width="0.052cm" svg:height="0.05cm" svg:x="6.488cm" svg:y="1.411cm"><text:p/></draw:ellipse><draw:ellipse draw:style-name="gr117" draw:text-style-name="P129" svg:width="0.052cm" svg:height="0.055cm" svg:x="6.488cm" svg:y="1.91cm"><text:p/></draw:ellipse><draw:ellipse draw:style-name="gr117" draw:text-style-name="P129" svg:width="0.052cm" svg:height="0.05cm" svg:x="6.488cm" svg:y="2.411cm"><text:p/></draw:ellipse><draw:ellipse draw:style-name="gr117" draw:text-style-name="P129" svg:width="0.052cm" svg:height="0.055cm" svg:x="6.488cm" svg:y="2.911cm"><text:p/></draw:ellipse><draw:ellipse draw:style-name="gr117" draw:text-style-name="P129" svg:width="0.052cm" svg:height="0.054cm" svg:x="6.488cm" svg:y="3.412cm"><text:p/></draw:ellipse><draw:ellipse draw:style-name="gr117" draw:text-style-name="P129" svg:width="0.052cm" svg:height="0.055cm" svg:x="6.488cm" svg:y="3.911cm"><text:p/></draw:ellipse><draw:ellipse draw:style-name="gr117" draw:text-style-name="P129" svg:width="0.052cm" svg:height="0.054cm" svg:x="6.488cm" svg:y="4.412cm"><text:p/></draw:ellipse><draw:ellipse draw:style-name="gr117" draw:text-style-name="P129" svg:width="0.052cm" svg:height="0.054cm" svg:x="6.488cm" svg:y="4.911cm"><text:p/></draw:ellipse><draw:circle draw:style-name="gr117" draw:text-style-name="P129" svg:width="0.052cm" svg:height="0.052cm" svg:x="6.488cm" svg:y="5.414cm"><text:p/></draw:circle><draw:ellipse draw:style-name="gr117" draw:text-style-name="P129" svg:width="0.054cm" svg:height="0.05cm" svg:x="6.989cm" svg:y="-0.589cm"><text:p/></draw:ellipse><draw:ellipse draw:style-name="gr117" draw:text-style-name="P129" svg:width="0.054cm" svg:height="0.052cm" svg:x="6.989cm" svg:y="-0.09cm"><text:p/></draw:ellipse><draw:ellipse draw:style-name="gr117" draw:text-style-name="P129" svg:width="0.054cm" svg:height="0.05cm" svg:x="6.989cm" svg:y="0.411cm"><text:p/></draw:ellipse><draw:ellipse draw:style-name="gr117" draw:text-style-name="P129" svg:width="0.054cm" svg:height="0.052cm" svg:x="6.989cm" svg:y="0.91cm"><text:p/></draw:ellipse><draw:ellipse draw:style-name="gr117" draw:text-style-name="P129" svg:width="0.054cm" svg:height="0.05cm" svg:x="6.989cm" svg:y="1.411cm"><text:p/></draw:ellipse><draw:ellipse draw:style-name="gr117" draw:text-style-name="P129" svg:width="0.054cm" svg:height="0.055cm" svg:x="6.989cm" svg:y="1.91cm"><text:p/></draw:ellipse><draw:ellipse draw:style-name="gr117" draw:text-style-name="P129" svg:width="0.054cm" svg:height="0.05cm" svg:x="6.989cm" svg:y="2.411cm"><text:p/></draw:ellipse><draw:ellipse draw:style-name="gr117" draw:text-style-name="P129" svg:width="0.054cm" svg:height="0.055cm" svg:x="6.989cm" svg:y="2.911cm"><text:p/></draw:ellipse><draw:circle draw:style-name="gr117" draw:text-style-name="P129" svg:width="0.054cm" svg:height="0.054cm" svg:x="6.989cm" svg:y="3.412cm"><text:p/></draw:circle><draw:ellipse draw:style-name="gr117" draw:text-style-name="P129" svg:width="0.054cm" svg:height="0.055cm" svg:x="6.989cm" svg:y="3.911cm"><text:p/></draw:ellipse><draw:circle draw:style-name="gr117" draw:text-style-name="P129" svg:width="0.054cm" svg:height="0.054cm" svg:x="6.989cm" svg:y="4.412cm"><text:p/></draw:circle><draw:circle draw:style-name="gr117" draw:text-style-name="P129" svg:width="0.054cm" svg:height="0.054cm" svg:x="6.989cm" svg:y="4.911cm"><text:p/></draw:circle><draw:ellipse draw:style-name="gr117" draw:text-style-name="P129" svg:width="0.054cm" svg:height="0.052cm" svg:x="6.989cm" svg:y="5.414cm"><text:p/></draw:ellipse><draw:line draw:style-name="gr72" draw:text-style-name="P124" svg:x1="3.881cm" svg:y1="2.311cm" svg:x2="4.131cm" svg:y2="2.561cm"><text:p/></draw:line><draw:line draw:style-name="gr72" draw:text-style-name="P124" svg:x1="3.881cm" svg:y1="2.561cm" svg:x2="4.131cm" svg:y2="2.311cm"><text:p/></draw:line><draw:frame draw:style-name="gr118" draw:text-style-name="P125" svg:width="0.249cm" svg:height="0.414cm" svg:x="4.186cm" svg:y="2.112cm"><draw:text-box><text:p text:style-name="P81"><text:span text:style-name="T55">R</text:span></text:p></draw:text-box></draw:frame><draw:g draw:style-name="gr5"><draw:polygon draw:style-name="gr119" draw:text-style-name="P126" svg:width="2.499cm" svg:height="3.004cm" draw:transform="rotate (1.5707963267949) translate (1.00371082824028cm 4.93612514213077cm)" svg:viewBox="0 0 2500 3005" draw:points="499,3005 1000,3005 1000,2503 2000,2503 2000,3005 2500,3005 2500,2004 1000,2004 1000,0 0,0 0,502 499,502"><text:p/></draw:polygon><draw:circle draw:style-name="gr123" draw:text-style-name="P127" svg:width="0.205cm" svg:height="0.205cm" draw:transform="rotate (1.5707963267949) translate (1.15358333333333cm 4.28977777777778cm)"><text:p/></draw:circle><draw:ellipse draw:style-name="gr124" draw:text-style-name="P124" svg:width="0.502cm" svg:height="0.505cm" draw:transform="rotate (1.5707963267949) translate (1.000125cm 4.98298611111111cm)" draw:kind="arc" draw:start-angle="267.25" draw:end-angle="0"><text:p/></draw:ellipse></draw:g><draw:g draw:style-name="gr5"><draw:polygon draw:style-name="gr121" draw:text-style-name="P126" svg:width="2.499cm" svg:height="3.004cm" draw:transform="rotate (-1.5707963267949) translate (7.0162058384264cm -0.0604029199058888cm)" svg:viewBox="0 0 2500 3005" draw:points="499,3005 1000,3005 1000,2503 2000,2503 2000,3005 2500,3005 2500,2004 1000,2004 1000,0 0,0 0,502 499,502"><text:p/></draw:polygon><draw:circle draw:style-name="gr125" draw:text-style-name="P128" svg:width="0.205cm" svg:height="0.205cm" draw:transform="rotate (-1.5707963267949) translate (6.86681944444444cm 0.589138888888889cm)"><text:p/></draw:circle><draw:ellipse draw:style-name="gr126" draw:text-style-name="P124" svg:width="0.502cm" svg:height="0.503cm" draw:transform="rotate (-1.5707963267949) translate (7.01851388888889cm -0.107597222222222cm)" draw:kind="arc" draw:start-angle="267.25" draw:end-angle="0"><text:p/></draw:ellipse></draw:g></draw:g><text:span text:style-name="Bold_5f_niv1"><text:span text:style-name="T12">a.</text:span></text:span></text:p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4"><draw:g text:anchor-type="paragraph" draw:z-index="34" draw:name="Forme17_0" draw:style-name="gr116"><draw:circle draw:style-name="gr117" draw:text-style-name="P129" svg:width="0.05cm" svg:height="0.05cm" svg:x="0.958cm" svg:y="0.196cm"><text:p/></draw:circle><draw:circle draw:style-name="gr117" draw:text-style-name="P129" svg:width="0.052cm" svg:height="0.052cm" svg:x="1.207cm" svg:y="0.695cm"><text:p/></draw:circle><draw:circle draw:style-name="gr117" draw:text-style-name="P129" svg:width="0.05cm" svg:height="0.05cm" svg:x="0.958cm" svg:y="1.196cm"><text:p/></draw:circle><draw:circle draw:style-name="gr117" draw:text-style-name="P129" svg:width="0.052cm" svg:height="0.052cm" svg:x="1.207cm" svg:y="1.695cm"><text:p/></draw:circle><draw:circle draw:style-name="gr117" draw:text-style-name="P129" svg:width="0.05cm" svg:height="0.05cm" svg:x="0.958cm" svg:y="2.196cm"><text:p/></draw:circle><draw:circle draw:style-name="gr117" draw:text-style-name="P129" svg:width="0.052cm" svg:height="0.052cm" svg:x="1.207cm" svg:y="2.695cm"><text:p/></draw:circle><draw:circle draw:style-name="gr117" draw:text-style-name="P129" svg:width="0.05cm" svg:height="0.05cm" svg:x="0.958cm" svg:y="3.196cm"><text:p/></draw:circle><draw:ellipse draw:style-name="gr117" draw:text-style-name="P129" svg:width="0.052cm" svg:height="0.054cm" svg:x="1.207cm" svg:y="3.696cm"><text:p/></draw:ellipse><draw:ellipse draw:style-name="gr117" draw:text-style-name="P129" svg:width="0.05cm" svg:height="0.052cm" svg:x="0.958cm" svg:y="4.198cm"><text:p/></draw:ellipse><draw:ellipse draw:style-name="gr117" draw:text-style-name="P129" svg:width="0.052cm" svg:height="0.054cm" svg:x="1.207cm" svg:y="4.696cm"><text:p/></draw:ellipse><draw:ellipse draw:style-name="gr117" draw:text-style-name="P129" svg:width="0.05cm" svg:height="0.052cm" svg:x="0.958cm" svg:y="5.197cm"><text:p/></draw:ellipse><draw:circle draw:style-name="gr117" draw:text-style-name="P129" svg:width="0.052cm" svg:height="0.052cm" svg:x="1.207cm" svg:y="5.696cm"><text:p/></draw:circle><draw:circle draw:style-name="gr117" draw:text-style-name="P129" svg:width="0.05cm" svg:height="0.05cm" svg:x="0.958cm" svg:y="6.2cm"><text:p/></draw:circle><draw:ellipse draw:style-name="gr117" draw:text-style-name="P129" svg:width="0.052cm" svg:height="0.05cm" svg:x="1.457cm" svg:y="0.196cm"><text:p/></draw:ellipse><draw:ellipse draw:style-name="gr117" draw:text-style-name="P129" svg:width="0.055cm" svg:height="0.052cm" svg:x="1.704cm" svg:y="0.695cm"><text:p/></draw:ellipse><draw:ellipse draw:style-name="gr117" draw:text-style-name="P129" svg:width="0.052cm" svg:height="0.05cm" svg:x="1.457cm" svg:y="1.196cm"><text:p/></draw:ellipse><draw:ellipse draw:style-name="gr117" draw:text-style-name="P129" svg:width="0.055cm" svg:height="0.052cm" svg:x="1.704cm" svg:y="1.695cm"><text:p/></draw:ellipse><draw:ellipse draw:style-name="gr117" draw:text-style-name="P129" svg:width="0.052cm" svg:height="0.05cm" svg:x="1.457cm" svg:y="2.196cm"><text:p/></draw:ellipse><draw:ellipse draw:style-name="gr117" draw:text-style-name="P129" svg:width="0.055cm" svg:height="0.052cm" svg:x="1.704cm" svg:y="2.695cm"><text:p/></draw:ellipse><draw:ellipse draw:style-name="gr117" draw:text-style-name="P129" svg:width="0.052cm" svg:height="0.05cm" svg:x="1.457cm" svg:y="3.196cm"><text:p/></draw:ellipse><draw:ellipse draw:style-name="gr117" draw:text-style-name="P129" svg:width="0.055cm" svg:height="0.054cm" svg:x="1.704cm" svg:y="3.696cm"><text:p/></draw:ellipse><draw:circle draw:style-name="gr117" draw:text-style-name="P129" svg:width="0.052cm" svg:height="0.052cm" svg:x="1.457cm" svg:y="4.198cm"><text:p/></draw:circle><draw:ellipse draw:style-name="gr117" draw:text-style-name="P129" svg:width="0.055cm" svg:height="0.054cm" svg:x="1.704cm" svg:y="4.696cm"><text:p/></draw:ellipse><draw:circle draw:style-name="gr117" draw:text-style-name="P129" svg:width="0.052cm" svg:height="0.052cm" svg:x="1.457cm" svg:y="5.197cm"><text:p/></draw:circle><draw:ellipse draw:style-name="gr117" draw:text-style-name="P129" svg:width="0.055cm" svg:height="0.052cm" svg:x="1.704cm" svg:y="5.696cm"><text:p/></draw:ellipse><draw:ellipse draw:style-name="gr117" draw:text-style-name="P129" svg:width="0.052cm" svg:height="0.05cm" svg:x="1.457cm" svg:y="6.2cm"><text:p/></draw:ellipse><draw:circle draw:style-name="gr117" draw:text-style-name="P129" svg:width="0.05cm" svg:height="0.05cm" svg:x="1.958cm" svg:y="0.196cm"><text:p/></draw:circle><draw:ellipse draw:style-name="gr117" draw:text-style-name="P129" svg:width="0.05cm" svg:height="0.052cm" svg:x="2.21cm" svg:y="0.695cm"><text:p/></draw:ellipse><draw:circle draw:style-name="gr117" draw:text-style-name="P129" svg:width="0.05cm" svg:height="0.05cm" svg:x="1.958cm" svg:y="1.196cm"><text:p/></draw:circle><draw:ellipse draw:style-name="gr117" draw:text-style-name="P129" svg:width="0.05cm" svg:height="0.052cm" svg:x="2.21cm" svg:y="1.695cm"><text:p/></draw:ellipse><draw:circle draw:style-name="gr117" draw:text-style-name="P129" svg:width="0.05cm" svg:height="0.05cm" svg:x="1.958cm" svg:y="2.196cm"><text:p/></draw:circle><draw:ellipse draw:style-name="gr117" draw:text-style-name="P129" svg:width="0.05cm" svg:height="0.052cm" svg:x="2.21cm" svg:y="2.695cm"><text:p/></draw:ellipse><draw:circle draw:style-name="gr117" draw:text-style-name="P129" svg:width="0.05cm" svg:height="0.05cm" svg:x="1.958cm" svg:y="3.196cm"><text:p/></draw:circle><draw:ellipse draw:style-name="gr117" draw:text-style-name="P129" svg:width="0.05cm" svg:height="0.054cm" svg:x="2.21cm" svg:y="3.696cm"><text:p/></draw:ellipse><draw:ellipse draw:style-name="gr117" draw:text-style-name="P129" svg:width="0.05cm" svg:height="0.052cm" svg:x="1.958cm" svg:y="4.198cm"><text:p/></draw:ellipse><draw:ellipse draw:style-name="gr117" draw:text-style-name="P129" svg:width="0.05cm" svg:height="0.054cm" svg:x="2.21cm" svg:y="4.696cm"><text:p/></draw:ellipse><draw:ellipse draw:style-name="gr117" draw:text-style-name="P129" svg:width="0.05cm" svg:height="0.052cm" svg:x="1.958cm" svg:y="5.197cm"><text:p/></draw:ellipse><draw:ellipse draw:style-name="gr117" draw:text-style-name="P129" svg:width="0.05cm" svg:height="0.052cm" svg:x="2.21cm" svg:y="5.696cm"><text:p/></draw:ellipse><draw:circle draw:style-name="gr117" draw:text-style-name="P129" svg:width="0.05cm" svg:height="0.05cm" svg:x="1.958cm" svg:y="6.2cm"><text:p/></draw:circle><draw:ellipse draw:style-name="gr117" draw:text-style-name="P129" svg:width="0.052cm" svg:height="0.05cm" svg:x="2.457cm" svg:y="0.196cm"><text:p/></draw:ellipse><draw:ellipse draw:style-name="gr117" draw:text-style-name="P129" svg:width="0.05cm" svg:height="0.052cm" svg:x="2.708cm" svg:y="0.695cm"><text:p/></draw:ellipse><draw:ellipse draw:style-name="gr117" draw:text-style-name="P129" svg:width="0.052cm" svg:height="0.05cm" svg:x="2.457cm" svg:y="1.196cm"><text:p/></draw:ellipse><draw:ellipse draw:style-name="gr117" draw:text-style-name="P129" svg:width="0.05cm" svg:height="0.052cm" svg:x="2.708cm" svg:y="1.695cm"><text:p/></draw:ellipse><draw:ellipse draw:style-name="gr117" draw:text-style-name="P129" svg:width="0.052cm" svg:height="0.05cm" svg:x="2.457cm" svg:y="2.196cm"><text:p/></draw:ellipse><draw:ellipse draw:style-name="gr117" draw:text-style-name="P129" svg:width="0.05cm" svg:height="0.052cm" svg:x="2.708cm" svg:y="2.695cm"><text:p/></draw:ellipse><draw:ellipse draw:style-name="gr117" draw:text-style-name="P129" svg:width="0.052cm" svg:height="0.05cm" svg:x="2.457cm" svg:y="3.196cm"><text:p/></draw:ellipse><draw:ellipse draw:style-name="gr117" draw:text-style-name="P129" svg:width="0.05cm" svg:height="0.054cm" svg:x="2.708cm" svg:y="3.696cm"><text:p/></draw:ellipse><draw:circle draw:style-name="gr117" draw:text-style-name="P129" svg:width="0.052cm" svg:height="0.052cm" svg:x="2.457cm" svg:y="4.198cm"><text:p/></draw:circle><draw:ellipse draw:style-name="gr117" draw:text-style-name="P129" svg:width="0.05cm" svg:height="0.054cm" svg:x="2.708cm" svg:y="4.696cm"><text:p/></draw:ellipse><draw:circle draw:style-name="gr117" draw:text-style-name="P129" svg:width="0.052cm" svg:height="0.052cm" svg:x="2.457cm" svg:y="5.197cm"><text:p/></draw:circle><draw:ellipse draw:style-name="gr117" draw:text-style-name="P129" svg:width="0.05cm" svg:height="0.052cm" svg:x="2.708cm" svg:y="5.696cm"><text:p/></draw:ellipse><draw:ellipse draw:style-name="gr117" draw:text-style-name="P129" svg:width="0.052cm" svg:height="0.05cm" svg:x="2.457cm" svg:y="6.2cm"><text:p/></draw:ellipse><draw:circle draw:style-name="gr117" draw:text-style-name="P129" svg:width="0.05cm" svg:height="0.05cm" svg:x="2.958cm" svg:y="0.196cm"><text:p/></draw:circle><draw:ellipse draw:style-name="gr117" draw:text-style-name="P129" svg:width="0.05cm" svg:height="0.052cm" svg:x="3.209cm" svg:y="0.695cm"><text:p/></draw:ellipse><draw:circle draw:style-name="gr117" draw:text-style-name="P129" svg:width="0.05cm" svg:height="0.05cm" svg:x="2.958cm" svg:y="1.196cm"><text:p/></draw:circle><draw:ellipse draw:style-name="gr117" draw:text-style-name="P129" svg:width="0.05cm" svg:height="0.052cm" svg:x="3.209cm" svg:y="1.695cm"><text:p/></draw:ellipse><draw:circle draw:style-name="gr117" draw:text-style-name="P129" svg:width="0.05cm" svg:height="0.05cm" svg:x="2.958cm" svg:y="2.196cm"><text:p/></draw:circle><draw:ellipse draw:style-name="gr117" draw:text-style-name="P129" svg:width="0.05cm" svg:height="0.052cm" svg:x="3.209cm" svg:y="2.695cm"><text:p/></draw:ellipse><draw:circle draw:style-name="gr117" draw:text-style-name="P129" svg:width="0.05cm" svg:height="0.05cm" svg:x="2.958cm" svg:y="3.196cm"><text:p/></draw:circle><draw:ellipse draw:style-name="gr117" draw:text-style-name="P129" svg:width="0.05cm" svg:height="0.054cm" svg:x="3.209cm" svg:y="3.696cm"><text:p/></draw:ellipse><draw:ellipse draw:style-name="gr117" draw:text-style-name="P129" svg:width="0.05cm" svg:height="0.052cm" svg:x="2.958cm" svg:y="4.198cm"><text:p/></draw:ellipse><draw:ellipse draw:style-name="gr117" draw:text-style-name="P129" svg:width="0.05cm" svg:height="0.054cm" svg:x="3.209cm" svg:y="4.696cm"><text:p/></draw:ellipse><draw:ellipse draw:style-name="gr117" draw:text-style-name="P129" svg:width="0.05cm" svg:height="0.052cm" svg:x="2.958cm" svg:y="5.197cm"><text:p/></draw:ellipse><draw:ellipse draw:style-name="gr117" draw:text-style-name="P129" svg:width="0.05cm" svg:height="0.052cm" svg:x="3.209cm" svg:y="5.696cm"><text:p/></draw:ellipse><draw:circle draw:style-name="gr117" draw:text-style-name="P129" svg:width="0.05cm" svg:height="0.05cm" svg:x="2.958cm" svg:y="6.2cm"><text:p/></draw:circle><draw:ellipse draw:style-name="gr117" draw:text-style-name="P129" svg:width="0.052cm" svg:height="0.05cm" svg:x="3.457cm" svg:y="0.196cm"><text:p/></draw:ellipse><draw:circle draw:style-name="gr117" draw:text-style-name="P129" svg:width="0.052cm" svg:height="0.052cm" svg:x="3.706cm" svg:y="0.695cm"><text:p/></draw:circle><draw:ellipse draw:style-name="gr117" draw:text-style-name="P129" svg:width="0.052cm" svg:height="0.05cm" svg:x="3.457cm" svg:y="1.196cm"><text:p/></draw:ellipse><draw:circle draw:style-name="gr117" draw:text-style-name="P129" svg:width="0.052cm" svg:height="0.052cm" svg:x="3.706cm" svg:y="1.695cm"><text:p/></draw:circle><draw:ellipse draw:style-name="gr117" draw:text-style-name="P129" svg:width="0.052cm" svg:height="0.05cm" svg:x="3.457cm" svg:y="2.196cm"><text:p/></draw:ellipse><draw:circle draw:style-name="gr117" draw:text-style-name="P129" svg:width="0.052cm" svg:height="0.052cm" svg:x="3.706cm" svg:y="2.695cm"><text:p/></draw:circle><draw:ellipse draw:style-name="gr117" draw:text-style-name="P129" svg:width="0.052cm" svg:height="0.05cm" svg:x="3.457cm" svg:y="3.196cm"><text:p/></draw:ellipse><draw:ellipse draw:style-name="gr117" draw:text-style-name="P129" svg:width="0.052cm" svg:height="0.054cm" svg:x="3.706cm" svg:y="3.696cm"><text:p/></draw:ellipse><draw:circle draw:style-name="gr117" draw:text-style-name="P129" svg:width="0.052cm" svg:height="0.052cm" svg:x="3.457cm" svg:y="4.198cm"><text:p/></draw:circle><draw:ellipse draw:style-name="gr117" draw:text-style-name="P129" svg:width="0.052cm" svg:height="0.054cm" svg:x="3.706cm" svg:y="4.696cm"><text:p/></draw:ellipse><draw:circle draw:style-name="gr117" draw:text-style-name="P129" svg:width="0.052cm" svg:height="0.052cm" svg:x="3.457cm" svg:y="5.197cm"><text:p/></draw:circle><draw:circle draw:style-name="gr117" draw:text-style-name="P129" svg:width="0.052cm" svg:height="0.052cm" svg:x="3.706cm" svg:y="5.696cm"><text:p/></draw:circle><draw:ellipse draw:style-name="gr117" draw:text-style-name="P129" svg:width="0.052cm" svg:height="0.05cm" svg:x="3.457cm" svg:y="6.2cm"><text:p/></draw:ellipse><draw:circle draw:style-name="gr117" draw:text-style-name="P129" svg:width="0.05cm" svg:height="0.05cm" svg:x="3.958cm" svg:y="0.196cm"><text:p/></draw:circle><draw:ellipse draw:style-name="gr117" draw:text-style-name="P129" svg:width="0.05cm" svg:height="0.052cm" svg:x="4.209cm" svg:y="0.695cm"><text:p/></draw:ellipse><draw:circle draw:style-name="gr117" draw:text-style-name="P129" svg:width="0.05cm" svg:height="0.05cm" svg:x="3.958cm" svg:y="1.196cm"><text:p/></draw:circle><draw:ellipse draw:style-name="gr117" draw:text-style-name="P129" svg:width="0.05cm" svg:height="0.052cm" svg:x="4.209cm" svg:y="1.695cm"><text:p/></draw:ellipse><draw:circle draw:style-name="gr117" draw:text-style-name="P129" svg:width="0.05cm" svg:height="0.05cm" svg:x="3.958cm" svg:y="2.196cm"><text:p/></draw:circle><draw:ellipse draw:style-name="gr117" draw:text-style-name="P129" svg:width="0.05cm" svg:height="0.052cm" svg:x="4.209cm" svg:y="2.695cm"><text:p/></draw:ellipse><draw:circle draw:style-name="gr117" draw:text-style-name="P129" svg:width="0.05cm" svg:height="0.05cm" svg:x="3.958cm" svg:y="3.196cm"><text:p/></draw:circle><draw:ellipse draw:style-name="gr117" draw:text-style-name="P129" svg:width="0.05cm" svg:height="0.054cm" svg:x="4.209cm" svg:y="3.696cm"><text:p/></draw:ellipse><draw:ellipse draw:style-name="gr117" draw:text-style-name="P129" svg:width="0.05cm" svg:height="0.052cm" svg:x="3.958cm" svg:y="4.198cm"><text:p/></draw:ellipse><draw:ellipse draw:style-name="gr117" draw:text-style-name="P129" svg:width="0.05cm" svg:height="0.054cm" svg:x="4.209cm" svg:y="4.696cm"><text:p/></draw:ellipse><draw:ellipse draw:style-name="gr117" draw:text-style-name="P129" svg:width="0.05cm" svg:height="0.052cm" svg:x="3.958cm" svg:y="5.197cm"><text:p/></draw:ellipse><draw:ellipse draw:style-name="gr117" draw:text-style-name="P129" svg:width="0.05cm" svg:height="0.052cm" svg:x="4.209cm" svg:y="5.696cm"><text:p/></draw:ellipse><draw:circle draw:style-name="gr117" draw:text-style-name="P129" svg:width="0.05cm" svg:height="0.05cm" svg:x="3.958cm" svg:y="6.2cm"><text:p/></draw:circle><draw:ellipse draw:style-name="gr117" draw:text-style-name="P129" svg:width="0.054cm" svg:height="0.05cm" svg:x="4.459cm" svg:y="0.196cm"><text:p/></draw:ellipse><draw:circle draw:style-name="gr117" draw:text-style-name="P129" svg:width="0.052cm" svg:height="0.052cm" svg:x="4.708cm" svg:y="0.695cm"><text:p/></draw:circle><draw:ellipse draw:style-name="gr117" draw:text-style-name="P129" svg:width="0.054cm" svg:height="0.05cm" svg:x="4.459cm" svg:y="1.196cm"><text:p/></draw:ellipse><draw:circle draw:style-name="gr117" draw:text-style-name="P129" svg:width="0.052cm" svg:height="0.052cm" svg:x="4.708cm" svg:y="1.695cm"><text:p/></draw:circle><draw:ellipse draw:style-name="gr117" draw:text-style-name="P129" svg:width="0.054cm" svg:height="0.05cm" svg:x="4.459cm" svg:y="2.196cm"><text:p/></draw:ellipse><draw:circle draw:style-name="gr117" draw:text-style-name="P129" svg:width="0.052cm" svg:height="0.052cm" svg:x="4.708cm" svg:y="2.695cm"><text:p/></draw:circle><draw:ellipse draw:style-name="gr117" draw:text-style-name="P129" svg:width="0.054cm" svg:height="0.05cm" svg:x="4.459cm" svg:y="3.196cm"><text:p/></draw:ellipse><draw:ellipse draw:style-name="gr117" draw:text-style-name="P129" svg:width="0.052cm" svg:height="0.054cm" svg:x="4.708cm" svg:y="3.696cm"><text:p/></draw:ellipse><draw:ellipse draw:style-name="gr117" draw:text-style-name="P129" svg:width="0.054cm" svg:height="0.052cm" svg:x="4.459cm" svg:y="4.198cm"><text:p/></draw:ellipse><draw:ellipse draw:style-name="gr117" draw:text-style-name="P129" svg:width="0.052cm" svg:height="0.054cm" svg:x="4.708cm" svg:y="4.696cm"><text:p/></draw:ellipse><draw:ellipse draw:style-name="gr117" draw:text-style-name="P129" svg:width="0.054cm" svg:height="0.052cm" svg:x="4.459cm" svg:y="5.197cm"><text:p/></draw:ellipse><draw:circle draw:style-name="gr117" draw:text-style-name="P129" svg:width="0.052cm" svg:height="0.052cm" svg:x="4.708cm" svg:y="5.696cm"><text:p/></draw:circle><draw:ellipse draw:style-name="gr117" draw:text-style-name="P129" svg:width="0.054cm" svg:height="0.05cm" svg:x="4.459cm" svg:y="6.2cm"><text:p/></draw:ellipse><draw:ellipse draw:style-name="gr117" draw:text-style-name="P129" svg:width="0.052cm" svg:height="0.05cm" svg:x="4.96cm" svg:y="0.196cm"><text:p/></draw:ellipse><draw:ellipse draw:style-name="gr117" draw:text-style-name="P129" svg:width="0.054cm" svg:height="0.052cm" svg:x="5.207cm" svg:y="0.695cm"><text:p/></draw:ellipse><draw:ellipse draw:style-name="gr117" draw:text-style-name="P129" svg:width="0.052cm" svg:height="0.05cm" svg:x="4.96cm" svg:y="1.196cm"><text:p/></draw:ellipse><draw:ellipse draw:style-name="gr117" draw:text-style-name="P129" svg:width="0.054cm" svg:height="0.052cm" svg:x="5.207cm" svg:y="1.695cm"><text:p/></draw:ellipse><draw:ellipse draw:style-name="gr117" draw:text-style-name="P129" svg:width="0.052cm" svg:height="0.05cm" svg:x="4.96cm" svg:y="2.196cm"><text:p/></draw:ellipse><draw:ellipse draw:style-name="gr117" draw:text-style-name="P129" svg:width="0.054cm" svg:height="0.052cm" svg:x="5.207cm" svg:y="2.695cm"><text:p/></draw:ellipse><draw:ellipse draw:style-name="gr117" draw:text-style-name="P129" svg:width="0.052cm" svg:height="0.05cm" svg:x="4.96cm" svg:y="3.196cm"><text:p/></draw:ellipse><draw:circle draw:style-name="gr117" draw:text-style-name="P129" svg:width="0.054cm" svg:height="0.054cm" svg:x="5.207cm" svg:y="3.696cm"><text:p/></draw:circle><draw:circle draw:style-name="gr117" draw:text-style-name="P129" svg:width="0.052cm" svg:height="0.052cm" svg:x="4.96cm" svg:y="4.198cm"><text:p/></draw:circle><draw:circle draw:style-name="gr117" draw:text-style-name="P129" svg:width="0.054cm" svg:height="0.054cm" svg:x="5.207cm" svg:y="4.696cm"><text:p/></draw:circle><draw:circle draw:style-name="gr117" draw:text-style-name="P129" svg:width="0.052cm" svg:height="0.052cm" svg:x="4.96cm" svg:y="5.197cm"><text:p/></draw:circle><draw:ellipse draw:style-name="gr117" draw:text-style-name="P129" svg:width="0.054cm" svg:height="0.052cm" svg:x="5.207cm" svg:y="5.696cm"><text:p/></draw:ellipse><draw:ellipse draw:style-name="gr117" draw:text-style-name="P129" svg:width="0.052cm" svg:height="0.05cm" svg:x="4.96cm" svg:y="6.2cm"><text:p/></draw:ellipse><draw:ellipse draw:style-name="gr117" draw:text-style-name="P129" svg:width="0.054cm" svg:height="0.05cm" svg:x="5.458cm" svg:y="0.196cm"><text:p/></draw:ellipse><draw:circle draw:style-name="gr117" draw:text-style-name="P129" svg:width="0.052cm" svg:height="0.052cm" svg:x="5.708cm" svg:y="0.695cm"><text:p/></draw:circle><draw:ellipse draw:style-name="gr117" draw:text-style-name="P129" svg:width="0.054cm" svg:height="0.05cm" svg:x="5.458cm" svg:y="1.196cm"><text:p/></draw:ellipse><draw:circle draw:style-name="gr117" draw:text-style-name="P129" svg:width="0.052cm" svg:height="0.052cm" svg:x="5.708cm" svg:y="1.695cm"><text:p/></draw:circle><draw:ellipse draw:style-name="gr117" draw:text-style-name="P129" svg:width="0.054cm" svg:height="0.05cm" svg:x="5.458cm" svg:y="2.196cm"><text:p/></draw:ellipse><draw:circle draw:style-name="gr117" draw:text-style-name="P129" svg:width="0.052cm" svg:height="0.052cm" svg:x="5.708cm" svg:y="2.695cm"><text:p/></draw:circle><draw:ellipse draw:style-name="gr117" draw:text-style-name="P129" svg:width="0.054cm" svg:height="0.05cm" svg:x="5.458cm" svg:y="3.196cm"><text:p/></draw:ellipse><draw:ellipse draw:style-name="gr117" draw:text-style-name="P129" svg:width="0.052cm" svg:height="0.054cm" svg:x="5.708cm" svg:y="3.696cm"><text:p/></draw:ellipse><draw:ellipse draw:style-name="gr117" draw:text-style-name="P129" svg:width="0.054cm" svg:height="0.052cm" svg:x="5.458cm" svg:y="4.198cm"><text:p/></draw:ellipse><draw:ellipse draw:style-name="gr117" draw:text-style-name="P129" svg:width="0.052cm" svg:height="0.054cm" svg:x="5.708cm" svg:y="4.696cm"><text:p/></draw:ellipse><draw:ellipse draw:style-name="gr117" draw:text-style-name="P129" svg:width="0.054cm" svg:height="0.052cm" svg:x="5.458cm" svg:y="5.197cm"><text:p/></draw:ellipse><draw:circle draw:style-name="gr117" draw:text-style-name="P129" svg:width="0.052cm" svg:height="0.052cm" svg:x="5.708cm" svg:y="5.696cm"><text:p/></draw:circle><draw:ellipse draw:style-name="gr117" draw:text-style-name="P129" svg:width="0.054cm" svg:height="0.05cm" svg:x="5.458cm" svg:y="6.2cm"><text:p/></draw:ellipse><draw:ellipse draw:style-name="gr117" draw:text-style-name="P129" svg:width="0.052cm" svg:height="0.05cm" svg:x="5.959cm" svg:y="0.196cm"><text:p/></draw:ellipse><draw:circle draw:style-name="gr117" draw:text-style-name="P129" svg:width="0.052cm" svg:height="0.052cm" svg:x="6.209cm" svg:y="0.695cm"><text:p/></draw:circle><draw:ellipse draw:style-name="gr117" draw:text-style-name="P129" svg:width="0.052cm" svg:height="0.05cm" svg:x="5.959cm" svg:y="1.196cm"><text:p/></draw:ellipse><draw:circle draw:style-name="gr117" draw:text-style-name="P129" svg:width="0.052cm" svg:height="0.052cm" svg:x="6.209cm" svg:y="1.695cm"><text:p/></draw:circle><draw:ellipse draw:style-name="gr117" draw:text-style-name="P129" svg:width="0.052cm" svg:height="0.05cm" svg:x="5.959cm" svg:y="2.196cm"><text:p/></draw:ellipse><draw:circle draw:style-name="gr117" draw:text-style-name="P129" svg:width="0.052cm" svg:height="0.052cm" svg:x="6.209cm" svg:y="2.695cm"><text:p/></draw:circle><draw:ellipse draw:style-name="gr117" draw:text-style-name="P129" svg:width="0.052cm" svg:height="0.05cm" svg:x="5.959cm" svg:y="3.196cm"><text:p/></draw:ellipse><draw:ellipse draw:style-name="gr117" draw:text-style-name="P129" svg:width="0.052cm" svg:height="0.054cm" svg:x="6.209cm" svg:y="3.696cm"><text:p/></draw:ellipse><draw:circle draw:style-name="gr117" draw:text-style-name="P129" svg:width="0.052cm" svg:height="0.052cm" svg:x="5.959cm" svg:y="4.198cm"><text:p/></draw:circle><draw:ellipse draw:style-name="gr117" draw:text-style-name="P129" svg:width="0.052cm" svg:height="0.054cm" svg:x="6.209cm" svg:y="4.696cm"><text:p/></draw:ellipse><draw:circle draw:style-name="gr117" draw:text-style-name="P129" svg:width="0.052cm" svg:height="0.052cm" svg:x="5.959cm" svg:y="5.197cm"><text:p/></draw:circle><draw:circle draw:style-name="gr117" draw:text-style-name="P129" svg:width="0.052cm" svg:height="0.052cm" svg:x="6.209cm" svg:y="5.696cm"><text:p/></draw:circle><draw:ellipse draw:style-name="gr117" draw:text-style-name="P129" svg:width="0.052cm" svg:height="0.05cm" svg:x="5.959cm" svg:y="6.2cm"><text:p/></draw:ellipse><draw:ellipse draw:style-name="gr117" draw:text-style-name="P129" svg:width="0.052cm" svg:height="0.05cm" svg:x="6.458cm" svg:y="0.196cm"><text:p/></draw:ellipse><draw:ellipse draw:style-name="gr117" draw:text-style-name="P129" svg:width="0.05cm" svg:height="0.052cm" svg:x="6.71cm" svg:y="0.695cm"><text:p/></draw:ellipse><draw:ellipse draw:style-name="gr117" draw:text-style-name="P129" svg:width="0.052cm" svg:height="0.05cm" svg:x="6.458cm" svg:y="1.196cm"><text:p/></draw:ellipse><draw:ellipse draw:style-name="gr117" draw:text-style-name="P129" svg:width="0.05cm" svg:height="0.052cm" svg:x="6.71cm" svg:y="1.695cm"><text:p/></draw:ellipse><draw:ellipse draw:style-name="gr117" draw:text-style-name="P129" svg:width="0.052cm" svg:height="0.05cm" svg:x="6.458cm" svg:y="2.196cm"><text:p/></draw:ellipse><draw:ellipse draw:style-name="gr117" draw:text-style-name="P129" svg:width="0.05cm" svg:height="0.052cm" svg:x="6.71cm" svg:y="2.695cm"><text:p/></draw:ellipse><draw:ellipse draw:style-name="gr117" draw:text-style-name="P129" svg:width="0.052cm" svg:height="0.05cm" svg:x="6.458cm" svg:y="3.196cm"><text:p/></draw:ellipse><draw:ellipse draw:style-name="gr117" draw:text-style-name="P129" svg:width="0.05cm" svg:height="0.054cm" svg:x="6.71cm" svg:y="3.696cm"><text:p/></draw:ellipse><draw:circle draw:style-name="gr117" draw:text-style-name="P129" svg:width="0.052cm" svg:height="0.052cm" svg:x="6.458cm" svg:y="4.198cm"><text:p/></draw:circle><draw:ellipse draw:style-name="gr117" draw:text-style-name="P129" svg:width="0.05cm" svg:height="0.054cm" svg:x="6.71cm" svg:y="4.696cm"><text:p/></draw:ellipse><draw:circle draw:style-name="gr117" draw:text-style-name="P129" svg:width="0.052cm" svg:height="0.052cm" svg:x="6.458cm" svg:y="5.197cm"><text:p/></draw:circle><draw:ellipse draw:style-name="gr117" draw:text-style-name="P129" svg:width="0.05cm" svg:height="0.052cm" svg:x="6.71cm" svg:y="5.696cm"><text:p/></draw:ellipse><draw:ellipse draw:style-name="gr117" draw:text-style-name="P129" svg:width="0.052cm" svg:height="0.05cm" svg:x="6.458cm" svg:y="6.2cm"><text:p/></draw:ellipse><draw:circle draw:style-name="gr117" draw:text-style-name="P129" svg:width="0.05cm" svg:height="0.05cm" svg:x="6.962cm" svg:y="0.196cm"><text:p/></draw:circle><draw:circle draw:style-name="gr117" draw:text-style-name="P129" svg:width="0.05cm" svg:height="0.05cm" svg:x="6.962cm" svg:y="1.196cm"><text:p/></draw:circle><draw:circle draw:style-name="gr117" draw:text-style-name="P129" svg:width="0.05cm" svg:height="0.05cm" svg:x="6.962cm" svg:y="2.196cm"><text:p/></draw:circle><draw:circle draw:style-name="gr117" draw:text-style-name="P129" svg:width="0.05cm" svg:height="0.05cm" svg:x="6.962cm" svg:y="3.196cm"><text:p/></draw:circle><draw:ellipse draw:style-name="gr117" draw:text-style-name="P129" svg:width="0.05cm" svg:height="0.052cm" svg:x="6.962cm" svg:y="4.198cm"><text:p/></draw:ellipse><draw:ellipse draw:style-name="gr117" draw:text-style-name="P129" svg:width="0.05cm" svg:height="0.052cm" svg:x="6.962cm" svg:y="5.197cm"><text:p/></draw:ellipse><draw:circle draw:style-name="gr117" draw:text-style-name="P129" svg:width="0.05cm" svg:height="0.05cm" svg:x="6.962cm" svg:y="6.2cm"><text:p/></draw:circle><draw:line draw:style-name="gr72" draw:text-style-name="P124" svg:x1="3.861cm" svg:y1="3.099cm" svg:x2="4.111cm" svg:y2="3.349cm"><text:p/></draw:line><draw:line draw:style-name="gr72" draw:text-style-name="P124" svg:x1="3.861cm" svg:y1="3.349cm" svg:x2="4.111cm" svg:y2="3.099cm"><text:p/></draw:line><draw:frame draw:style-name="gr118" draw:text-style-name="P125" svg:width="0.249cm" svg:height="0.414cm" svg:x="3.868cm" svg:y="2.704cm"><draw:text-box><text:p text:style-name="P81"><text:span text:style-name="T55">R</text:span></text:p></draw:text-box></draw:frame><draw:g draw:style-name="gr5"><draw:polygon draw:style-name="gr119" draw:text-style-name="P126" svg:width="3cm" svg:height="2.999cm" svg:x="1.233cm" svg:y="1.725cm" svg:viewBox="0 0 3001 3000" draw:points="3001,1999 2500,3000 2001,3000 1751,2500 1252,2500 0,0 499,0 1000,998 1500,998 2001,1999"><text:p/></draw:polygon><draw:ellipse draw:style-name="gr120" draw:text-style-name="P127" svg:width="0.2cm" svg:height="0.204cm" svg:x="3.383cm" svg:y="4.121cm"><text:p/></draw:ellipse><draw:polygon draw:style-name="gr120" draw:text-style-name="P127" svg:width="0.5cm" svg:height="0.5cm" svg:x="3.734cm" svg:y="3.72cm" svg:viewBox="0 0 501 501" draw:points="0,0 501,0 250,501"><text:p/></draw:polygon></draw:g><draw:g draw:style-name="gr5"><draw:polygon draw:style-name="gr121" draw:text-style-name="P126" svg:width="3cm" svg:height="2.999cm" draw:transform="rotate (-3.14159265358979) translate (6.72779166666666cm 4.71279166666668cm)" svg:viewBox="0 0 3001 3000" draw:points="3001,1999 2500,3000 2001,3000 1751,2500 1252,2500 0,0 499,0 1000,998 1500,998 2001,1999"><text:p/></draw:polygon><draw:ellipse draw:style-name="gr122" draw:text-style-name="P128" svg:width="0.202cm" svg:height="0.204cm" draw:transform="rotate (-3.14159265358979) translate (4.57729166666667cm 2.31598611111111cm)"><text:p/></draw:ellipse><draw:polygon draw:style-name="gr122" draw:text-style-name="P128" svg:width="0.5cm" svg:height="0.5cm" draw:transform="rotate (-3.14159265358979) translate (4.22729166666666cm 2.71779166666665cm)" svg:viewBox="0 0 501 501" draw:points="0,0 501,0 250,501"><text:p/></draw:polygon></draw:g></draw:g><text:span text:style-name="Bold_5f_niv1">b.</text:span></text:p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list xml:id="list91948245758100" text:continue-numbering="true" text:style-name="Num_5f_Exo">
            <text:list-item>
              <text:h text:style-name="P62" text:outline-level="1"><text:span text:style-name="T11"> </text:span><text:span text:style-name="T29">Construis le symétrique par rapport à O de cette figure en utilisant </text:span><text:span text:style-name="T30">uniquement ta règle</text:span><text:span text:style-name="T31">.</text:span><text:span text:style-name="T31"><draw:g text:anchor-type="as-char" draw:z-index="30" draw:name="Forme9" draw:style-name="gr27"><draw:circle draw:style-name="gr130" draw:text-style-name="P99" svg:width="3.753cm" svg:height="3.753cm" svg:x="2.311cm" svg:y="2.311cm"><text:p/></draw:circle><draw:ellipse draw:style-name="gr130" draw:text-style-name="P99" svg:width="2.1cm" svg:height="2.105cm" svg:x="3.136cm" svg:y="3.134cm"><text:p/></draw:ellipse><draw:circle draw:style-name="gr131" draw:text-style-name="P130" svg:width="1.872cm" svg:height="1.872cm" svg:x="3.249cm" svg:y="3.249cm"><text:p text:style-name="P120"><text:span text:style-name="T56"><text:s text:c="11"/></text:span></text:p></draw:circle><draw:circle draw:style-name="gr130" draw:text-style-name="P99" svg:width="4.186cm" svg:height="4.186cm" svg:x="2.092cm" svg:y="2.094cm"><text:p/></draw:circle><draw:circle draw:style-name="gr130" draw:text-style-name="P99" svg:width="5.294cm" svg:height="5.294cm" svg:x="1.538cm" svg:y="1.538cm"><text:p/></draw:circle><draw:circle draw:style-name="gr130" draw:text-style-name="P99" svg:width="7.488cm" svg:height="7.488cm" svg:x="0.443cm" svg:y="0.443cm"><text:p/></draw:circle><draw:circle draw:style-name="gr131" draw:text-style-name="P130" svg:width="8.37cm" svg:height="8.37cm" svg:x="0cm" svg:y="0cm"><text:p text:style-name="P120"><text:span text:style-name="T56"><text:s text:c="19"/></text:span></text:p></draw:circle><draw:circle draw:style-name="gr130" draw:text-style-name="P99" svg:width="1.872cm" svg:height="1.872cm" svg:x="3.249cm" svg:y="3.249cm"><text:p/></draw:circle><draw:g draw:style-name="gr5"><draw:polygon draw:style-name="gr132" draw:text-style-name="P99" svg:width="3.742cm" svg:height="1.871cm" svg:x="0.442cm" svg:y="4.185cm" svg:viewBox="0 0 3743 1872" draw:points="2807,0 3743,936 2807,1872 1871,1872 0,0 0,1872 1871,0"><text:p/></draw:polygon><draw:line draw:style-name="gr133" draw:text-style-name="P100" svg:x1="3.717cm" svg:y1="5.121cm" svg:x2="4.185cm" svg:y2="5.121cm"><text:p/></draw:line><draw:circle draw:style-name="gr120" draw:text-style-name="P131" svg:width="0.101cm" svg:height="0.101cm" svg:x="3.2cm" svg:y="4.604cm"><text:p/></draw:circle></draw:g><draw:circle draw:style-name="gr120" draw:text-style-name="P131" svg:width="0.105cm" svg:height="0.105cm" svg:x="4.135cm" svg:y="4.135cm"><text:p/></draw:circle><draw:frame draw:style-name="gr134" draw:text-style-name="P104" svg:width="0.38cm" svg:height="0.793cm" svg:x="3.921cm" svg:y="3.604cm"><draw:text-box><text:p text:style-name="P81"><text:span text:style-name="T57">O</text:span></text:p></draw:text-box></draw:frame><draw:g draw:style-name="gr5"><draw:polygon draw:style-name="gr135" draw:text-style-name="P99" svg:width="3.742cm" svg:height="1.871cm" draw:transform="rotate (-3.14159265358979) translate (7.92700000001778cm 4.18320833333329cm)" svg:viewBox="0 0 3743 1872" draw:points="2807,0 3743,936 2807,1872 1871,1872 0,0 0,1872 1871,0"><text:p/></draw:polygon><draw:line draw:style-name="gr136" draw:text-style-name="P100" svg:x1="4.652cm" svg:y1="3.249cm" svg:x2="4.184cm" svg:y2="3.249cm"><text:p/></draw:line><draw:circle draw:style-name="gr122" draw:text-style-name="P132" svg:width="0.101cm" svg:height="0.101cm" draw:transform="rotate (-3.14159265358979) translate (5.16819444444444cm 3.76443055555556cm)"><text:p/></draw:circle></draw:g></draw:g></text:span></text:h>
            </text:list-item>
            <text:list-item>
              <text:h text:style-name="P63" text:outline-level="1"><text:soft-page-break/> <text:span text:style-name="T34">Construis le symétrique de chaque figure par rapport au point P.</text:span></text:h>
            </text:list-item>
          </text:list>
          <text:p text:style-name="P41"><draw:g text:anchor-type="as-char" draw:z-index="35" draw:name="Forme18_0" draw:style-name="gr27"><draw:line draw:style-name="gr97" draw:text-style-name="P124" svg:x1="9cm" svg:y1="0.299cm" svg:x2="0.017cm" svg:y2="0.299cm"><text:p/></draw:line><draw:line draw:style-name="gr97" draw:text-style-name="P124" svg:x1="2.663cm" svg:y1="4.491cm" svg:x2="5.257cm" svg:y2="0cm"><text:p/></draw:line><draw:line draw:style-name="gr97" draw:text-style-name="P124" svg:x1="9cm" svg:y1="0.955cm" svg:x2="0.017cm" svg:y2="0.955cm"><text:p/></draw:line><draw:line draw:style-name="gr97" draw:text-style-name="P124" svg:x1="9cm" svg:y1="1.597cm" svg:x2="0.017cm" svg:y2="1.597cm"><text:p/></draw:line><draw:line draw:style-name="gr97" draw:text-style-name="P124" svg:x1="9cm" svg:y1="2.246cm" svg:x2="0.017cm" svg:y2="2.246cm"><text:p/></draw:line><draw:line draw:style-name="gr97" draw:text-style-name="P124" svg:x1="9cm" svg:y1="2.897cm" svg:x2="0.017cm" svg:y2="2.897cm"><text:p/></draw:line><draw:line draw:style-name="gr97" draw:text-style-name="P124" svg:x1="9cm" svg:y1="3.54cm" svg:x2="0.017cm" svg:y2="3.54cm"><text:p/></draw:line><draw:line draw:style-name="gr97" draw:text-style-name="P124" svg:x1="9cm" svg:y1="4.19cm" svg:x2="0.017cm" svg:y2="4.19cm"><text:p/></draw:line><draw:line draw:style-name="gr72" draw:text-style-name="P124" svg:x1="4.584cm" svg:y1="2.126cm" svg:x2="4.835cm" svg:y2="2.367cm"><text:p/></draw:line><draw:line draw:style-name="gr72" draw:text-style-name="P124" svg:x1="4.584cm" svg:y1="2.367cm" svg:x2="4.835cm" svg:y2="2.126cm"><text:p/></draw:line><draw:frame draw:style-name="gr115" draw:text-style-name="P125" svg:width="0.223cm" svg:height="0.428cm" svg:x="4.577cm" svg:y="1.702cm"><draw:text-box><text:p text:style-name="P81"><text:span text:style-name="T55">P</text:span></text:p></draw:text-box></draw:frame><draw:line draw:style-name="gr97" draw:text-style-name="P124" svg:x1="3.412cm" svg:y1="4.491cm" svg:x2="6.003cm" svg:y2="0cm"><text:p/></draw:line><draw:line draw:style-name="gr97" draw:text-style-name="P124" svg:x1="4.159cm" svg:y1="4.491cm" svg:x2="6.753cm" svg:y2="0cm"><text:p/></draw:line><draw:line draw:style-name="gr97" draw:text-style-name="P124" svg:x1="4.909cm" svg:y1="4.491cm" svg:x2="7.501cm" svg:y2="0cm"><text:p/></draw:line><draw:line draw:style-name="gr97" draw:text-style-name="P124" svg:x1="5.657cm" svg:y1="4.491cm" svg:x2="8.251cm" svg:y2="0cm"><text:p/></draw:line><draw:line draw:style-name="gr97" draw:text-style-name="P124" svg:x1="6.407cm" svg:y1="4.491cm" svg:x2="8.999cm" svg:y2="0cm"><text:p/></draw:line><draw:line draw:style-name="gr97" draw:text-style-name="P124" svg:x1="7.155cm" svg:y1="4.491cm" svg:x2="8.999cm" svg:y2="1.298cm"><text:p/></draw:line><draw:line draw:style-name="gr97" draw:text-style-name="P124" svg:x1="7.904cm" svg:y1="4.494cm" svg:x2="8.998cm" svg:y2="2.597cm"><text:p/></draw:line><draw:line draw:style-name="gr97" draw:text-style-name="P124" svg:x1="8.654cm" svg:y1="4.49cm" svg:x2="8.998cm" svg:y2="3.891cm"><text:p/></draw:line><draw:line draw:style-name="gr97" draw:text-style-name="P124" svg:x1="1.914cm" svg:y1="4.491cm" svg:x2="4.506cm" svg:y2="0cm"><text:p/></draw:line><draw:line draw:style-name="gr97" draw:text-style-name="P124" svg:x1="1.164cm" svg:y1="4.491cm" svg:x2="3.758cm" svg:y2="0cm"><text:p/></draw:line><draw:line draw:style-name="gr97" draw:text-style-name="P124" svg:x1="0.416cm" svg:y1="4.491cm" svg:x2="3.008cm" svg:y2="0cm"><text:p/></draw:line><draw:line draw:style-name="gr97" draw:text-style-name="P124" svg:x1="0.017cm" svg:y1="3.889cm" svg:x2="2.262cm" svg:y2="0cm"><text:p/></draw:line><draw:line draw:style-name="gr97" draw:text-style-name="P124" svg:x1="0cm" svg:y1="2.62cm" svg:x2="1.511cm" svg:y2="0cm"><text:p/></draw:line><draw:line draw:style-name="gr97" draw:text-style-name="P124" svg:x1="0.017cm" svg:y1="1.296cm" svg:x2="0.765cm" svg:y2="0cm"><text:p/></draw:line><draw:line draw:style-name="gr97" draw:text-style-name="P124" svg:x1="2.663cm" svg:y1="0cm" svg:x2="5.257cm" svg:y2="4.491cm"><text:p/></draw:line><draw:line draw:style-name="gr97" draw:text-style-name="P124" svg:x1="3.412cm" svg:y1="0cm" svg:x2="6.003cm" svg:y2="4.491cm"><text:p/></draw:line><draw:line draw:style-name="gr97" draw:text-style-name="P124" svg:x1="4.159cm" svg:y1="0cm" svg:x2="6.753cm" svg:y2="4.491cm"><text:p/></draw:line><draw:line draw:style-name="gr97" draw:text-style-name="P124" svg:x1="4.909cm" svg:y1="0cm" svg:x2="7.501cm" svg:y2="4.491cm"><text:p/></draw:line><draw:line draw:style-name="gr97" draw:text-style-name="P124" svg:x1="5.657cm" svg:y1="0cm" svg:x2="8.251cm" svg:y2="4.491cm"><text:p/></draw:line><draw:line draw:style-name="gr97" draw:text-style-name="P124" svg:x1="6.407cm" svg:y1="0cm" svg:x2="8.999cm" svg:y2="4.491cm"><text:p/></draw:line><draw:line draw:style-name="gr97" draw:text-style-name="P124" svg:x1="7.155cm" svg:y1="0cm" svg:x2="8.999cm" svg:y2="3.195cm"><text:p/></draw:line><draw:line draw:style-name="gr97" draw:text-style-name="P124" svg:x1="7.904cm" svg:y1="0cm" svg:x2="8.998cm" svg:y2="1.897cm"><text:p/></draw:line><draw:line draw:style-name="gr97" draw:text-style-name="P124" svg:x1="8.654cm" svg:y1="0cm" svg:x2="8.998cm" svg:y2="0.6cm"><text:p/></draw:line><draw:line draw:style-name="gr97" draw:text-style-name="P124" svg:x1="1.914cm" svg:y1="0cm" svg:x2="4.506cm" svg:y2="4.491cm"><text:p/></draw:line><draw:line draw:style-name="gr97" draw:text-style-name="P124" svg:x1="1.164cm" svg:y1="0cm" svg:x2="3.758cm" svg:y2="4.491cm"><text:p/></draw:line><draw:line draw:style-name="gr97" draw:text-style-name="P124" svg:x1="0.416cm" svg:y1="0cm" svg:x2="3.008cm" svg:y2="4.491cm"><text:p/></draw:line><draw:line draw:style-name="gr97" draw:text-style-name="P124" svg:x1="0.017cm" svg:y1="0.602cm" svg:x2="2.262cm" svg:y2="4.493cm"><text:p/></draw:line><draw:line draw:style-name="gr97" draw:text-style-name="P124" svg:x1="0cm" svg:y1="1.872cm" svg:x2="1.511cm" svg:y2="4.492cm"><text:p/></draw:line><draw:line draw:style-name="gr97" draw:text-style-name="P124" svg:x1="0.017cm" svg:y1="3.195cm" svg:x2="0.765cm" svg:y2="4.49cm"><text:p/></draw:line><draw:g draw:style-name="gr5"><draw:polygon draw:style-name="gr112" draw:text-style-name="P126" svg:width="2.617cm" svg:height="2.588cm" svg:x="2.091cm" svg:y="0.955cm" svg:viewBox="0 0 2618 2589" draw:points="2618,1295 1868,2589 1117,2589 370,1296 745,645 0,645 368,0 1118,2 1496,645 1118,1295"><text:p/></draw:polygon><draw:ellipse draw:style-name="gr19" draw:text-style-name="P127" svg:width="0.2cm" svg:height="0.195cm" svg:x="2.558cm" svg:y="1.175cm"><text:p/></draw:ellipse></draw:g><draw:g draw:style-name="gr5"><draw:polygon draw:style-name="gr113" draw:text-style-name="P126" svg:width="2.617cm" svg:height="2.588cm" draw:transform="rotate (-3.14159265358979) translate (7.32900000000461cm 3.56424999999742cm)" svg:viewBox="0 0 2618 2589" draw:points="2618,1295 1868,2589 1117,2589 370,1296 745,645 0,645 368,0 1118,2 1496,645 1118,1295"><text:p/></draw:polygon><draw:ellipse draw:style-name="gr114" draw:text-style-name="P128" svg:width="0.202cm" svg:height="0.195cm" draw:transform="rotate (-3.14159265358979) translate (6.86329166666667cm 3.34413888888889cm)"><text:p/></draw:ellipse></draw:g></draw:g></text:p>
          <text:p text:style-name="P41"><draw:g text:anchor-type="as-char" svg:y="-0.208cm" draw:z-index="36" draw:name="Forme19" draw:style-name="gr15"><draw:line draw:style-name="gr97" draw:text-style-name="P124" svg:x1="2.663cm" svg:y1="4.491cm" svg:x2="5.257cm" svg:y2="0cm"><text:p/></draw:line><draw:line draw:style-name="gr97" draw:text-style-name="P124" svg:x1="9cm" svg:y1="0.955cm" svg:x2="0.017cm" svg:y2="0.955cm"><text:p/></draw:line><draw:line draw:style-name="gr97" draw:text-style-name="P124" svg:x1="9cm" svg:y1="1.597cm" svg:x2="0.017cm" svg:y2="1.597cm"><text:p/></draw:line><draw:line draw:style-name="gr97" draw:text-style-name="P124" svg:x1="9cm" svg:y1="2.246cm" svg:x2="0.017cm" svg:y2="2.246cm"><text:p/></draw:line><draw:line draw:style-name="gr97" draw:text-style-name="P124" svg:x1="9cm" svg:y1="2.897cm" svg:x2="0.017cm" svg:y2="2.897cm"><text:p/></draw:line><draw:line draw:style-name="gr97" draw:text-style-name="P124" svg:x1="9cm" svg:y1="3.541cm" svg:x2="0.017cm" svg:y2="3.541cm"><text:p/></draw:line><draw:line draw:style-name="gr97" draw:text-style-name="P124" svg:x1="9cm" svg:y1="4.19cm" svg:x2="0.017cm" svg:y2="4.19cm"><text:p/></draw:line><draw:line draw:style-name="gr97" draw:text-style-name="P124" svg:x1="9cm" svg:y1="0.304cm" svg:x2="0.017cm" svg:y2="0.304cm"><text:p/></draw:line><draw:frame draw:style-name="gr111" draw:text-style-name="P125" svg:width="0.228cm" svg:height="0.436cm" svg:x="3.845cm" svg:y="1.7cm"><draw:text-box><text:p text:style-name="P81"><text:span text:style-name="T55">P</text:span></text:p></draw:text-box></draw:frame><draw:line draw:style-name="gr97" draw:text-style-name="P124" svg:x1="3.413cm" svg:y1="4.491cm" svg:x2="6.005cm" svg:y2="0cm"><text:p/></draw:line><draw:line draw:style-name="gr97" draw:text-style-name="P124" svg:x1="4.159cm" svg:y1="4.491cm" svg:x2="6.755cm" svg:y2="0cm"><text:p/></draw:line><draw:line draw:style-name="gr97" draw:text-style-name="P124" svg:x1="4.91cm" svg:y1="4.491cm" svg:x2="7.502cm" svg:y2="0cm"><text:p/></draw:line><draw:line draw:style-name="gr97" draw:text-style-name="P124" svg:x1="5.66cm" svg:y1="4.491cm" svg:x2="8.254cm" svg:y2="0cm"><text:p/></draw:line><draw:line draw:style-name="gr97" draw:text-style-name="P124" svg:x1="6.408cm" svg:y1="4.491cm" svg:x2="9cm" svg:y2="0cm"><text:p/></draw:line><draw:line draw:style-name="gr97" draw:text-style-name="P124" svg:x1="7.154cm" svg:y1="4.492cm" svg:x2="8.999cm" svg:y2="1.297cm"><text:p/></draw:line><draw:line draw:style-name="gr97" draw:text-style-name="P124" svg:x1="7.904cm" svg:y1="4.495cm" svg:x2="9cm" svg:y2="2.597cm"><text:p/></draw:line><draw:line draw:style-name="gr97" draw:text-style-name="P124" svg:x1="8.655cm" svg:y1="4.492cm" svg:x2="9cm" svg:y2="3.89cm"><text:p/></draw:line><draw:line draw:style-name="gr97" draw:text-style-name="P124" svg:x1="1.915cm" svg:y1="4.491cm" svg:x2="4.507cm" svg:y2="0cm"><text:p/></draw:line><draw:line draw:style-name="gr97" draw:text-style-name="P124" svg:x1="1.164cm" svg:y1="4.491cm" svg:x2="3.76cm" svg:y2="0cm"><text:p/></draw:line><draw:line draw:style-name="gr97" draw:text-style-name="P124" svg:x1="0.416cm" svg:y1="4.491cm" svg:x2="3.008cm" svg:y2="0cm"><text:p/></draw:line><draw:line draw:style-name="gr97" draw:text-style-name="P124" svg:x1="0.017cm" svg:y1="3.888cm" svg:x2="2.262cm" svg:y2="0cm"><text:p/></draw:line><draw:line draw:style-name="gr97" draw:text-style-name="P124" svg:x1="0cm" svg:y1="2.619cm" svg:x2="1.511cm" svg:y2="0cm"><text:p/></draw:line><draw:line draw:style-name="gr97" draw:text-style-name="P124" svg:x1="0.017cm" svg:y1="1.296cm" svg:x2="0.764cm" svg:y2="0cm"><text:p/></draw:line><draw:line draw:style-name="gr97" draw:text-style-name="P124" svg:x1="2.663cm" svg:y1="0cm" svg:x2="5.257cm" svg:y2="4.491cm"><text:p/></draw:line><draw:line draw:style-name="gr97" draw:text-style-name="P124" svg:x1="3.413cm" svg:y1="0cm" svg:x2="6.005cm" svg:y2="4.491cm"><text:p/></draw:line><draw:line draw:style-name="gr97" draw:text-style-name="P124" svg:x1="4.159cm" svg:y1="0cm" svg:x2="6.755cm" svg:y2="4.491cm"><text:p/></draw:line><draw:line draw:style-name="gr97" draw:text-style-name="P124" svg:x1="4.91cm" svg:y1="0cm" svg:x2="7.502cm" svg:y2="4.491cm"><text:p/></draw:line><draw:line draw:style-name="gr97" draw:text-style-name="P124" svg:x1="5.66cm" svg:y1="0cm" svg:x2="8.254cm" svg:y2="4.491cm"><text:p/></draw:line><draw:line draw:style-name="gr97" draw:text-style-name="P124" svg:x1="6.408cm" svg:y1="0cm" svg:x2="9cm" svg:y2="4.491cm"><text:p/></draw:line><draw:line draw:style-name="gr97" draw:text-style-name="P124" svg:x1="7.154cm" svg:y1="0cm" svg:x2="8.999cm" svg:y2="3.192cm"><text:p/></draw:line><draw:line draw:style-name="gr97" draw:text-style-name="P124" svg:x1="7.904cm" svg:y1="0cm" svg:x2="9cm" svg:y2="1.896cm"><text:p/></draw:line><draw:line draw:style-name="gr97" draw:text-style-name="P124" svg:x1="8.655cm" svg:y1="0cm" svg:x2="9cm" svg:y2="0.602cm"><text:p/></draw:line><draw:line draw:style-name="gr97" draw:text-style-name="P124" svg:x1="1.915cm" svg:y1="0cm" svg:x2="4.507cm" svg:y2="4.491cm"><text:p/></draw:line><draw:line draw:style-name="gr97" draw:text-style-name="P124" svg:x1="1.164cm" svg:y1="0cm" svg:x2="3.76cm" svg:y2="4.491cm"><text:p/></draw:line><draw:line draw:style-name="gr97" draw:text-style-name="P124" svg:x1="0.416cm" svg:y1="0cm" svg:x2="3.008cm" svg:y2="4.491cm"><text:p/></draw:line><draw:line draw:style-name="gr97" draw:text-style-name="P124" svg:x1="0.017cm" svg:y1="0.602cm" svg:x2="2.262cm" svg:y2="4.491cm"><text:p/></draw:line><draw:line draw:style-name="gr97" draw:text-style-name="P124" svg:x1="0cm" svg:y1="1.872cm" svg:x2="1.511cm" svg:y2="4.491cm"><text:p/></draw:line><draw:line draw:style-name="gr97" draw:text-style-name="P124" svg:x1="0.017cm" svg:y1="3.195cm" svg:x2="0.764cm" svg:y2="4.491cm"><text:p/></draw:line><draw:line draw:style-name="gr72" draw:text-style-name="P124" svg:x1="3.834cm" svg:y1="2.123cm" svg:x2="4.084cm" svg:y2="2.362cm"><text:p/></draw:line><draw:line draw:style-name="gr72" draw:text-style-name="P124" svg:x1="3.834cm" svg:y1="2.362cm" svg:x2="4.084cm" svg:y2="2.123cm"><text:p/></draw:line><draw:g draw:style-name="gr5"><draw:polygon draw:style-name="gr112" draw:text-style-name="P126" svg:width="2.617cm" svg:height="2.591cm" svg:x="2.464cm" svg:y="0.304cm" svg:viewBox="0 0 2618 2592" draw:points="2618,1294 1870,2592 1119,2592 370,1296 745,643 0,645 370,0 1119,0 1496,646 1119,1294"><text:p/></draw:polygon><draw:circle draw:style-name="gr19" draw:text-style-name="P127" svg:width="0.205cm" svg:height="0.205cm" svg:x="2.926cm" svg:y="0.52cm"><text:p/></draw:circle></draw:g><draw:g draw:style-name="gr5"><draw:polygon draw:style-name="gr113" draw:text-style-name="P126" svg:width="2.617cm" svg:height="2.591cm" draw:transform="rotate (-3.14159265358979) translate (5.45600000000459cm 4.17447222221951cm)" svg:viewBox="0 0 2618 2592" draw:points="2618,1294 1870,2592 1119,2592 370,1296 745,643 0,645 370,0 1119,0 1496,646 1119,1294"><text:p/></draw:polygon><draw:ellipse draw:style-name="gr114" draw:text-style-name="P128" svg:width="0.205cm" svg:height="0.204cm" draw:transform="rotate (-3.14159265358979) translate (4.99356944444445cm 3.95802777777778cm)"><text:p/></draw:ellipse></draw:g></draw:g></text:p>
          <text:p text:style-name="P33"><text:span text:style-name="corps"/></text:p>
          <text:list xml:id="list91947287138069" text:continue-numbering="true" text:style-name="Num_5f_Exo">
            <text:list-item>
              <text:h text:style-name="P64" text:outline-level="1"><text:span text:style-name="Bold_5f_niv1"><text:span text:style-name="T14"> </text:span></text:span><text:span text:style-name="Bold_5f_niv1">Avec deux symétries axiales</text:span></text:h>
            </text:list-item>
          </text:list>
          <text:list xml:id="list91947648354376" text:continue-list="list3023437445" text:style-name="liste_5f_abc">
            <text:list-item text:start-value="1">
              <text:p text:style-name="P72"><text:span text:style-name="corps"><text:span text:style-name="T7">Construis le triangle n° 2 symétrique du triangle n° 1 par rapport à la droite (d</text:span></text:span><text:span text:style-name="corps"><text:span text:style-name="T23">1</text:span></text:span><text:span text:style-name="corps"><text:span text:style-name="T24">)</text:span></text:span><text:span text:style-name="corps"><text:span text:style-name="T7">.</text:span></text:span></text:p>
            </text:list-item>
            <text:list-item>
              <text:p text:style-name="P73"><text:span text:style-name="corps"><text:span text:style-name="T15">Construis le triangle n° 3 symétrique du triangle n° 2 par rapport à la droite (d</text:span></text:span><text:span text:style-name="corps"><text:span text:style-name="T18">2</text:span></text:span><text:span text:style-name="corps"><text:span text:style-name="T19">)</text:span></text:span><text:span text:style-name="corps"><text:span text:style-name="T15">.</text:span></text:span></text:p>
            </text:list-item>
          </text:list>
          <text:p text:style-name="P43"><text:span text:style-name="corps"/></text:p>
          <text:p text:style-name="P26"><text:span text:style-name="corps"><draw:g text:anchor-type="as-char" draw:z-index="37" draw:name="Forme1_0" draw:style-name="gr27"><draw:polygon draw:style-name="gr95" draw:text-style-name="P116" svg:width="2.301cm" svg:height="1.529cm" svg:x="4.602cm" svg:y="0.767cm" svg:viewBox="0 0 2302 1530" draw:points="0,766 1535,0 2302,1530"><text:p/></draw:polygon><draw:line draw:style-name="gr96" draw:text-style-name="P117" svg:x1="0cm" svg:y1="0.777cm" svg:x2="7.673cm" svg:y2="0.777cm"><text:p/></draw:line><draw:line draw:style-name="gr97" draw:text-style-name="P117" svg:x1="0cm" svg:y1="0.969cm" svg:x2="7.673cm" svg:y2="0.969cm"><text:p/></draw:line><draw:line draw:style-name="gr98" draw:text-style-name="P117" svg:x1="0cm" svg:y1="1.162cm" svg:x2="7.673cm" svg:y2="1.162cm"><text:p/></draw:line><draw:line draw:style-name="gr96" draw:text-style-name="P117" svg:x1="0cm" svg:y1="1.535cm" svg:x2="7.673cm" svg:y2="1.535cm"><text:p/></draw:line><draw:line draw:style-name="gr97" draw:text-style-name="P117" svg:x1="0cm" svg:y1="1.351cm" svg:x2="7.673cm" svg:y2="1.351cm"><text:p/></draw:line><draw:line draw:style-name="gr97" draw:text-style-name="P117" svg:x1="0cm" svg:y1="1.728cm" svg:x2="7.673cm" svg:y2="1.728cm"><text:p/></draw:line><draw:line draw:style-name="gr98" draw:text-style-name="P117" svg:x1="0cm" svg:y1="1.916cm" svg:x2="7.673cm" svg:y2="1.916cm"><text:p/></draw:line><draw:line draw:style-name="gr99" draw:text-style-name="P117" svg:x1="0cm" svg:y1="2.303cm" svg:x2="7.673cm" svg:y2="2.303cm"><text:p/></draw:line><draw:line draw:style-name="gr97" draw:text-style-name="P117" svg:x1="0cm" svg:y1="2.11cm" svg:x2="7.673cm" svg:y2="2.11cm"><text:p/></draw:line><draw:line draw:style-name="gr97" draw:text-style-name="P117" svg:x1="0cm" svg:y1="2.495cm" svg:x2="7.673cm" svg:y2="2.495cm"><text:p/></draw:line><draw:line draw:style-name="gr97" draw:text-style-name="P117" svg:x1="0cm" svg:y1="2.685cm" svg:x2="7.673cm" svg:y2="2.685cm"><text:p/></draw:line><draw:line draw:style-name="gr98" draw:text-style-name="P117" svg:x1="0cm" svg:y1="2.877cm" svg:x2="7.673cm" svg:y2="2.877cm"><text:p/></draw:line><draw:line draw:style-name="gr97" draw:text-style-name="P117" svg:x1="0cm" svg:y1="3.26cm" svg:x2="7.673cm" svg:y2="3.26cm"><text:p/></draw:line><draw:line draw:style-name="gr97" draw:text-style-name="P117" svg:x1="0cm" svg:y1="0.566cm" svg:x2="7.673cm" svg:y2="0.566cm"><text:p/></draw:line><draw:line draw:style-name="gr96" draw:text-style-name="P117" svg:x1="4.603cm" svg:y1="6.141cm" svg:x2="4.603cm" svg:y2="0cm"><text:p/></draw:line><draw:line draw:style-name="gr96" draw:text-style-name="P117" svg:x1="5.371cm" svg:y1="6.141cm" svg:x2="5.371cm" svg:y2="0cm"><text:p/></draw:line><draw:line draw:style-name="gr96" draw:text-style-name="P117" svg:x1="6.138cm" svg:y1="6.141cm" svg:x2="6.138cm" svg:y2="0cm"><text:p/></draw:line><draw:line draw:style-name="gr96" draw:text-style-name="P117" svg:x1="6.906cm" svg:y1="6.141cm" svg:x2="6.906cm" svg:y2="0cm"><text:p/></draw:line><draw:frame draw:style-name="gr100" draw:text-style-name="P118" svg:width="0.634cm" svg:height="0.414cm" svg:x="7.07cm" svg:y="2.676cm"><draw:text-box><text:p text:style-name="P81"><text:span text:style-name="T51">(d</text:span><text:span text:style-name="T52">1</text:span><text:span text:style-name="T51">)</text:span></text:p></draw:text-box></draw:frame><draw:g draw:style-name="gr5"><draw:polygon draw:style-name="gr101" draw:text-style-name="P119" svg:width="2.301cm" svg:height="1.529cm" svg:x="4.602cm" svg:y="0.767cm" svg:viewBox="0 0 2302 1530" draw:points="0,766 1535,0 2302,1530"><text:p/></draw:polygon><draw:ellipse draw:style-name="gr102" draw:text-style-name="P121" svg:width="0.477cm" svg:height="0.479cm" svg:x="5.681cm" svg:y="1.162cm"><text:p text:style-name="P120"><text:span text:style-name="T53">1</text:span></text:p></draw:ellipse></draw:g><draw:line draw:style-name="gr98" draw:text-style-name="P117" svg:x1="0cm" svg:y1="3.454cm" svg:x2="7.673cm" svg:y2="3.454cm"><text:p/></draw:line><draw:line draw:style-name="gr96" draw:text-style-name="P117" svg:x1="0cm" svg:y1="3.828cm" svg:x2="7.673cm" svg:y2="3.828cm"><text:p/></draw:line><draw:line draw:style-name="gr97" draw:text-style-name="P117" svg:x1="0cm" svg:y1="3.644cm" svg:x2="7.673cm" svg:y2="3.644cm"><text:p/></draw:line><draw:line draw:style-name="gr97" draw:text-style-name="P117" svg:x1="0cm" svg:y1="4.021cm" svg:x2="7.673cm" svg:y2="4.021cm"><text:p/></draw:line><draw:line draw:style-name="gr98" draw:text-style-name="P117" svg:x1="0cm" svg:y1="4.211cm" svg:x2="7.673cm" svg:y2="4.211cm"><text:p/></draw:line><draw:line draw:style-name="gr99" draw:text-style-name="P117" svg:x1="0cm" svg:y1="4.596cm" svg:x2="7.673cm" svg:y2="4.596cm"><text:p/></draw:line><draw:line draw:style-name="gr97" draw:text-style-name="P117" svg:x1="0cm" svg:y1="4.403cm" svg:x2="7.673cm" svg:y2="4.403cm"><text:p/></draw:line><draw:line draw:style-name="gr97" draw:text-style-name="P117" svg:x1="0cm" svg:y1="4.788cm" svg:x2="7.673cm" svg:y2="4.788cm"><text:p/></draw:line><draw:line draw:style-name="gr97" draw:text-style-name="P117" svg:x1="0cm" svg:y1="4.978cm" svg:x2="7.673cm" svg:y2="4.978cm"><text:p/></draw:line><draw:line draw:style-name="gr98" draw:text-style-name="P117" svg:x1="0cm" svg:y1="5.171cm" svg:x2="7.673cm" svg:y2="5.171cm"><text:p/></draw:line><draw:line draw:style-name="gr97" draw:text-style-name="P117" svg:x1="0cm" svg:y1="5.553cm" svg:x2="7.673cm" svg:y2="5.553cm"><text:p/></draw:line><draw:line draw:style-name="gr103" draw:text-style-name="P117" svg:x1="0cm" svg:y1="5.363cm" svg:x2="7.673cm" svg:y2="5.363cm"><text:p/></draw:line><draw:line draw:style-name="gr97" draw:text-style-name="P117" svg:x1="0cm" svg:y1="3.26cm" svg:x2="7.673cm" svg:y2="3.26cm"><text:p/></draw:line><draw:line draw:style-name="gr98" draw:text-style-name="P117" svg:x1="0cm" svg:y1="3.454cm" svg:x2="7.673cm" svg:y2="3.454cm"><text:p/></draw:line><draw:line draw:style-name="gr96" draw:text-style-name="P117" svg:x1="0cm" svg:y1="3.828cm" svg:x2="7.673cm" svg:y2="3.828cm"><text:p/></draw:line><draw:line draw:style-name="gr97" draw:text-style-name="P117" svg:x1="0cm" svg:y1="3.644cm" svg:x2="7.673cm" svg:y2="3.644cm"><text:p/></draw:line><draw:line draw:style-name="gr98" draw:text-style-name="P117" svg:x1="0cm" svg:y1="5.748cm" svg:x2="7.673cm" svg:y2="5.748cm"><text:p/></draw:line><draw:line draw:style-name="gr96" draw:text-style-name="P117" svg:x1="0cm" svg:y1="6.121cm" svg:x2="7.673cm" svg:y2="6.121cm"><text:p/></draw:line><draw:line draw:style-name="gr97" draw:text-style-name="P117" svg:x1="0cm" svg:y1="5.937cm" svg:x2="7.673cm" svg:y2="5.937cm"><text:p/></draw:line><draw:line draw:style-name="gr104" draw:text-style-name="P117" svg:x1="0cm" svg:y1="0cm" svg:x2="7.673cm" svg:y2="0cm"><text:p/></draw:line><draw:line draw:style-name="gr98" draw:text-style-name="P117" svg:x1="0cm" svg:y1="0.193cm" svg:x2="7.673cm" svg:y2="0.193cm"><text:p/></draw:line><draw:line draw:style-name="gr105" draw:text-style-name="P117" svg:x1="0cm" svg:y1="0.566cm" svg:x2="7.673cm" svg:y2="0.566cm"><text:p/></draw:line><draw:line draw:style-name="gr97" draw:text-style-name="P117" svg:x1="0cm" svg:y1="0.383cm" svg:x2="7.673cm" svg:y2="0.383cm"><text:p/></draw:line><draw:line draw:style-name="gr106" draw:text-style-name="P117" svg:x1="3.836cm" svg:y1="6.141cm" svg:x2="3.836cm" svg:y2="0cm"><text:p/></draw:line><draw:line draw:style-name="gr96" draw:text-style-name="P117" svg:x1="7.673cm" svg:y1="6.141cm" svg:x2="7.673cm" svg:y2="0cm"><text:p/></draw:line><draw:line draw:style-name="gr96" draw:text-style-name="P117" svg:x1="0.001cm" svg:y1="6.141cm" svg:x2="0.001cm" svg:y2="0cm"><text:p/></draw:line><draw:line draw:style-name="gr96" draw:text-style-name="P117" svg:x1="0.769cm" svg:y1="6.141cm" svg:x2="0.769cm" svg:y2="0cm"><text:p/></draw:line><draw:line draw:style-name="gr96" draw:text-style-name="P117" svg:x1="1.536cm" svg:y1="6.141cm" svg:x2="1.536cm" svg:y2="0cm"><text:p/></draw:line><draw:line draw:style-name="gr96" draw:text-style-name="P117" svg:x1="2.304cm" svg:y1="6.141cm" svg:x2="2.304cm" svg:y2="0cm"><text:p/></draw:line><draw:line draw:style-name="gr96" draw:text-style-name="P117" svg:x1="3.071cm" svg:y1="6.141cm" svg:x2="3.071cm" svg:y2="0cm"><text:p/></draw:line><draw:line draw:style-name="gr106" draw:text-style-name="P117" svg:x1="0cm" svg:y1="3.07cm" svg:x2="7.673cm" svg:y2="3.07cm"><text:p/></draw:line><draw:frame draw:style-name="gr107" draw:text-style-name="P118" svg:width="0.634cm" svg:height="0.472cm" svg:x="3.932cm" svg:y="0cm"><draw:text-box><text:p text:style-name="P81"><text:span text:style-name="T51">(d</text:span><text:span text:style-name="T52">2</text:span><text:span text:style-name="T51">)</text:span></text:p></draw:text-box></draw:frame><draw:g draw:style-name="gr5"><draw:polygon draw:style-name="gr108" draw:text-style-name="P119" svg:width="2.301cm" svg:height="1.529cm" draw:transform="rotate (-3.14159265358979) translate (6.90365688861042cm 5.36951132395446cm)" svg:viewBox="0 0 2302 1530" draw:points="2302,766 767,0 0,1530"><text:p/></draw:polygon><draw:ellipse draw:style-name="gr109" draw:text-style-name="P121" svg:width="0.477cm" svg:height="0.479cm" svg:x="5.681cm" svg:y="4.493cm"><text:p text:style-name="P120"><text:span text:style-name="T53">2</text:span></text:p></draw:ellipse></draw:g><draw:g draw:style-name="gr5"><draw:polygon draw:style-name="gr108" draw:text-style-name="P119" svg:width="2.301cm" svg:height="1.529cm" draw:transform="rotate (-3.14159265358979) translate (3.06713744232765cm 5.36951132394717cm)" svg:viewBox="0 0 2302 1530" draw:points="0,766 1535,0 2302,1530"><text:p/></draw:polygon><draw:ellipse draw:style-name="gr109" draw:text-style-name="P121" svg:width="0.477cm" svg:height="0.481cm" svg:x="1.512cm" svg:y="4.493cm"><text:p text:style-name="P120"><text:span text:style-name="T53">3</text:span></text:p></draw:ellipse></draw:g><draw:line draw:style-name="gr72" draw:text-style-name="P122" svg:x1="3.688cm" svg:y1="2.969cm" svg:x2="3.928cm" svg:y2="3.209cm"><text:p/></draw:line><draw:line draw:style-name="gr72" draw:text-style-name="P122" svg:x1="3.688cm" svg:y1="3.209cm" svg:x2="3.928cm" svg:y2="2.969cm"><text:p/></draw:line><draw:frame draw:style-name="gr110" draw:text-style-name="P123" svg:width="0.283cm" svg:height="0.414cm" svg:x="3.694cm" svg:y="2.589cm"><draw:text-box><text:p text:style-name="P81"><text:span text:style-name="T54">O</text:span></text:p></draw:text-box></draw:frame></draw:g></text:span></text:p>
          <text:p text:style-name="P43"><text:span text:style-name="corps"/></text:p>
          <text:list xml:id="list91947456780139" text:continue-numbering="true" text:style-name="liste_5f_abc">
            <text:list-item>
              <text:p text:style-name="P71"><text:span text:style-name="corps"><text:span text:style-name="T17">P</text:span></text:span><text:span text:style-name="corps"><text:span text:style-name="T16">ar quelle symétrie semble-t-on passer du triangle n° 1 au triangle n° 3 ?</text:span></text:span></text:p>
            </text:list-item>
          </text:list>
          <text:p text:style-name="P37"><text:span text:style-name="_5f_Correction_20_surligné"><text:span text:style-name="T26">Par la </text:span></text:span><text:span text:style-name="_5f_Correction_20_surligné"><text:span text:style-name="T25">symétrie de centre O.</text:span></text:span></text:p>
          <text:p text:style-name="P36"><text:span text:style-name="_5f_Correction_20_surligné"><text:span text:style-name="T25"/></text:span></text:p>
          <text:p text:style-name="P36"><text:span text:style-name="_5f_Correction_20_surligné"><text:span text:style-name="T25"/></text:span></text:p>
          <text:list xml:id="list91949205714156" text:continue-list="list91947287138069" text:style-name="Num_5f_Exo">
            <text:list-item>
              <text:h text:style-name="P51" text:outline-level="1"><text:span text:style-name="corps"> </text:span><text:span text:style-name="T33">Construis le symétrique par rapport à N de chacun des points B, H et M.</text:span></text:h>
              <text:h text:style-name="P53" text:outline-level="1"><draw:g text:anchor-type="as-char" draw:z-index="38" draw:name="Forme20" draw:style-name="gr27"><draw:g draw:style-name="gr5"><draw:line draw:style-name="gr65" draw:text-style-name="P111" svg:x1="1.401cm" svg:y1="1.143cm" svg:x2="1.6cm" svg:y2="1.344cm"><text:p/></draw:line><draw:line draw:style-name="gr66" draw:text-style-name="P111" svg:x1="1.401cm" svg:y1="1.344cm" svg:x2="1.6cm" svg:y2="1.143cm"><text:p/></draw:line></draw:g><draw:frame draw:style-name="gr82" draw:text-style-name="P115" svg:width="0.445cm" svg:height="0.415cm" svg:x="1.499cm" svg:y="0.744cm"><draw:text-box><text:p text:style-name="P81"><text:span text:style-name="T50">B</text:span></text:p></draw:text-box></draw:frame><draw:g draw:style-name="gr5"><draw:line draw:style-name="gr83" draw:text-style-name="P111" svg:x1="5.339cm" svg:y1="0.454cm" svg:x2="5.54cm" svg:y2="0.655cm"><text:p/></draw:line><draw:line draw:style-name="gr84" draw:text-style-name="P111" svg:x1="5.339cm" svg:y1="0.655cm" svg:x2="5.54cm" svg:y2="0.454cm"><text:p/></draw:line></draw:g><draw:frame draw:style-name="gr85" draw:text-style-name="P115" svg:width="0.309cm" svg:height="0.415cm" svg:x="5.5cm" svg:y="0cm"><draw:text-box><text:p text:style-name="P81"><text:span text:style-name="T50">M</text:span></text:p></draw:text-box></draw:frame><draw:g draw:style-name="gr5"><draw:line draw:style-name="gr86" draw:text-style-name="P111" svg:x1="3.828cm" svg:y1="2.575cm" svg:x2="4.026cm" svg:y2="2.773cm"><text:p/></draw:line><draw:line draw:style-name="gr87" draw:text-style-name="P111" svg:x1="3.828cm" svg:y1="2.773cm" svg:x2="4.026cm" svg:y2="2.575cm"><text:p/></draw:line></draw:g><draw:frame draw:style-name="gr88" draw:text-style-name="P115" svg:width="0.269cm" svg:height="0.415cm" svg:x="3.84cm" svg:y="2.808cm"><draw:text-box><text:p text:style-name="P81"><text:span text:style-name="T50">N</text:span></text:p></draw:text-box></draw:frame><draw:g draw:style-name="gr5"><draw:line draw:style-name="gr89" draw:text-style-name="P111" svg:x1="0.341cm" svg:y1="2.203cm" svg:x2="0.54cm" svg:y2="2.404cm"><text:p/></draw:line><draw:line draw:style-name="gr90" draw:text-style-name="P111" svg:x1="0.341cm" svg:y1="2.404cm" svg:x2="0.54cm" svg:y2="2.203cm"><text:p/></draw:line></draw:g><draw:frame draw:style-name="gr88" draw:text-style-name="P115" svg:width="0.269cm" svg:height="0.415cm" svg:x="0cm" svg:y="2.244cm"><draw:text-box><text:p text:style-name="P81"><text:span text:style-name="T50">H</text:span></text:p></draw:text-box></draw:frame><draw:g draw:style-name="gr5"><draw:line draw:style-name="gr91" draw:text-style-name="P111" svg:x1="5.339cm" svg:y1="0.454cm" svg:x2="5.54cm" svg:y2="0.655cm"><text:p/></draw:line><draw:line draw:style-name="gr92" draw:text-style-name="P111" svg:x1="5.339cm" svg:y1="0.655cm" svg:x2="5.54cm" svg:y2="0.454cm"><text:p/></draw:line></draw:g><draw:g draw:style-name="gr5"><draw:line draw:style-name="gr93" draw:text-style-name="P111" svg:x1="5.339cm" svg:y1="0.454cm" svg:x2="5.54cm" svg:y2="0.655cm"><text:p/></draw:line><draw:line draw:style-name="gr94" draw:text-style-name="P111" svg:x1="5.339cm" svg:y1="0.655cm" svg:x2="5.54cm" svg:y2="0.454cm"><text:p/></draw:line></draw:g><draw:line draw:style-name="gr42" draw:text-style-name="P106" svg:x1="1.524cm" svg:y1="1.266cm" svg:x2="6.355cm" svg:y2="4.113cm"><text:p/></draw:line><draw:line draw:style-name="gr42" draw:text-style-name="P106" svg:x1="5.445cm" svg:y1="0.575cm" svg:x2="2.425cm" svg:y2="4.774cm"><text:p/></draw:line><draw:line draw:style-name="gr42" draw:text-style-name="P106" svg:x1="0.45cm" svg:y1="2.312cm" svg:x2="7.496cm" svg:y2="3.088cm"><text:p/></draw:line><draw:line draw:style-name="gr43" draw:text-style-name="P106" svg:x1="2.669cm" svg:y1="2.036cm" svg:x2="2.847cm" svg:y2="1.88cm"><text:p/></draw:line><draw:line draw:style-name="gr43" draw:text-style-name="P106" svg:x1="5.069cm" svg:y1="3.435cm" svg:x2="5.247cm" svg:y2="3.279cm"><text:p/></draw:line><draw:g draw:style-name="gr5"><draw:line draw:style-name="gr65" draw:text-style-name="P111" svg:x1="6.272cm" svg:y1="4.01cm" svg:x2="6.471cm" svg:y2="4.211cm"><text:p/></draw:line><draw:line draw:style-name="gr66" draw:text-style-name="P111" svg:x1="6.272cm" svg:y1="4.211cm" svg:x2="6.471cm" svg:y2="4.01cm"><text:p/></draw:line></draw:g><draw:g draw:style-name="gr5"><draw:line draw:style-name="gr65" draw:text-style-name="P111" svg:x1="7.422cm" svg:y1="2.986cm" svg:x2="7.621cm" svg:y2="3.187cm"><text:p/></draw:line><draw:line draw:style-name="gr66" draw:text-style-name="P111" svg:x1="7.422cm" svg:y1="3.187cm" svg:x2="7.621cm" svg:y2="2.986cm"><text:p/></draw:line></draw:g><draw:g draw:style-name="gr5"><draw:line draw:style-name="gr65" draw:text-style-name="P111" svg:x1="2.332cm" svg:y1="4.662cm" svg:x2="2.531cm" svg:y2="4.863cm"><text:p/></draw:line><draw:line draw:style-name="gr66" draw:text-style-name="P111" svg:x1="2.332cm" svg:y1="4.863cm" svg:x2="2.531cm" svg:y2="4.662cm"><text:p/></draw:line></draw:g><draw:line draw:style-name="gr43" draw:text-style-name="P106" svg:x1="2.169cm" svg:y1="2.535cm" svg:x2="2.347cm" svg:y2="2.379cm"><text:p/></draw:line><draw:line draw:style-name="gr43" draw:text-style-name="P106" svg:x1="1.991cm" svg:y1="2.535cm" svg:x2="2.169cm" svg:y2="2.379cm"><text:p/></draw:line><draw:line draw:style-name="gr43" draw:text-style-name="P106" svg:x1="5.267cm" svg:y1="2.909cm" svg:x2="5.445cm" svg:y2="2.753cm"><text:p/></draw:line><draw:line draw:style-name="gr43" draw:text-style-name="P106" svg:x1="5.392cm" svg:y1="2.909cm" svg:x2="5.57cm" svg:y2="2.753cm"><text:p/></draw:line><draw:line draw:style-name="gr43" draw:text-style-name="P106" svg:x1="4.491cm" svg:y1="1.693cm" svg:x2="4.783cm" svg:y2="1.747cm"><text:p/></draw:line><draw:line draw:style-name="gr43" draw:text-style-name="P106" svg:x1="4.64cm" svg:y1="1.831cm" svg:x2="4.64cm" svg:y2="1.573cm"><text:p/></draw:line><draw:line draw:style-name="gr43" draw:text-style-name="P106" svg:x1="3.091cm" svg:y1="3.591cm" svg:x2="3.383cm" svg:y2="3.645cm"><text:p/></draw:line><draw:line draw:style-name="gr43" draw:text-style-name="P106" svg:x1="3.24cm" svg:y1="3.731cm" svg:x2="3.24cm" svg:y2="3.473cm"><text:p/></draw:line></draw:g></text:h>
            </text:list-item>
            <text:list-item>
              <text:h text:style-name="P65" text:outline-level="1"> <text:span text:style-name="T34">Construis le symétrique du segment [AC] par rapport au point B.</text:span></text:h>
            </text:list-item>
          </text:list>
          <text:p text:style-name="P34"><draw:g text:anchor-type="as-char" draw:z-index="39" draw:name="Forme21" draw:style-name="gr27"><draw:line draw:style-name="gr42" draw:text-style-name="P106" svg:x1="2.446cm" svg:y1="4.072cm" svg:x2="4.446cm" svg:y2="0.072cm"><text:p/></draw:line><draw:line draw:style-name="gr42" draw:text-style-name="P106" svg:x1="6.446cm" svg:y1="3.072cm" svg:x2="0.446cm" svg:y2="1.072cm"><text:p/></draw:line><draw:line draw:style-name="gr43" draw:text-style-name="P106" svg:x1="4.627cm" svg:y1="2.567cm" svg:x2="4.805cm" svg:y2="2.411cm"><text:p/></draw:line><draw:line draw:style-name="gr43" draw:text-style-name="P106" svg:x1="1.976cm" svg:y1="1.662cm" svg:x2="2.154cm" svg:y2="1.506cm"><text:p/></draw:line><draw:g draw:style-name="gr5"><draw:line draw:style-name="gr65" draw:text-style-name="P111" svg:x1="6.299cm" svg:y1="2.94cm" svg:x2="6.498cm" svg:y2="3.141cm"><text:p/></draw:line><draw:line draw:style-name="gr66" draw:text-style-name="P111" svg:x1="6.299cm" svg:y1="3.141cm" svg:x2="6.498cm" svg:y2="2.94cm"><text:p/></draw:line></draw:g><draw:g draw:style-name="gr5"><draw:line draw:style-name="gr65" draw:text-style-name="P111" svg:x1="4.318cm" svg:y1="0cm" svg:x2="4.517cm" svg:y2="0.201cm"><text:p/></draw:line><draw:line draw:style-name="gr66" draw:text-style-name="P111" svg:x1="4.318cm" svg:y1="0.201cm" svg:x2="4.517cm" svg:y2="0cm"><text:p/></draw:line></draw:g><draw:line draw:style-name="gr43" draw:text-style-name="P106" svg:x1="3.813cm" svg:y1="1.062cm" svg:x2="4.105cm" svg:y2="1.116cm"><text:p/></draw:line><draw:line draw:style-name="gr43" draw:text-style-name="P106" svg:x1="3.962cm" svg:y1="1.203cm" svg:x2="3.962cm" svg:y2="0.945cm"><text:p/></draw:line><draw:line draw:style-name="gr43" draw:text-style-name="P106" svg:x1="2.864cm" svg:y1="2.933cm" svg:x2="3.156cm" svg:y2="2.987cm"><text:p/></draw:line><draw:line draw:style-name="gr43" draw:text-style-name="P106" svg:x1="3.013cm" svg:y1="3.071cm" svg:x2="3.013cm" svg:y2="2.813cm"><text:p/></draw:line><draw:frame draw:style-name="gr71" draw:text-style-name="P112" svg:width="0.772cm" svg:height="0.727cm" svg:x="0cm" svg:y="0.563cm"><draw:text-box><text:p text:style-name="P81"><text:span text:style-name="T49">A</text:span></text:p></draw:text-box></draw:frame><draw:line draw:style-name="gr72" draw:text-style-name="P113" svg:x1="0.446cm" svg:y1="1.072cm" svg:x2="2.446cm" svg:y2="4.072cm"><text:p/></draw:line><draw:g draw:style-name="gr5"><draw:line draw:style-name="gr73" draw:text-style-name="P114" svg:x1="0.349cm" svg:y1="0.976cm" svg:x2="0.547cm" svg:y2="1.172cm"><text:p/></draw:line><draw:line draw:style-name="gr74" draw:text-style-name="P114" svg:x1="0.543cm" svg:y1="0.971cm" svg:x2="0.345cm" svg:y2="1.167cm"><text:p/></draw:line></draw:g><draw:g draw:style-name="gr5"><draw:line draw:style-name="gr75" draw:text-style-name="P114" svg:x1="2.347cm" svg:y1="3.974cm" svg:x2="2.546cm" svg:y2="4.17cm"><text:p/></draw:line><draw:line draw:style-name="gr76" draw:text-style-name="P114" svg:x1="2.544cm" svg:y1="3.972cm" svg:x2="2.346cm" svg:y2="4.168cm"><text:p/></draw:line></draw:g><draw:g draw:style-name="gr5"><draw:line draw:style-name="gr77" draw:text-style-name="P114" svg:x1="3.347cm" svg:y1="1.974cm" svg:x2="3.546cm" svg:y2="2.172cm"><text:p/></draw:line><draw:line draw:style-name="gr78" draw:text-style-name="P114" svg:x1="3.544cm" svg:y1="1.971cm" svg:x2="3.346cm" svg:y2="2.167cm"><text:p/></draw:line></draw:g><draw:frame draw:style-name="gr79" draw:text-style-name="P112" svg:width="0.777cm" svg:height="0.727cm" svg:x="2.175cm" svg:y="4.17cm"><draw:text-box><text:p text:style-name="P81"><text:span text:style-name="T49">C</text:span></text:p></draw:text-box></draw:frame><draw:frame draw:style-name="gr71" draw:text-style-name="P112" svg:width="0.772cm" svg:height="0.727cm" svg:x="3.05cm" svg:y="1.554cm"><draw:text-box><text:p text:style-name="P81"><text:span text:style-name="T49">B</text:span></text:p></draw:text-box></draw:frame><draw:line draw:style-name="gr80" draw:text-style-name="P113" svg:x1="4.446cm" svg:y1="0.072cm" svg:x2="6.446cm" svg:y2="3.072cm"><text:p/></draw:line><draw:line draw:style-name="gr81" draw:text-style-name="P113" svg:x1="4.394cm" svg:y1="0.072cm" svg:x2="6.394cm" svg:y2="3.072cm"><text:p/></draw:line></draw:g></text:p>
          <text:list xml:id="list91948490000910" text:continue-numbering="true" text:style-name="Num_5f_Exo">
            <text:list-item>
              <text:h text:style-name="P66" text:outline-level="1"><text:span text:style-name="_5f_Consigne"><text:span text:style-name="T27">Construis le symétrique de la droite (d) par rapport au point F.</text:span></text:span></text:h>
            </text:list-item>
          </text:list>
          <text:p text:style-name="P35"><draw:g text:anchor-type="as-char" draw:z-index="40" draw:name="Forme22" draw:style-name="gr27"><draw:line draw:style-name="gr42" draw:text-style-name="P106" svg:x1="6.265cm" svg:y1="2.392cm" svg:x2="2.123cm" svg:y2="1.749cm"><text:p/></draw:line><draw:line draw:style-name="gr42" draw:text-style-name="P106" svg:x1="3.993cm" svg:y1="3.217cm" svg:x2="4.357cm" svg:y2="0.973cm"><text:p/></draw:line><draw:line draw:style-name="gr43" draw:text-style-name="P106" svg:x1="4.907cm" svg:y1="2.257cm" svg:x2="5.085cm" svg:y2="2.101cm"><text:p/></draw:line><draw:line draw:style-name="gr43" draw:text-style-name="P106" svg:x1="3.387cm" svg:y1="2.049cm" svg:x2="3.565cm" svg:y2="1.893cm"><text:p/></draw:line><draw:g draw:style-name="gr5"><draw:line draw:style-name="gr65" draw:text-style-name="P111" svg:x1="4.268cm" svg:y1="0.883cm" svg:x2="4.467cm" svg:y2="1.084cm"><text:p/></draw:line><draw:line draw:style-name="gr66" draw:text-style-name="P111" svg:x1="4.268cm" svg:y1="1.084cm" svg:x2="4.467cm" svg:y2="0.883cm"><text:p/></draw:line></draw:g><draw:g draw:style-name="gr5"><draw:line draw:style-name="gr65" draw:text-style-name="P111" svg:x1="2.029cm" svg:y1="1.66cm" svg:x2="2.228cm" svg:y2="1.861cm"><text:p/></draw:line><draw:line draw:style-name="gr66" draw:text-style-name="P111" svg:x1="2.029cm" svg:y1="1.861cm" svg:x2="2.228cm" svg:y2="1.66cm"><text:p/></draw:line></draw:g><draw:line draw:style-name="gr43" draw:text-style-name="P106" svg:x1="4.121cm" svg:y1="1.519cm" svg:x2="4.413cm" svg:y2="1.573cm"><text:p/></draw:line><draw:line draw:style-name="gr43" draw:text-style-name="P106" svg:x1="4.27cm" svg:y1="1.659cm" svg:x2="4.27cm" svg:y2="1.401cm"><text:p/></draw:line><draw:line draw:style-name="gr43" draw:text-style-name="P106" svg:x1="3.939cm" svg:y1="2.595cm" svg:x2="4.231cm" svg:y2="2.649cm"><text:p/></draw:line><draw:line draw:style-name="gr43" draw:text-style-name="P106" svg:x1="4.088cm" svg:y1="2.735cm" svg:x2="4.088cm" svg:y2="2.477cm"><text:p/></draw:line><draw:line draw:style-name="gr38" draw:text-style-name="P103" svg:x1="0.085cm" svg:y1="2.477cm" svg:x2="7.151cm" svg:y2="0cm"><text:p/></draw:line><draw:g draw:style-name="gr5"><draw:line draw:style-name="gr38" draw:text-style-name="P103" svg:x1="4.085cm" svg:y1="1.981cm" svg:x2="4.284cm" svg:y2="2.177cm"><text:p/></draw:line><draw:line draw:style-name="gr38" draw:text-style-name="P103" svg:x1="4.283cm" svg:y1="1.976cm" svg:x2="4.085cm" svg:y2="2.17cm"><text:p/></draw:line></draw:g><draw:frame draw:style-name="gr67" draw:text-style-name="P112" svg:width="0.482cm" svg:height="0.884cm" svg:x="4.133cm" svg:y="2.217cm"><draw:text-box><text:p text:style-name="P81"><text:span text:style-name="T49">F</text:span></text:p></draw:text-box></draw:frame><draw:frame draw:style-name="gr68" draw:text-style-name="P112" svg:width="1.059cm" svg:height="0.884cm" svg:x="0cm" svg:y="1.857cm"><draw:text-box><text:p text:style-name="P81"><text:span text:style-name="T49">(d)</text:span></text:p></draw:text-box></draw:frame><draw:line draw:style-name="gr69" draw:text-style-name="P103" svg:x1="1.408cm" svg:y1="4.137cm" svg:x2="8.474cm" svg:y2="1.66cm"><text:p/></draw:line><draw:line draw:style-name="gr70" draw:text-style-name="P103" svg:x1="0.085cm" svg:y1="4.578cm" svg:x2="7.151cm" svg:y2="2.101cm"><text:p/></draw:line><draw:g draw:style-name="gr5"><draw:line draw:style-name="gr65" draw:text-style-name="P111" svg:x1="6.196cm" svg:y1="2.274cm" svg:x2="6.395cm" svg:y2="2.475cm"><text:p/></draw:line><draw:line draw:style-name="gr66" draw:text-style-name="P111" svg:x1="6.196cm" svg:y1="2.475cm" svg:x2="6.395cm" svg:y2="2.274cm"><text:p/></draw:line></draw:g><draw:g draw:style-name="gr5"><draw:line draw:style-name="gr65" draw:text-style-name="P111" svg:x1="3.934cm" svg:y1="3.096cm" svg:x2="4.133cm" svg:y2="3.297cm"><text:p/></draw:line><draw:line draw:style-name="gr66" draw:text-style-name="P111" svg:x1="3.934cm" svg:y1="3.297cm" svg:x2="4.133cm" svg:y2="3.096cm"><text:p/></draw:line></draw:g></draw:g></text:p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p text:style-name="P35"/>
          <text:list xml:id="list91948330612292" text:continue-numbering="true" text:style-name="Num_5f_Exo">
            <text:list-item>
              <text:h text:style-name="P66" text:outline-level="1"><text:soft-page-break/> <text:span text:style-name="T34">Construis le symétrique de cette figure par rapport au point A.</text:span></text:h>
            </text:list-item>
          </text:list>
          <text:p text:style-name="P27"><draw:g text:anchor-type="as-char" draw:z-index="41" draw:name="Forme23" draw:style-name="gr27"><draw:line draw:style-name="gr42" draw:text-style-name="P106" svg:x1="5.487cm" svg:y1="4.126cm" svg:x2="2.93cm" svg:y2="0.886cm"><text:p/></draw:line><draw:line draw:style-name="gr42" draw:text-style-name="P106" svg:x1="6.204cm" svg:y1="2.085cm" svg:x2="2.204cm" svg:y2="2.926cm"><text:p/></draw:line><draw:line draw:style-name="gr43" draw:text-style-name="P106" svg:x1="4.769cm" svg:y1="3.411cm" svg:x2="4.947cm" svg:y2="3.255cm"><text:p/></draw:line><draw:line draw:style-name="gr43" draw:text-style-name="P106" svg:x1="3.661cm" svg:y1="1.995cm" svg:x2="3.839cm" svg:y2="1.839cm"><text:p/></draw:line><draw:line draw:style-name="gr43" draw:text-style-name="P106" svg:x1="5.133cm" svg:y1="2.262cm" svg:x2="5.425cm" svg:y2="2.316cm"><text:p/></draw:line><draw:line draw:style-name="gr43" draw:text-style-name="P106" svg:x1="5.282cm" svg:y1="2.402cm" svg:x2="5.282cm" svg:y2="2.144cm"><text:p/></draw:line><draw:line draw:style-name="gr43" draw:text-style-name="P106" svg:x1="3.187cm" svg:y1="2.649cm" svg:x2="3.479cm" svg:y2="2.703cm"><text:p/></draw:line><draw:line draw:style-name="gr43" draw:text-style-name="P106" svg:x1="3.336cm" svg:y1="2.787cm" svg:x2="3.336cm" svg:y2="2.529cm"><text:p/></draw:line><draw:g draw:style-name="gr5"><draw:line draw:style-name="gr44" draw:text-style-name="P107" svg:x1="4.097cm" svg:y1="2.402cm" svg:x2="4.297cm" svg:y2="2.602cm"><text:p/></draw:line><draw:line draw:style-name="gr45" draw:text-style-name="P107" svg:x1="4.097cm" svg:y1="2.602cm" svg:x2="4.297cm" svg:y2="2.402cm"><text:p/></draw:line></draw:g><draw:frame draw:style-name="gr46" draw:text-style-name="P108" svg:width="0.747cm" svg:height="0.664cm" svg:x="4.182cm" svg:y="2.111cm"><draw:text-box><text:p text:style-name="P92"><text:span text:style-name="T48">A</text:span></text:p></draw:text-box></draw:frame><draw:frame draw:style-name="gr47" draw:text-style-name="P108" svg:width="0.777cm" svg:height="0.664cm" svg:x="1.891cm" svg:y="2.925cm"><draw:text-box><text:p text:style-name="P92"><text:span text:style-name="T48">D</text:span></text:p></draw:text-box></draw:frame><draw:frame draw:style-name="gr48" draw:text-style-name="P108" svg:width="0.609cm" svg:height="0.664cm" svg:x="1.069cm" svg:y="1.125cm"><draw:text-box><text:p text:style-name="P92"><text:span text:style-name="T48">I</text:span></text:p></draw:text-box></draw:frame><draw:frame draw:style-name="gr49" draw:text-style-name="P108" svg:width="0.779cm" svg:height="0.664cm" svg:x="2.729cm" svg:y="0.452cm"><draw:text-box><text:p text:style-name="P92"><text:span text:style-name="T48">G</text:span></text:p></draw:text-box></draw:frame><draw:ellipse draw:style-name="gr50" draw:text-style-name="P107" svg:width="3.075cm" svg:height="3.077cm" svg:x="0cm" svg:y="0cm" draw:kind="arc" draw:start-angle="25.07" draw:end-angle="295.74"><text:p/></draw:ellipse><draw:line draw:style-name="gr51" draw:text-style-name="P107" svg:x1="1.536cm" svg:y1="1.54cm" svg:x2="2.92cm" svg:y2="0.872cm"><text:p/></draw:line><draw:line draw:style-name="gr52" draw:text-style-name="P107" svg:x1="1.536cm" svg:y1="1.538cm" svg:x2="2.204cm" svg:y2="2.924cm"><text:p/></draw:line><draw:line draw:style-name="gr53" draw:text-style-name="P107" svg:x1="2.921cm" svg:y1="0.872cm" svg:x2="2.204cm" svg:y2="2.926cm"><text:p/></draw:line><draw:frame draw:name="DescriptionOOoTep_1" draw:style-name="gr54" draw:text-style-name="P109" svg:width="0.01cm" svg:height="0.015cm" svg:x="4.098cm" svg:y="2.402cm"><draw:text-box><text:p/></draw:text-box><svg:desc>@options;
  repereortho(236.5,215,30,1,1){ 0 , moyen , grisfonce , num1 ,i};

@figure;
  A = point( 0.73 , 0.8 )  { (0.3,-0.47) };
  B = point( -1.3 , 5.13 )  { (0.3,-0.5) };
  dBA = droite( B , A );
  C = point( -5.33 , 5.07 )  { i };
  D = point( -2.9 , 0.03 );
  sCD = segment( C , D )  { i };
  I = milieu( sCD )  { (-0.67,-0.3) };
  perpIsCD = perpendiculaire( I , sCD )  { i };
  ceIC = cercle( I , C )  { i };
  G = intersection( perpIsCD , ceIC , 1 );
  E = intersection( perpIsCD , ceIC , 2 )  { i };
  arcGID = arc( G , I , D );
  sIG = segment( I , G );
  sID = segment( I , D );
  sGD = segment( G , D );

</svg:desc></draw:frame><draw:line draw:style-name="gr55" draw:text-style-name="P107" svg:x1="1.681cm" svg:y1="1.476cm" svg:x2="1.754cm" svg:y2="1.616cm"><text:p/></draw:line><draw:line draw:style-name="gr56" draw:text-style-name="P107" svg:x1="1.606cm" svg:y1="1.688cm" svg:x2="1.754cm" svg:y2="1.606cm"><text:p/></draw:line><draw:g draw:style-name="gr5"><draw:g draw:style-name="gr5"><draw:line draw:style-name="gr57" draw:text-style-name="P110" svg:x1="6.233cm" svg:y1="4.139cm" svg:x2="6.432cm" svg:y2="4.34cm"><text:p/></draw:line><draw:line draw:style-name="gr58" draw:text-style-name="P110" svg:x1="6.233cm" svg:y1="4.34cm" svg:x2="6.432cm" svg:y2="4.139cm"><text:p/></draw:line></draw:g><draw:ellipse draw:style-name="gr59" draw:text-style-name="P107" svg:width="3.075cm" svg:height="3.077cm" draw:transform="skewX (0.000523598775598299) rotate (3.14106905481419) translate (8.41198611111111cm 5.00043055555556cm)" draw:kind="arc" draw:start-angle="25.07" draw:end-angle="295.74"><text:p/></draw:ellipse><draw:line draw:style-name="gr60" draw:text-style-name="P107" svg:x1="6.879cm" svg:y1="3.459cm" svg:x2="5.494cm" svg:y2="4.126cm"><text:p/></draw:line><draw:line draw:style-name="gr61" draw:text-style-name="P107" svg:x1="6.878cm" svg:y1="3.461cm" svg:x2="6.211cm" svg:y2="2.074cm"><text:p/></draw:line><draw:line draw:style-name="gr62" draw:text-style-name="P107" svg:x1="6.733cm" svg:y1="3.523cm" svg:x2="6.66cm" svg:y2="3.383cm"><text:p/></draw:line><draw:line draw:style-name="gr63" draw:text-style-name="P107" svg:x1="6.808cm" svg:y1="3.311cm" svg:x2="6.66cm" svg:y2="3.393cm"><text:p/></draw:line><draw:line draw:style-name="gr64" draw:text-style-name="P107" svg:x1="6.204cm" svg:y1="2.085cm" svg:x2="5.487cm" svg:y2="4.139cm"><text:p/></draw:line></draw:g></draw:g></text:p>
          <text:p text:style-name="P27"/>
          <text:p text:style-name="P27"/>
          <text:p text:style-name="P27"/>
          <text:p text:style-name="P27"/>
          <text:p text:style-name="P27"/>
          <text:p text:style-name="_5f_Paragraphe_20_livret_20_"/>
          <text:list xml:id="list91949191018496" text:continue-numbering="true" text:style-name="Num_5f_Exo">
            <text:list-item>
              <text:h text:style-name="P57" text:outline-level="1"><text:span text:style-name="Bold_5f_niv1"><text:span text:style-name="T37"> </text:span></text:span><text:span text:style-name="Bold_5f_niv1">Autour du cercle</text:span></text:h>
            </text:list-item>
          </text:list>
          <text:list xml:id="list91948203667412" text:continue-list="list91947456780139" text:style-name="liste_5f_abc">
            <text:list-item text:start-value="1">
              <text:p text:style-name="P75">Construis le symétrique (<draw:frame draw:style-name="fr3" draw:name="Image1" text:anchor-type="as-char" svg:width="0.3cm" svg:height="0.3cm" draw:z-index="24"><draw:image xlink:href="Pictures/1000000000000062000000625679B2DD9E05D1B2.png" xlink:type="simple" xlink:show="embed" xlink:actuate="onLoad" draw:mime-type="image/png"/></draw:frame><text:span text:style-name="T22">1</text:span>) du cercle de centre O par rapport au point H<text:span text:style-name="T22">1</text:span>. </text:p>
            </text:list-item>
            <text:list-item>
              <text:p text:style-name="P76">Construis le symétrique (<draw:frame draw:style-name="fr3" draw:name="Image2" text:anchor-type="as-char" svg:width="0.3cm" svg:height="0.3cm" draw:z-index="25"><draw:image xlink:href="Pictures/1000000000000062000000625679B2DD9E05D1B2.png" xlink:type="simple" xlink:show="embed" xlink:actuate="onLoad" draw:mime-type="image/png"/></draw:frame><text:span text:style-name="T22">2</text:span>)<text:span text:style-name="T22"> </text:span>de ce même cercle par rapport au point H<text:span text:style-name="T22">2</text:span>.</text:p>
            </text:list-item>
          </text:list>
          <text:list xml:id="list1518064333" text:style-name="_5f_Numérotation_20_des_20_exercices_20_livrets">
            <text:list-header>
              <text:p text:style-name="P69"><draw:g text:anchor-type="as-char" draw:z-index="42" draw:name="Forme26" draw:style-name="gr27"><draw:g draw:style-name="gr5"><draw:ellipse draw:style-name="gr37" draw:text-style-name="P102" svg:width="2.973cm" svg:height="2.982cm" svg:x="2.226cm" svg:y="4.267cm"><text:p/></draw:ellipse><draw:g draw:style-name="gr5"><draw:line draw:style-name="gr38" draw:text-style-name="P103" svg:x1="2.499cm" svg:y1="4.68cm" svg:x2="2.7cm" svg:y2="4.879cm"><text:p/></draw:line><draw:line draw:style-name="gr38" draw:text-style-name="P103" svg:x1="2.697cm" svg:y1="4.68cm" svg:x2="2.499cm" svg:y2="4.878cm"><text:p/></draw:line></draw:g><draw:g draw:style-name="gr5"><draw:line draw:style-name="gr38" draw:text-style-name="P103" svg:x1="4.625cm" svg:y1="3.648cm" svg:x2="4.824cm" svg:y2="3.846cm"><text:p/></draw:line><draw:line draw:style-name="gr38" draw:text-style-name="P103" svg:x1="4.823cm" svg:y1="3.651cm" svg:x2="4.625cm" svg:y2="3.849cm"><text:p/></draw:line></draw:g><draw:g draw:style-name="gr5"><draw:line draw:style-name="gr38" draw:text-style-name="P103" svg:x1="3.621cm" svg:y1="5.646cm" svg:x2="3.822cm" svg:y2="5.845cm"><text:p/></draw:line><draw:line draw:style-name="gr38" draw:text-style-name="P103" svg:x1="3.82cm" svg:y1="5.653cm" svg:x2="3.621cm" svg:y2="5.849cm"><text:p/></draw:line></draw:g><draw:ellipse draw:style-name="gr39" draw:text-style-name="P102" svg:width="2.976cm" svg:height="2.98cm" svg:x="0cm" svg:y="2.277cm"><text:p/></draw:ellipse><draw:ellipse draw:style-name="gr39" draw:text-style-name="P102" svg:width="2.976cm" svg:height="2.978cm" svg:x="4.366cm" svg:y="0cm"><text:p/></draw:ellipse><draw:frame draw:style-name="gr40" draw:text-style-name="P104" svg:width="0.752cm" svg:height="0.664cm" svg:x="3.967cm" svg:y="5.498cm"><draw:text-box><text:p text:style-name="P81"><text:span text:style-name="T44">O</text:span></text:p></draw:text-box></draw:frame><draw:frame draw:style-name="gr41" draw:text-style-name="P104" svg:width="1.056cm" svg:height="0.777cm" svg:x="4.946cm" svg:y="3.581cm"><draw:text-box><text:p text:style-name="P81"><text:span text:style-name="T44">H</text:span><text:span text:style-name="T45">1</text:span></text:p></draw:text-box></draw:frame><draw:frame draw:style-name="gr41" draw:text-style-name="P104" svg:width="1.31cm" svg:height="0.777cm" svg:x="2.692cm" svg:y="4.77cm"><draw:text-box><text:p text:style-name="P81"><text:span text:style-name="T44">H</text:span><text:span text:style-name="T45">2</text:span></text:p></draw:text-box></draw:frame></draw:g><draw:frame draw:style-name="gr41" draw:text-style-name="P105" svg:width="1.555cm" svg:height="0.777cm" svg:x="6.946cm" svg:y="2.226cm"><draw:text-box><text:p text:style-name="P81"><text:span text:style-name="T46">(C</text:span><text:span text:style-name="T47">1</text:span><text:span text:style-name="T46">)</text:span></text:p></draw:text-box></draw:frame><draw:frame draw:style-name="gr41" draw:text-style-name="P105" svg:width="1.555cm" svg:height="0.777cm" svg:x="0.446cm" svg:y="1.499cm"><draw:text-box><text:p text:style-name="P81"><text:span text:style-name="T46">(C</text:span><text:span text:style-name="T47">2</text:span><text:span text:style-name="T46">)</text:span></text:p></draw:text-box></draw:frame></draw:g></text:p>
            </text:list-header>
          </text:list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p text:style-name="P32"/>
          <text:list xml:id="list91948904012600" text:continue-list="list91949191018496" text:style-name="Num_5f_Exo">
            <text:list-item>
              <text:h text:style-name="P54" text:outline-level="1"><text:span text:style-name="Bold_5f_niv1"><text:span text:style-name="T37"> </text:span></text:span><text:span text:style-name="Bold_5f_niv1">Autour du triangle</text:span></text:h>
            </text:list-item>
          </text:list>
          <text:list xml:id="list91948132502119" text:continue-list="list91948203667412" text:style-name="liste_5f_abc">
            <text:list-item text:start-value="1">
              <text:p text:style-name="P71"><text:span text:style-name="corps"><text:span text:style-name="T10">Construis le symétrique du triangle ABC par rapport au point B. On l'appelle figure 1.</text:span></text:span></text:p>
            </text:list-item>
            <text:list-item>
              <text:p text:style-name="P71"><text:span text:style-name="corps"><text:span text:style-name="T10">Construis le symétrique du triangle ABC par rapport au point P. On l'appelle figure 2.</text:span></text:span></text:p>
            </text:list-item>
            <text:list-item>
              <text:p text:style-name="P71"><text:span text:style-name="corps"><text:span text:style-name="T10">Construis le symétrique du triangle ABC par rapport au point D. On l'appelle figure 3.</text:span></text:span></text:p>
            </text:list-item>
          </text:list>
          <text:list xml:id="list91948487876092" text:continue-list="list1518064333" text:style-name="_5f_Numérotation_20_des_20_exercices_20_livrets">
            <text:list-item>
              <text:list>
                <text:list-header>
                  <text:p text:style-name="P68"><text:span text:style-name="_5f_Consigne"><text:span text:style-name="T7"><draw:g text:anchor-type="as-char" draw:z-index="43" draw:name="Forme27" draw:style-name="gr27"><draw:frame draw:style-name="gr28" draw:text-style-name="P98" svg:width="0.722cm" svg:height="0.625cm" svg:x="2.471cm" svg:y="6.392cm"><draw:text-box><text:p text:style-name="P81"><text:span text:style-name="T42">A</text:span></text:p></draw:text-box></draw:frame><draw:frame draw:style-name="gr29" draw:text-style-name="P98" svg:width="0.724cm" svg:height="0.625cm" svg:x="3.02cm" svg:y="2.937cm"><draw:text-box><text:p text:style-name="P81"><text:span text:style-name="T42">B</text:span></text:p></draw:text-box></draw:frame><draw:polygon draw:style-name="gr30" draw:text-style-name="P99" svg:width="3.869cm" svg:height="3.065cm" svg:x="2.773cm" svg:y="3.437cm" svg:viewBox="0 0 3870 3066" draw:points="0,3066 550,0 3870,1551"><text:p/></draw:polygon><draw:frame draw:style-name="gr31" draw:text-style-name="P98" svg:width="0.727cm" svg:height="0.625cm" svg:x="6.433cm" svg:y="4.861cm"><draw:text-box><text:p text:style-name="P81"><text:span text:style-name="T42">C</text:span></text:p></draw:text-box></draw:frame><draw:g draw:style-name="gr5"><draw:line draw:style-name="gr32" draw:text-style-name="P100" svg:x1="4.207cm" svg:y1="4.802cm" svg:x2="4.407cm" svg:y2="5.002cm"><text:p/></draw:line><draw:line draw:style-name="gr32" draw:text-style-name="P100" svg:x1="4.207cm" svg:y1="5.002cm" svg:x2="4.407cm" svg:y2="4.802cm"><text:p/></draw:line></draw:g><draw:frame draw:style-name="gr33" draw:text-style-name="P98" svg:width="0.75cm" svg:height="0.625cm" svg:x="3.997cm" svg:y="4.904cm"><draw:text-box><text:p text:style-name="P81"><text:span text:style-name="T42">D</text:span></text:p></draw:text-box></draw:frame><draw:g draw:style-name="gr5"><draw:line draw:style-name="gr32" draw:text-style-name="P100" svg:x1="3.795cm" svg:y1="5.963cm" svg:x2="3.995cm" svg:y2="6.163cm"><text:p/></draw:line><draw:line draw:style-name="gr32" draw:text-style-name="P100" svg:x1="3.795cm" svg:y1="6.163cm" svg:x2="3.995cm" svg:y2="5.963cm"><text:p/></draw:line></draw:g><draw:frame draw:style-name="gr34" draw:text-style-name="P98" svg:width="0.698cm" svg:height="0.625cm" svg:x="3.597cm" svg:y="6.062cm"><draw:text-box><text:p text:style-name="P81"><text:span text:style-name="T42">P</text:span></text:p></draw:text-box></draw:frame><draw:polygon draw:style-name="gr35" draw:text-style-name="P99" svg:width="3.868cm" svg:height="3.065cm" draw:transform="rotate (-3.13251694147942) translate (5.00702369221483cm 8.67032419238895cm)" svg:viewBox="0 0 3869 3066" draw:points="0,3066 548,0 3869,1549"><text:p/></draw:polygon><draw:polygon draw:style-name="gr35" draw:text-style-name="P99" svg:width="3.868cm" svg:height="3.065cm" draw:transform="skewX (0.000523598775598299) rotate (-3.13199334270382) translate (3.88302108624739cm 3.41203706546257cm)" svg:viewBox="0 0 3869 3066" draw:points="0,3066 548,0 3869,1551"><text:p/></draw:polygon><draw:polygon draw:style-name="gr35" draw:text-style-name="P99" svg:width="3.869cm" svg:height="3.066cm" draw:transform="skewX (-0.000523598775598298) rotate (-3.13251694147942) translate (5.80862913063745cm 6.317309621492cm)" svg:viewBox="0 0 3870 3067" draw:points="0,3067 550,0 3870,1550"><text:p/></draw:polygon><draw:frame draw:style-name="gr36" draw:text-style-name="P101" svg:width="2.001cm" svg:height="1.251cm" svg:x="2.424cm" svg:y="0cm"><draw:text-box><text:p text:style-name="P81"><text:span text:style-name="T43">fig1</text:span></text:p></draw:text-box></draw:frame><draw:frame draw:style-name="gr36" draw:text-style-name="P101" svg:width="2.001cm" svg:height="1.251cm" svg:x="1.924cm" svg:y="7.999cm"><draw:text-box><text:p text:style-name="P81"><text:span text:style-name="T43">fig2</text:span></text:p></draw:text-box></draw:frame><draw:frame draw:style-name="gr36" draw:text-style-name="P101" svg:width="2.001cm" svg:height="1.251cm" svg:x="5.424cm" svg:y="2.75cm"><draw:text-box><text:p text:style-name="P81"><text:span text:style-name="T43">fig3</text:span></text:p></draw:text-box></draw:frame></draw:g></text:span></text:span></text:p>
                </text:list-header>
              </text:list>
            </text:list-item>
          </text:list>
          <text:list xml:id="list91947475899860" text:continue-list="list91948904012600" text:style-name="Num_5f_Exo">
            <text:list-item>
              <text:h text:style-name="P52" text:outline-level="1"> <text:span text:style-name="T32">Construis le symétrique du chien par rapport au point L.</text:span></text:h>
              <text:h text:style-name="P55" text:outline-level="1"><draw:g text:anchor-type="as-char" svg:y="-1.833cm" draw:z-index="44" draw:name="Forme2_0" draw:style-name="gr15"><draw:g draw:style-name="gr5"><draw:polygon draw:style-name="gr16" draw:text-style-name="P87" svg:width="7.499cm" svg:height="6.738cm" draw:transform="rotate (-3.14159265358979) translate (7.51005231632171cm 6.73910695251722cm)" svg:viewBox="0 0 7500 6739" draw:points="4498,4493 4498,6739 5248,3742 6000,2995 6748,2995 7500,1497 6000,747 6000,0 4498,1497 748,2245 0,747 748,3742 748,6739 1500,4493"><text:p/></draw:polygon><draw:ellipse draw:style-name="gr17" draw:text-style-name="P88" svg:width="0.308cm" svg:height="0.309cm" draw:transform="rotate (-3.14159265358979) translate (1.29293055555556cm 5.389cm)"><text:p/></draw:ellipse></draw:g><draw:polygon draw:style-name="gr18" draw:text-style-name="P89" svg:width="7.499cm" svg:height="6.739cm" svg:x="1.499cm" svg:y="0.773cm" svg:viewBox="0 0 7500 6740" draw:points="4498,4493 4498,6740 5248,3743 6000,2995 6748,2995 7500,1498 6000,747 6000,0 4498,1498 748,2245 0,747 748,3743 748,6740 1500,4493"><text:p/></draw:polygon><draw:ellipse draw:style-name="gr19" draw:text-style-name="P90" svg:width="0.304cm" svg:height="0.309cm" svg:x="7.719cm" svg:y="2.124cm"><text:p/></draw:ellipse><draw:g draw:style-name="gr5"><draw:g draw:style-name="gr5"><draw:line draw:style-name="gr20" draw:text-style-name="P91" svg:x1="4.412cm" svg:y1="3.662cm" svg:x2="4.606cm" svg:y2="3.862cm"><text:p/></draw:line><draw:line draw:style-name="gr21" draw:text-style-name="P91" svg:x1="4.412cm" svg:y1="3.862cm" svg:x2="4.606cm" svg:y2="3.662cm"><text:p/></draw:line></draw:g><draw:frame draw:style-name="gr22" draw:text-style-name="P93" svg:width="0.703cm" svg:height="0.678cm" svg:x="4.387cm" svg:y="3.371cm"><draw:text-box><text:p text:style-name="P92"><text:span text:style-name="T41">L</text:span></text:p></draw:text-box></draw:frame><draw:frame draw:name="DescriptionOOoTep_2" draw:style-name="gr23" draw:text-style-name="P94" svg:width="0.011cm" svg:height="0.015cm" svg:x="4.413cm" svg:y="3.664cm"><draw:text-box><text:p/></draw:text-box><svg:desc>@options;
  repereortho(236.5,215,30,1,1){ 0 , moyen , grisfonce , num1 ,i};

@figure;
  A = point( 0.73 , 0.8 )  { (0.3,-0.47) };
  B = point( -1.3 , 5.13 )  { (0.3,-0.5) };
  dBA = droite( B , A );
  C = point( -5.33 , 5.07 )  { i };
  D = point( -2.9 , 0.03 );
  sCD = segment( C , D )  { i };
  I = milieu( sCD )  { (-0.67,-0.3) };
  perpIsCD = perpendiculaire( I , sCD )  { i };
  ceIC = cercle( I , C )  { i };
  G = intersection( perpIsCD , ceIC , 1 );
  E = intersection( perpIsCD , ceIC , 2 )  { i };
  arcGID = arc( G , I , D );
  sIG = segment( I , G );
  sID = segment( I , D );
  sGD = segment( G , D );

</svg:desc></draw:frame></draw:g><draw:line draw:style-name="gr24" draw:text-style-name="P95" svg:x1="2.999cm" svg:y1="5.268cm" svg:x2="5.997cm" svg:y2="2.273cm"><text:p/></draw:line><draw:line draw:style-name="gr24" draw:text-style-name="P95" svg:x1="2.247cm" svg:y1="3.02cm" svg:x2="6.762cm" svg:y2="4.495cm"><text:p/></draw:line><draw:g draw:style-name="gr5"><draw:polygon draw:style-name="gr25" draw:text-style-name="P96" svg:width="7.499cm" svg:height="6.739cm" draw:transform="rotate (-3.14159265358979) translate (7.49912500000442cm 6.75509722218663cm)" svg:viewBox="0 0 7500 6740" draw:points="4498,4493 4498,6740 5248,3743 6000,2995 6748,2995 7500,1498 6000,747 6000,0 4498,1498 748,2245 0,747 748,3743 748,6740 1500,4493"><text:p/></draw:polygon><draw:ellipse draw:style-name="gr26" draw:text-style-name="P97" svg:width="0.306cm" svg:height="0.308cm" draw:transform="rotate (-3.14159265358979) translate (1.28058333333333cm 5.40311111111111cm)"><text:p/></draw:ellipse></draw:g></draw:g></text:h>
            </text:list-item>
          </text:list>
          <text:p text:style-name="P38"/>
          <text:p text:style-name="P32"/>
          <text:p text:style-name="P32"/>
          <text:p text:style-name="P32"/>
          <text:list xml:id="list91949243867923" text:continue-numbering="true" text:style-name="Num_5f_Exo">
            <text:list-item>
              <text:h text:style-name="P54" text:outline-level="1"><text:soft-page-break/><text:span text:style-name="Bold_5f_niv1"><text:span text:style-name="T37"> </text:span></text:span><text:span text:style-name="Bold_5f_niv1">Sommets perdus</text:span></text:h>
            </text:list-item>
          </text:list>
          <text:list xml:id="list91948001812427" text:continue-list="list91948132502119" text:style-name="liste_5f_abc">
            <text:list-item text:start-value="1">
              <text:p text:style-name="P71"><text:span text:style-name="corps"><text:span text:style-name="T7">Place un point O. Trace trois droites (d</text:span></text:span><text:span text:style-name="corps"><text:span text:style-name="T23">1</text:span></text:span><text:span text:style-name="corps"><text:span text:style-name="T24">),</text:span></text:span><text:span text:style-name="corps"><text:span text:style-name="T7"> (d</text:span></text:span><text:span text:style-name="corps"><text:span text:style-name="T23">2</text:span></text:span><text:span text:style-name="corps"><text:span text:style-name="T24">)</text:span></text:span><text:span text:style-name="corps"><text:span text:style-name="T7"> et</text:span></text:span><text:span text:style-name="_5f_Consigne"><text:span text:style-name="T7"> </text:span></text:span><text:span text:style-name="corps"><text:span text:style-name="T7">(d</text:span></text:span><text:span text:style-name="corps"><text:span text:style-name="T23">3</text:span></text:span><text:span text:style-name="corps"><text:span text:style-name="T24">)</text:span></text:span><text:span text:style-name="corps"><text:span text:style-name="T7"> </text:span></text:span><text:span text:style-name="corps"><text:span text:style-name="T20">passant par</text:span></text:span><text:span text:style-name="corps"><text:span text:style-name="T7"> </text:span></text:span><text:span text:style-name="corps"><text:span text:style-name="T8">le point</text:span></text:span><text:span text:style-name="corps"><text:span text:style-name="T7"> O.</text:span></text:span></text:p>
            </text:list-item>
            <text:list-item>
              <text:p text:style-name="P71"><text:span text:style-name="corps"><text:span text:style-name="T7">Place un point R sur (d</text:span></text:span><text:span text:style-name="corps"><text:span text:style-name="T23">1</text:span></text:span><text:span text:style-name="corps"><text:span text:style-name="T24">)</text:span></text:span><text:span text:style-name="corps"><text:span text:style-name="T7">, un point B sur (d</text:span></text:span><text:span text:style-name="corps"><text:span text:style-name="T23">2</text:span></text:span><text:span text:style-name="corps"><text:span text:style-name="T24">)</text:span></text:span><text:span text:style-name="corps"><text:span text:style-name="T7"> et</text:span></text:span><text:span text:style-name="_5f_Consigne"><text:span text:style-name="T7"> </text:span></text:span><text:span text:style-name="corps"><text:span text:style-name="T7">un point E sur (d</text:span></text:span><text:span text:style-name="corps"><text:span text:style-name="T23">3</text:span></text:span><text:span text:style-name="corps"><text:span text:style-name="T24">)</text:span></text:span><text:span text:style-name="corps"><text:span text:style-name="T7">.</text:span></text:span></text:p>
            </text:list-item>
            <text:list-item>
              <text:p text:style-name="P74"><text:span text:style-name="_5f_Consigne"><text:span text:style-name="T7">En utilisant uniquement ton compas, place les points M, U et T pour que les triangles MER et BUT soient symétriques par rapport au point O.</text:span></text:span></text:p>
            </text:list-item>
          </text:list>
          <text:p text:style-name="P48"><text:span text:style-name="_5f_Consigne"><text:span text:style-name="T7"><text:s text:c="12"/></text:span></text:span><text:span text:style-name="_5f_Consigne"><text:span text:style-name="T7"><draw:g text:anchor-type="as-char" svg:y="-2.205cm" draw:z-index="45" draw:name="Forme30" draw:style-name="gr1"><draw:frame draw:style-name="gr2" draw:text-style-name="P82" svg:width="0.8cm" svg:height="0.659cm" svg:x="1.785cm" svg:y="2.623cm"><draw:text-box><text:p text:style-name="P81"><text:span text:style-name="T38">M</text:span></text:p></draw:text-box></draw:frame><draw:frame draw:style-name="gr3" draw:text-style-name="P82" svg:width="0.761cm" svg:height="0.659cm" svg:x="0.797cm" svg:y="2.427cm"><draw:text-box><text:p text:style-name="P81"><text:span text:style-name="T38">U</text:span></text:p></draw:text-box></draw:frame><draw:frame draw:style-name="gr4" draw:text-style-name="P82" svg:width="0.72cm" svg:height="0.659cm" svg:x="0.071cm" svg:y="0.288cm"><draw:text-box><text:p text:style-name="P81"><text:span text:style-name="T38">T</text:span></text:p></draw:text-box></draw:frame><draw:g draw:style-name="gr5"><draw:line draw:style-name="gr6" draw:text-style-name="P83" svg:x1="2.309cm" svg:y1="1.686cm" svg:x2="2.361cm" svg:y2="1.72cm"><text:p/></draw:line><draw:line draw:style-name="gr6" draw:text-style-name="P83" svg:x1="2.309cm" svg:y1="1.72cm" svg:x2="2.361cm" svg:y2="1.686cm"><text:p/></draw:line></draw:g><draw:frame draw:style-name="gr7" draw:text-style-name="P84" svg:width="0.78cm" svg:height="0.659cm" svg:x="2.108cm" svg:y="1.706cm"><draw:text-box><text:p text:style-name="P81"><text:span text:style-name="T38">O</text:span></text:p></draw:text-box></draw:frame><draw:g draw:style-name="gr5"><draw:line draw:style-name="gr6" draw:text-style-name="P83" svg:x1="4.291cm" svg:y1="2.692cm" svg:x2="4.342cm" svg:y2="2.725cm"><text:p/></draw:line><draw:line draw:style-name="gr6" draw:text-style-name="P83" svg:x1="4.291cm" svg:y1="2.725cm" svg:x2="4.342cm" svg:y2="2.692cm"><text:p/></draw:line></draw:g><draw:frame draw:style-name="gr8" draw:text-style-name="P84" svg:width="0.761cm" svg:height="0.659cm" svg:x="4.039cm" svg:y="2.711cm"><draw:text-box><text:p text:style-name="P81"><text:span text:style-name="T38">R</text:span></text:p></draw:text-box></draw:frame><draw:line draw:style-name="gr6" draw:text-style-name="P83" svg:x1="5.403cm" svg:y1="3.261cm" svg:x2="0cm" svg:y2="0.516cm"><text:p/></draw:line><draw:frame draw:style-name="gr9" draw:text-style-name="P85" svg:width="0.996cm" svg:height="0.722cm" svg:x="5.036cm" svg:y="3.263cm"><draw:text-box><text:p text:style-name="P81"><text:span text:style-name="T39">(d</text:span><text:span text:style-name="T40">1</text:span><text:span text:style-name="T39">)</text:span></text:p></draw:text-box></draw:frame><draw:g draw:style-name="gr5"><draw:line draw:style-name="gr6" draw:text-style-name="P83" svg:x1="2.283cm" svg:y1="0.67cm" svg:x2="2.334cm" svg:y2="0.703cm"><text:p/></draw:line><draw:line draw:style-name="gr6" draw:text-style-name="P83" svg:x1="2.283cm" svg:y1="0.704cm" svg:x2="2.334cm" svg:y2="0.67cm"><text:p/></draw:line></draw:g><draw:frame draw:style-name="gr10" draw:text-style-name="P84" svg:width="0.74cm" svg:height="0.659cm" svg:x="2.12cm" svg:y="0.612cm"><draw:text-box><text:p text:style-name="P81"><text:span text:style-name="T38">B</text:span></text:p></draw:text-box></draw:frame><draw:line draw:style-name="gr6" draw:text-style-name="P83" svg:x1="2.309cm" svg:y1="0.052cm" svg:x2="2.378cm" svg:y2="3.403cm"><text:p/></draw:line><draw:frame draw:style-name="gr11" draw:text-style-name="P85" svg:width="0.495cm" svg:height="0.472cm" svg:x="2.272cm" svg:y="0cm"><draw:text-box><text:p text:style-name="P81"><text:span text:style-name="T39">(d</text:span><text:span text:style-name="T40">2</text:span><text:span text:style-name="T39">)</text:span></text:p></draw:text-box></draw:frame><draw:g draw:style-name="gr5"><draw:line draw:style-name="gr6" draw:text-style-name="P83" svg:x1="3.573cm" svg:y1="0.964cm" svg:x2="3.625cm" svg:y2="1cm"><text:p/></draw:line><draw:line draw:style-name="gr6" draw:text-style-name="P83" svg:x1="3.573cm" svg:y1="1cm" svg:x2="3.625cm" svg:y2="0.964cm"><text:p/></draw:line></draw:g><draw:frame draw:style-name="gr10" draw:text-style-name="P84" svg:width="0.74cm" svg:height="0.659cm" svg:x="3.136cm" svg:y="0.61cm"><draw:text-box><text:p text:style-name="P81"><text:span text:style-name="T38">E</text:span></text:p></draw:text-box></draw:frame><draw:line draw:style-name="gr6" draw:text-style-name="P83" svg:x1="4.732cm" svg:y1="0.332cm" svg:x2="0cm" svg:y2="3.036cm"><text:p/></draw:line><draw:frame draw:style-name="gr12" draw:text-style-name="P85" svg:width="0.495cm" svg:height="0.597cm" svg:x="4.62cm" svg:y="0.333cm"><draw:text-box><text:p text:style-name="P81"><text:span text:style-name="T39">(d</text:span><text:span text:style-name="T40">3</text:span><text:span text:style-name="T39">)</text:span></text:p></draw:text-box></draw:frame><draw:g draw:style-name="gr5"><draw:line draw:style-name="gr13" draw:text-style-name="P83" svg:x1="2.336cm" svg:y1="2.704cm" svg:x2="2.388cm" svg:y2="2.738cm"><text:p/></draw:line><draw:line draw:style-name="gr13" draw:text-style-name="P83" svg:x1="2.336cm" svg:y1="2.738cm" svg:x2="2.388cm" svg:y2="2.704cm"><text:p/></draw:line></draw:g><draw:g draw:style-name="gr5"><draw:line draw:style-name="gr13" draw:text-style-name="P83" svg:x1="1.045cm" svg:y1="2.408cm" svg:x2="1.099cm" svg:y2="2.442cm"><text:p/></draw:line><draw:line draw:style-name="gr13" draw:text-style-name="P83" svg:x1="1.045cm" svg:y1="2.442cm" svg:x2="1.099cm" svg:y2="2.408cm"><text:p/></draw:line></draw:g><draw:g draw:style-name="gr5"><draw:line draw:style-name="gr13" draw:text-style-name="P83" svg:x1="0.33cm" svg:y1="0.681cm" svg:x2="0.381cm" svg:y2="0.714cm"><text:p/></draw:line><draw:line draw:style-name="gr13" draw:text-style-name="P83" svg:x1="0.33cm" svg:y1="0.714cm" svg:x2="0.381cm" svg:y2="0.681cm"><text:p/></draw:line></draw:g><draw:polygon draw:style-name="gr14" draw:text-style-name="P86" svg:width="1.953cm" svg:height="1.738cm" svg:x="0.353cm" svg:y="0.716cm" svg:viewBox="0 0 1954 1739" draw:points="1954,0 716,1739 0,12"><text:p/></draw:polygon><draw:polygon draw:style-name="gr14" draw:text-style-name="P86" svg:width="1.953cm" svg:height="1.738cm" svg:x="2.364cm" svg:y="0.981cm" svg:viewBox="0 0 1954 1739" draw:points="0,1739 1236,0 1954,1728"><text:p/></draw:polygon></draw:g></text:span></text:span></text:p>
          <text:p text:style-name="P47"><text:span text:style-name="_5f_Consigne"><text:span text:style-name="T7"/></text:span></text:p>
          <text:p text:style-name="P47"><text:span text:style-name="_5f_Consigne"><text:span text:style-name="T7"/></text:span></text:p>
          <text:p text:style-name="P47"><text:span text:style-name="_5f_Consigne"><text:span text:style-name="T7"/></text:span></text:p>
          <text:p text:style-name="P47"><text:span text:style-name="_5f_Consigne"><text:span text:style-name="T7"/></text:span></text:p>
          <text:p text:style-name="P46"><text:span text:style-name="_5f_Consigne"><text:span text:style-name="T21"/></text:span></text:p>
          <text:p text:style-name="P32"/>
          <text:p text:style-name="P32"/>
          <text:p text:style-name="P32"/>
          <text:p text:style-name="P40"/>
          <text:p text:style-name="P32"/>
          <text:p text:style-name="P32"/>
          <text:p text:style-name="P32"/>
          <text:p text:style-name="P32"/>
          <text:p text:style-name="P32"/>
          <text:h text:style-name="P67" text:outline-level="1"><text:span text:style-name="_5f_Consigne"><text:span text:style-name="T9"/></text:span></text:h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itstream Vera Sans8" svg:font-family="'Bitstream Vera Sans'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Italique 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5" draw:display-name="Hatch 615" draw:style="single" draw:color="#000000" draw:distance="0.006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01cm" draw:dots2="1" draw:dots2-length="0.001cm" draw:distance="0.001cm"/>
    <draw:stroke-dash draw:name="Dashed_20__28_var_29__20_156" draw:display-name="Dashed (var) 156" draw:style="rect" draw:dots1="1" draw:dots1-length="0.001cm" draw:dots2="1" draw:dots2-length="0.001cm" draw:distance="0.001cm"/>
    <draw:stroke-dash draw:name="Dashed_20__28_var_29__20_157" draw:display-name="Dashed (var) 157" draw:style="rect" draw:dots1="1" draw:dots1-length="0.001cm" draw:dots2="1" draw:dots2-length="0.001cm" draw:distance="0.001cm"/>
    <draw:stroke-dash draw:name="Dashed_20__28_var_29__20_158" draw:display-name="Dashed (var) 158" draw:style="rect" draw:dots1="1" draw:dots1-length="0.001cm" draw:dots2="1" draw:dots2-length="0.001cm" draw:distance="0.001cm"/>
    <draw:stroke-dash draw:name="Dashed_20__28_var_29__20_159" draw:display-name="Dashed (var) 159" draw:style="rect" draw:dots1="1" draw:dots1-length="0.001cm" draw:dots2="1" draw:dots2-length="0.001cm" draw:distance="0.00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1cm" draw:dots2="1" draw:dots2-length="0.001cm" draw:distance="0.001cm"/>
    <draw:stroke-dash draw:name="Dashed_20__28_var_29__20_161" draw:display-name="Dashed (var) 161" draw:style="rect" draw:dots1="1" draw:dots1-length="0.001cm" draw:dots2="1" draw:dots2-length="0.001cm" draw:distance="0.001cm"/>
    <draw:stroke-dash draw:name="Dashed_20__28_var_29__20_162" draw:display-name="Dashed (var) 162" draw:style="rect" draw:dots1="1" draw:dots1-length="0.001cm" draw:dots2="1" draw:dots2-length="0.001cm" draw:distance="0.001cm"/>
    <draw:stroke-dash draw:name="Dashed_20__28_var_29__20_163" draw:display-name="Dashed (var) 163" draw:style="rect" draw:dots1="1" draw:dots1-length="0.001cm" draw:dots2="1" draw:dots2-length="0.001cm" draw:distance="0.001cm"/>
    <draw:stroke-dash draw:name="Dashed_20__28_var_29__20_164" draw:display-name="Dashed (var) 164" draw:style="rect" draw:dots1="1" draw:dots1-length="0.001cm" draw:dots2="1" draw:dots2-length="0.001cm" draw:distance="0.001cm"/>
    <draw:stroke-dash draw:name="Dashed_20__28_var_29__20_165" draw:display-name="Dashed (var) 165" draw:style="rect" draw:dots1="1" draw:dots1-length="0.001cm" draw:dots2="1" draw:dots2-length="0.001cm" draw:distance="0.001cm"/>
    <draw:stroke-dash draw:name="Dashed_20__28_var_29__20_166" draw:display-name="Dashed (var) 166" draw:style="rect" draw:dots1="1" draw:dots1-length="0.001cm" draw:dots2="1" draw:dots2-length="0.001cm" draw:distance="0.001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03cm" draw:dots2="1" draw:dots2-length="0.003cm" draw:distance="0.003cm"/>
    <draw:stroke-dash draw:name="Dashed_20__28_var_29__20_5615" draw:display-name="Dashed (var) 5615" draw:style="rect" draw:dots1="1" draw:dots1-length="0.003cm" draw:dots2="1" draw:dots2-length="0.003cm" draw:distance="0.003cm"/>
    <draw:stroke-dash draw:name="Dashed_20__28_var_29__20_5616" draw:display-name="Dashed (var) 5616" draw:style="rect" draw:dots1="1" draw:dots1-length="0.003cm" draw:dots2="1" draw:dots2-length="0.003cm" draw:distance="0.003cm"/>
    <draw:stroke-dash draw:name="Dashed_20__28_var_29__20_5617" draw:display-name="Dashed (var) 5617" draw:style="rect" draw:dots1="1" draw:dots1-length="0.003cm" draw:dots2="1" draw:dots2-length="0.003cm" draw:distance="0.003cm"/>
    <draw:stroke-dash draw:name="Dashed_20__28_var_29__20_5618" draw:display-name="Dashed (var) 5618" draw:style="rect" draw:dots1="1" draw:dots1-length="0.003cm" draw:dots2="1" draw:dots2-length="0.003cm" draw:distance="0.003cm"/>
    <draw:stroke-dash draw:name="Dashed_20__28_var_29__20_5619" draw:display-name="Dashed (var) 5619" draw:style="rect" draw:dots1="1" draw:dots1-length="0.003cm" draw:dots2="1" draw:dots2-length="0.003cm" draw:distance="0.003cm"/>
    <draw:stroke-dash draw:name="Dashed_20__28_var_29__20_5620" draw:display-name="Dashed (var) 5620" draw:style="rect" draw:dots1="1" draw:dots1-length="0.003cm" draw:dots2="1" draw:dots2-length="0.003cm" draw:distance="0.003cm"/>
    <draw:stroke-dash draw:name="Dashed_20__28_var_29__20_5621" draw:display-name="Dashed (var) 5621" draw:style="rect" draw:dots1="1" draw:dots1-length="0.003cm" draw:dots2="1" draw:dots2-length="0.003cm" draw:distance="0.003cm"/>
    <draw:stroke-dash draw:name="Dashed_20__28_var_29__20_5622" draw:display-name="Dashed (var) 5622" draw:style="rect" draw:dots1="1" draw:dots1-length="0.003cm" draw:dots2="1" draw:dots2-length="0.003cm" draw:distance="0.003cm"/>
    <draw:stroke-dash draw:name="Dashed_20__28_var_29__20_5623" draw:display-name="Dashed (var) 5623" draw:style="rect" draw:dots1="1" draw:dots1-length="0.003cm" draw:dots2="1" draw:dots2-length="0.003cm" draw:distance="0.003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3cm" draw:dots2="1" draw:dots2-length="0.003cm" draw:distance="0.003cm"/>
    <draw:stroke-dash draw:name="Dashed_20__28_var_29__20_5627" draw:display-name="Dashed (var) 5627" draw:style="rect" draw:dots1="1" draw:dots1-length="0.003cm" draw:dots2="1" draw:dots2-length="0.003cm" draw:distance="0.003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1="1" draw:dots1-length="0.002cm" draw:dots2="1" draw:dots2-length="0.002cm" draw:distance="0.002cm"/>
    <draw:stroke-dash draw:name="Dashed_20__28_var_29__20_5644" draw:display-name="Dashed (var) 5644" draw:style="rect" draw:dots1="1" draw:dots1-length="0.002cm" draw:dots2="1" draw:dots2-length="0.002cm" draw:distance="0.002cm"/>
    <draw:stroke-dash draw:name="Dashed_20__28_var_29__20_5645" draw:display-name="Dashed (var) 5645" draw:style="rect" draw:dots1="1" draw:dots1-length="0.006cm" draw:dots2="1" draw:dots2-length="0.006cm" draw:distance="0.006cm"/>
    <draw:stroke-dash draw:name="Dashed_20__28_var_29__20_5646" draw:display-name="Dashed (var) 5646" draw:style="rect" draw:dots1="1" draw:dots1-length="0.006cm" draw:dots2="1" draw:dots2-length="0.006cm" draw:distance="0.006cm"/>
    <draw:stroke-dash draw:name="Dashed_20__28_var_29__20_5647" draw:display-name="Dashed (var) 5647" draw:style="rect" draw:dots1="1" draw:dots1-length="0.006cm" draw:dots2="1" draw:dots2-length="0.006cm" draw:distance="0.006cm"/>
    <draw:stroke-dash draw:name="Dashed_20__28_var_29__20_5648" draw:display-name="Dashed (var) 5648" draw:style="rect" draw:dots1="1" draw:dots1-length="0.006cm" draw:dots2="1" draw:dots2-length="0.006cm" draw:distance="0.006cm"/>
    <draw:stroke-dash draw:name="Dashed_20__28_var_29__20_5649" draw:display-name="Dashed (var) 5649" draw:style="rect" draw:dots1="1" draw:dots1-length="0.006cm" draw:dots2="1" draw:dots2-length="0.006cm" draw:distance="0.006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1="1" draw:dots1-length="0.006cm" draw:dots2="1" draw:dots2-length="0.006cm" draw:distance="0.006cm"/>
    <draw:stroke-dash draw:name="Dashed_20__28_var_29__20_5651" draw:display-name="Dashed (var) 5651" draw:style="rect" draw:dots1="1" draw:dots1-length="0.006cm" draw:dots2="1" draw:dots2-length="0.006cm" draw:distance="0.006cm"/>
    <draw:stroke-dash draw:name="Dashed_20__28_var_29__20_5652" draw:display-name="Dashed (var) 5652" draw:style="rect" draw:dots1="1" draw:dots1-length="0.006cm" draw:dots2="1" draw:dots2-length="0.006cm" draw:distance="0.006cm"/>
    <draw:stroke-dash draw:name="Dashed_20__28_var_29__20_5653" draw:display-name="Dashed (var) 5653" draw:style="rect" draw:dots1="1" draw:dots1-length="0.006cm" draw:dots2="1" draw:dots2-length="0.006cm" draw:distance="0.006cm"/>
    <draw:stroke-dash draw:name="Dashed_20__28_var_29__20_5654" draw:display-name="Dashed (var) 5654" draw:style="rect" draw:dots1="1" draw:dots1-length="0.006cm" draw:dots2="1" draw:dots2-length="0.006cm" draw:distance="0.006cm"/>
    <draw:stroke-dash draw:name="Dashed_20__28_var_29__20_5655" draw:display-name="Dashed (var) 5655" draw:style="rect" draw:dots1="1" draw:dots1-length="0.006cm" draw:dots2="1" draw:dots2-length="0.006cm" draw:distance="0.006cm"/>
    <draw:stroke-dash draw:name="Dashed_20__28_var_29__20_5656" draw:display-name="Dashed (var) 5656" draw:style="rect" draw:dots1="1" draw:dots1-length="0.006cm" draw:dots2="1" draw:dots2-length="0.006cm" draw:distance="0.006cm"/>
    <draw:stroke-dash draw:name="Dashed_20__28_var_29__20_5657" draw:display-name="Dashed (var) 5657" draw:style="rect" draw:dots1="1" draw:dots1-length="0.006cm" draw:dots2="1" draw:dots2-length="0.006cm" draw:distance="0.006cm"/>
    <draw:stroke-dash draw:name="Dashed_20__28_var_29__20_5658" draw:display-name="Dashed (var) 5658" draw:style="rect" draw:dots1="1" draw:dots1-length="0.051cm" draw:dots2="1" draw:dots2-length="0.051cm" draw:distance="0.051cm"/>
    <draw:stroke-dash draw:name="Dashed_20__28_var_29__20_5659" draw:display-name="Dashed (var) 5659" draw:style="rect" draw:dots1="1" draw:dots1-length="0.002cm" draw:dots2="1" draw:dots2-length="0.002cm" draw:distance="0.002cm"/>
    <draw:stroke-dash draw:name="Dashed_20__28_var_29__20_5660" draw:display-name="Dashed (var) 5660" draw:style="rect" draw:dots1="1" draw:dots1-length="0.003cm" draw:dots2="1" draw:dots2-length="0.003cm" draw:distance="0.003cm"/>
    <draw:stroke-dash draw:name="Dashed_20__28_var_29__20_5661" draw:display-name="Dashed (var) 5661" draw:style="rect" draw:dots1="1" draw:dots1-length="0.003cm" draw:dots2="1" draw:dots2-length="0.003cm" draw:distance="0.003cm"/>
    <draw:stroke-dash draw:name="Dashed_20__28_var_29__20_5662" draw:display-name="Dashed (var) 5662" draw:style="rect" draw:dots1="1" draw:dots1-length="0.003cm" draw:dots2="1" draw:dots2-length="0.003cm" draw:distance="0.003cm"/>
    <draw:stroke-dash draw:name="Dashed_20__28_var_29__20_5663" draw:display-name="Dashed (var) 5663" draw:style="rect" draw:dots1="1" draw:dots1-length="0.002cm" draw:dots2="1" draw:dots2-length="0.002cm" draw:distance="0.002cm"/>
    <draw:stroke-dash draw:name="Dashed_20__28_var_29__20_5664" draw:display-name="Dashed (var) 5664" draw:style="rect" draw:dots1="1" draw:dots1-length="0.002cm" draw:dots2="1" draw:dots2-length="0.002cm" draw:distance="0.002cm"/>
    <draw:stroke-dash draw:name="Dashed_20__28_var_29__20_5665" draw:display-name="Dashed (var) 5665" draw:style="rect" draw:dots1="1" draw:dots1-length="0.002cm" draw:dots2="1" draw:dots2-length="0.002cm" draw:distance="0.002cm"/>
    <draw:stroke-dash draw:name="Dashed_20__28_var_29__20_5666" draw:display-name="Dashed (var) 5666" draw:style="rect" draw:dots1="1" draw:dots1-length="0.002cm" draw:dots2="1" draw:dots2-length="0.002cm" draw:distance="0.002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Salutation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cfe7f5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cfe7f5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4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7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7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3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7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Niveau_5f_jaune" style:display-name="_Niveau_jaune" style:family="text">
      <style:text-properties fo:color="#000000" loext:opacity="100%" style:font-name="Bitstream Vera Sans7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7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7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7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7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7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7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_5f_Correction_20_surligné" style:display-name="_Correction surligné" style:family="text">
      <style:text-properties fo:color="#000000" loext:opacity="100%" style:font-name="Bitstream Vera Sans3" fo:font-family="'Bitstream Vera Sans'" style:font-style-name="Oblique" style:font-family-generic="swiss" style:font-pitch="variable" fo:font-size="10pt" fo:font-style="normal" fo:background-color="#ffff00" style:font-name-asian="Bitstream Vera Sans3" style:font-family-asian="'Bitstream Vera Sans'" style:font-style-name-asian="Oblique" style:font-family-generic-asian="swiss" style:font-pitch-asian="variable" style:font-name-complex="Bitstream Vera Sans3" style:font-family-complex="'Bitstream Vera Sans'" style:font-style-name-complex="Oblique" style:font-family-generic-complex="swiss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Puce_5f_enonce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25863*"/>
    </style:style>
    <style:style style:name="Tableau8.B" style:family="table-column">
      <style:table-column-properties style:rel-column-width="37955*"/>
    </style:style>
    <style:style style:name="Tableau8.C" style:family="table-column">
      <style:table-column-properties style:rel-column-width="1717*"/>
    </style:style>
    <style:style style:name="Tableau8.1" style:family="table-row">
      <style:table-row-properties style:min-row-height="0.6cm"/>
    </style:style>
    <style:style style:name="Tableau8.A1" style:family="table-cell">
      <style:table-cell-properties style:vertical-align="middle" fo:padding="0cm" fo:border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22528*"/>
    </style:style>
    <style:style style:name="Tableau9.B" style:family="table-column">
      <style:table-column-properties style:rel-column-width="40888*"/>
    </style:style>
    <style:style style:name="Tableau9.C" style:family="table-column">
      <style:table-column-properties style:rel-column-width="2119*"/>
    </style:style>
    <style:style style:name="Tableau9.1" style:family="table-row">
      <style:table-row-properties style:min-row-height="1.109cm"/>
    </style:style>
    <style:style style:name="Tableau9.A1" style:family="table-cell">
      <style:table-cell-properties style:vertical-align="middle" fo:padding="0cm" fo:border="none"/>
    </style:style>
    <style:style style:name="MP1" style:family="paragraph" style:parent-style-name="Footer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33ccb2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ccb2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Header">
      <style:text-properties fo:font-size="3pt" style:font-size-asian="4pt" style:font-size-complex="4pt"/>
    </style:style>
    <style:style style:name="MP9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10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1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3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4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Standard">
      <style:text-properties fo:font-size="6pt" style:font-size-asian="6pt" style:font-size-complex="6pt"/>
    </style:style>
    <style:style style:name="M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9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1" style:family="paragraph" style:parent-style-name="Standard">
      <style:text-properties fo:font-size="2pt" style:font-size-asian="2pt" style:font-size-complex="2pt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33ccb2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_5f_Pied_20_de_20_page" style:list-style-name=""/>
    <style:style style:name="MP24" style:family="paragraph" style:parent-style-name="_5f_Pied_20_de_20_page">
      <style:paragraph-properties fo:text-align="end" style:justify-single-word="false"/>
    </style:style>
    <style:style style:name="MP25" style:family="paragraph" style:parent-style-name="_5f_Pied_20_de_20_page" style:list-style-name="">
      <style:paragraph-properties fo:text-align="end" style:justify-single-word="false"/>
    </style:style>
    <style:style style:name="MP26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font-size="16pt" fo:letter-spacing="-0.007cm" officeooo:rsid="001b1617" officeooo:paragraph-rsid="001b1617" style:font-size-asian="16pt" style:font-size-complex="16pt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rsid="001e0a03" officeooo:paragraph-rsid="001e0a03"/>
    </style:style>
    <style:style style:name="MP35" style:family="paragraph" style:parent-style-name="Header">
      <style:text-properties fo:font-size="14pt" style:font-size-asian="14pt" style:font-size-complex="14pt"/>
    </style:style>
    <style:style style:name="M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3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3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T1" style:family="text">
      <style:text-properties fo:font-variant="small-caps"/>
    </style:style>
    <style:style style:name="MT2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variant="small-caps" fo:font-size="15pt" style:font-size-asian="15pt" style:font-size-complex="15pt"/>
    </style:style>
    <style:style style:name="MT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cd5cb"/>
    </style:style>
    <style:style style:name="MT7" style:family="text">
      <style:text-properties officeooo:rsid="0038210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8" style:family="graphic">
      <style:graphic-properties draw:stroke="none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10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6">
      <style:page-layout-properties fo:page-width="20.999cm" fo:page-height="29.699cm" style:num-format="1" style:print-orientation="portrait" fo:margin-top="1cm" fo:margin-bottom="0.80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0.999cm" fo:page-height="29.699cm" style:num-format="1" style:print-orientation="portrait" fo:margin-top="1cm" fo:margin-bottom="0.80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99cm" fo:margin-left="0cm" fo:margin-right="0cm" fo:margin-bottom="0.499cm" style:dynamic-spacing="false"/>
      </style:header-style>
      <style:footer-style/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1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2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4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5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_5f_Fiche_20_éditeur_20_série_20_2_20_paire_20__20_une_20_colonne_20__28_G_29_" style:display-name="_Fiche éditeur série 2 paire  une colonne (G)" style:page-layout-name="Mpm2" draw:style-name="Mdp2" style:next-style-name="_5f_Fiche_20_éditeur_20_série_20_2_20_impaire_20__28_D_29_">
      <style:header>
        <text:p text:style-name="Header">Série 2 : Constructions</text:p>
      </style:header>
      <style:footer>
        <text:p text:style-name="MP1">Symétrie centrale : Chapitre G1</text:p>
      </style:footer>
    </style:master-page>
    <style:master-page style:name="_5f_Fiche_20_éditeur_20_série_20_2_20_impaire_20__28_D_29_" style:display-name="_Fiche éditeur série 2 impaire (D)" style:page-layout-name="Mpm3" style:next-style-name="_5f_Fiche_20_éditeur_20_série_20_2_20_paire_20__28_G_29_">
      <style:header>
        <text:p text:style-name="MP2"><text:span text:style-name="MT1">Série 2 :</text:span> <text:span text:style-name="MT1">???</text:span></text:p>
      </style:header>
      <style:footer>
        <text:p text:style-name="MP3">Chapitre <text:span text:style-name="MT2">? : ...</text:span></text:p>
      </style:footer>
      <style:footer-left>
        <text:p text:style-name="MP4">Série 2 :<text:tab/> <text:s text:c="87"/>Chapitre G? : ...</text:p>
      </style:footer-left>
    </style:master-page>
    <style:master-page style:name="_5f_Fiche_20_éditeur_20_série_20_2_20_impaire_20_une_20_colonne_20__28_D_29_" style:display-name="_Fiche éditeur série 2 impaire une colonne (D)" style:page-layout-name="Mpm4" draw:style-name="Mdp2" style:next-style-name="_5f_Fiche_20_éditeur_20_série_20_2_20_paire_20__28_G_29_">
      <style:header>
        <text:p text:style-name="Header">Série 2 : Constructions</text:p>
      </style:header>
      <style:footer>
        <text:p text:style-name="MP3">Chapitre G1 : Symétrie centrale</text:p>
      </style:footer>
      <style:footer-left>
        <text:p text:style-name="MP5">Chapitre G1 : Symétrie centrale</text:p>
      </style:footer-left>
    </style:master-page>
    <style:master-page style:name="_5f_Fiche_20_éditeur_20_série_20_2_20_paire_20__28_G_29_" style:display-name="_Fiche éditeur série 2 paire (G)" style:page-layout-name="Mpm5" style:next-style-name="_5f_Fiche_20_éditeur_20_série_20_2_20_impaire_20__28_D_29_">
      <style:header>
        <text:p text:style-name="MP6">Série 2: Multiplier deux nombres relatifs</text:p>
      </style:header>
      <style:footer>
        <text:h text:style-name="MP7" text:outline-level="1">Chapitre A2: Nombres relatifs</text:h>
      </style:footer>
    </style:master-page>
    <style:master-page style:name="HTML" style:page-layout-name="Mpm6"/>
    <style:master-page style:name="Endnote" style:page-layout-name="Mpm7"/>
    <style:master-page style:name="_5f_Fiche_20_éditeur_20_série_20_1_20_impaire_20__28_D_29_" style:display-name="_Fiche éditeur série 1 impaire (D)" style:page-layout-name="Mpm8" style:next-style-name="_5f_Fiche_20_éditeur_20_série_20_1_20_paire_20__28_G_29_">
      <style:header>
        <text:p text:style-name="MP2"><text:span text:style-name="MT1">Série 1 :</text:span> <text:span text:style-name="MT1">???</text:span></text:p>
      </style:header>
      <style:footer>
        <text:p text:style-name="MP3">Chapitre ? : ...</text:p>
      </style:footer>
      <style:footer-left>
        <text:p text:style-name="MP4">Série 1 :<text:tab/><text:tab/> <text:s text:c="43"/>Chapitre G? : ...</text:p>
      </style:footer-left>
    </style:master-page>
    <style:master-page style:name="_5f_Fiche_20_format_20_Site" style:display-name="_Fiche format Site" style:page-layout-name="Mpm9">
      <style:header>
        <text:p text:style-name="MP8"/>
        <text:p text:style-name="MP9"><text:span text:style-name="MT3">Chapitre N3 :</text:span> <text:span text:style-name="MT4">Nombres fractions</text:span></text:p>
        <text:p text:style-name="MP10">Série 2 : Fractions et partage <text:s text:c="75"/></text:p>
      </style:header>
    </style:master-page>
    <style:master-page style:name="_5f_Fiche_20_éditeur_20_série_20_3_20_impaire_20__28_D_29_" style:display-name="_Fiche éditeur série 3 impaire (D)" style:page-layout-name="Mpm3" style:next-style-name="_5f_Fiche_20_éditeur_20_série_20_3_20_paire_20__28_G_29_">
      <style:header>
        <text:p text:style-name="MP2"><text:span text:style-name="MT1">Série 3 :</text:span> <text:span text:style-name="MT1">???</text:span></text:p>
      </style:header>
      <style:footer>
        <text:p text:style-name="MP3">Chapitre ? : ...</text:p>
      </style:footer>
      <style:footer-left>
        <text:p text:style-name="MP11"/>
      </style:footer-left>
    </style:master-page>
    <style:master-page style:name="_5f_Fiche_20_éditeur_20_série_20_4_20_impaire_20__28_D_29_" style:display-name="_Fiche éditeur série 4 impaire (D)" style:page-layout-name="Mpm10" style:next-style-name="_5f_Fiche_20_éditeur_20_série_20_4_20_paire_20__28_G_29_">
      <style:header>
        <text:p text:style-name="MP12">Série 4 : ???</text:p>
      </style:header>
      <style:footer>
        <text:p text:style-name="MP13">Chapitre ? : ...</text:p>
      </style:footer>
      <style:footer-left>
        <text:p text:style-name="MP11"/>
      </style:footer-left>
    </style:master-page>
    <style:master-page style:name="_5f_Fiche_20_éditeur_20_synthèse_20_impaire_20__28_D_29_" style:display-name="_Fiche éditeur synthèse impaire (D)" style:page-layout-name="Mpm10" style:next-style-name="_5f_Fiche_20_éditeur_20_synthèse_20_paire_20__28_G_29_">
      <style:header>
        <text:p text:style-name="MP12">Synthèse</text:p>
      </style:header>
      <style:footer>
        <text:p text:style-name="MP3">Chapitre ? : ...</text:p>
      </style:footer>
      <style:footer-left>
        <text:p text:style-name="MP14"/>
      </style:footer-left>
    </style:master-page>
    <style:master-page style:name="_5f_Fiche_20_éditeur_20_série_20_1_20_paire_20__28_G_29_" style:display-name="_Fiche éditeur série 1 paire (G)" style:page-layout-name="Mpm11" style:next-style-name="_5f_Fiche_20_éditeur_20_série_20_1_20_impaire_20__28_D_29_">
      <style:header>
        <text:p text:style-name="MP2"><text:span text:style-name="MT1">Série 1 :</text:span> <text:span text:style-name="MT1">???</text:span></text:p>
      </style:header>
      <style:footer>
        <text:p text:style-name="MP15">Chapitre ? : ...</text:p>
      </style:footer>
    </style:master-page>
    <style:master-page style:name="_5f_Fiche_20_éditeur_20_série_20_3_20_paire_20__28_G_29_" style:display-name="_Fiche éditeur série 3 paire (G)" style:page-layout-name="Mpm5" style:next-style-name="_5f_Fiche_20_éditeur_20_série_20_3_20_impaire_20__28_D_29_">
      <style:header>
        <text:p text:style-name="MP12">Série 3 : ???</text:p>
      </style:header>
      <style:footer>
        <text:p text:style-name="MP16">Chapitre ? : ...</text:p>
      </style:footer>
    </style:master-page>
    <style:master-page style:name="_5f_Fiche_20_éditeur_20_série_20_4_20_paire_20_une_20_colonne_20__20__28_G_29_" style:display-name="_Fiche éditeur série 4 paire une colonne  (G)" style:page-layout-name="Mpm2" draw:style-name="Mdp2" style:next-style-name="_5f_Fiche_20_éditeur_20_série_20_4_20_impaire_20__28_D_29_">
      <style:header>
        <text:p text:style-name="MP12">Série 4 : Centre de symétrie</text:p>
      </style:header>
      <style:footer>
        <text:p text:style-name="MP16">Symétrie centrale : Chapitre G1</text:p>
      </style:footer>
    </style:master-page>
    <style:master-page style:name="_5f_Fiche_20_éditeur_20_synthèse_20_paire_20__28_G_29_" style:display-name="_Fiche éditeur synthèse paire (G)" style:page-layout-name="Mpm5" style:next-style-name="_5f_Fiche_20_éditeur_20_synthèse_20_impaire_20__28_D_29_">
      <style:header>
        <text:p text:style-name="MP12">Synthèse</text:p>
      </style:header>
      <style:footer>
        <text:p text:style-name="MP15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7"><text:tab/><text:tab/><text:tab/><text:tab/><text:tab/><text:tab/></text:p>
        <text:p text:style-name="MP17"/>
      </style:header>
      <style:footer>
        <text:p text:style-name="MP18">Chapitre G? :<text:tab/><text:tab/> <text:s text:c="93"/>Série ? :</text:p>
      </style:footer>
      <style:footer-left>
        <text:p text:style-name="MP19">Série ? :<text:tab/><text:tab/> <text:s text:c="92"/>Chapitre G? :</text:p>
      </style:footer-left>
    </style:master-page>
    <style:master-page style:name="_5f_Fiche_20_éditeur_20_série_20_1_20__28_une_20_colonne_29__20__20_impaire_20__28_D_29_" style:display-name="_Fiche éditeur série 1 (une colonne)  impaire (D)" style:page-layout-name="Mpm13" style:next-style-name="_5f_Fiche_20_éditeur_20_série_20_1_20__28_une_20_colonne_29__20_paire_20__28_G_29_">
      <style:header>
        <text:p text:style-name="MP12">Série 1 : Reconnaître des points ou figures symétriques</text:p>
      </style:header>
      <style:footer>
        <text:p text:style-name="MP20">Chapitre G1 : Symétrie centrale</text:p>
      </style:footer>
    </style:master-page>
    <style:master-page style:name="_5f_Fiche_20_éditeur_20_série_20_1_20__28_une_20_colonne_29__20_paire_20__28_G_29_" style:display-name="_Fiche éditeur série 1 (une colonne) paire (G)" style:page-layout-name="Mpm14" style:next-style-name="_5f_Fiche_20_éditeur_20_série_20_1_20__28_une_20_colonne_29__20__20_impaire_20__28_D_29_">
      <style:header>
        <text:p text:style-name="MP2"><text:span text:style-name="MT1">Série 1 :</text:span> <text:span text:style-name="MT1">???</text:span></text:p>
      </style:header>
      <style:footer>
        <text:p text:style-name="MP15">... : Chapitre ? </text:p>
      </style:footer>
    </style:master-page>
    <style:master-page style:name="_5f_Fiche_20_du_20_livret_20_pair" style:display-name="_Fiche du livret pair" style:page-layout-name="Mpm15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5">N4 : Fractions</text:p>
              </table:table-cell>
              <table:table-cell table:style-name="Tableau18.A1" office:value-type="string">
                <text:p text:style-name="MP35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6">Série 1 : Fractions et parts</text:p>
            </table:table-cell>
            <table:table-cell table:style-name="Tableau18.A1" office:value-type="string">
              <text:p text:style-name="MP36"/>
            </table:table-cell>
          </table:table-row>
        </table:table>
        <text:p text:style-name="MP21"/>
      </style:header>
    </style:master-page>
    <style:master-page style:name="_5f_Fiche_20_du_20_livret_20_impair" style:display-name="_Fiche du livret impair" style:page-layout-name="Mpm16" draw:style-name="Mdp2">
      <style:header>
        <text:p text:style-name="Standard"/>
      </style:header>
    </style:master-page>
    <style:master-page style:name="_5f_Fiche_20_éditeur_20_série_20_3_20__20__28_G_29_" style:display-name="_Fiche éditeur série 3  (G)" style:page-layout-name="Mpm17" style:next-style-name="_5f_Fiche_20_éditeur_20_série_20_3_20_impaire_20__28_D_29_">
      <style:header>
        <text:p text:style-name="MP12">Série 3 : Propriétés</text:p>
      </style:header>
      <style:footer>
        <text:p text:style-name="MP16">Symétrie centrale : Chapitre G1</text:p>
      </style:footer>
    </style:master-page>
    <style:master-page style:name="_5f_Fiche_20_du_20_livret" style:display-name="_Fiche du livret" style:page-layout-name="Mpm18" draw:style-name="Mdp2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 table:style-name="Tableau8.1">
              <table:table-cell table:style-name="Tableau8.A1" table:number-rows-spanned="2" office:value-type="string">
                <text:p text:style-name="Standard"/>
              </table:table-cell>
              <table:table-cell table:style-name="Tableau8.A1" office:value-type="string">
                <text:p text:style-name="_5f_En_20_tête_20_chapitre">G1 : Symétrie centrale</text:p>
              </table:table-cell>
              <table:table-cell table:style-name="Tableau8.A1" office:value-type="string">
                <text:p text:style-name="MP35"/>
              </table:table-cell>
            </table:table-row>
          </table:table-header-rows>
          <table:table-row table:style-name="Tableau8.1">
            <table:covered-table-cell/>
            <table:table-cell table:style-name="Tableau8.A1" office:value-type="string">
              <text:p text:style-name="_2d_En_20_tête_20_série">Série 4 : Centre de symétrie</text:p>
            </table:table-cell>
            <table:table-cell table:style-name="Tableau8.A1" office:value-type="string">
              <text:p text:style-name="MP36"/>
            </table:table-cell>
          </table:table-row>
        </table:table>
        <text:p text:style-name="Standard"/>
      </style:header>
      <style:header-left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header-rows>
            <table:table-row table:style-name="Tableau9.1">
              <table:table-cell table:style-name="Tableau9.A1" table:number-rows-spanned="2" office:value-type="string">
                <text:p text:style-name="Standard"><draw:g text:anchor-type="as-char" svg:y="-0.023cm" draw:z-index="16" draw:name="Forme1" draw:style-name="Mgr6"><draw:ellipse draw:style-name="Mgr7" draw:text-style-name="MP37" svg:width="1.715cm" svg:height="1.784cm" svg:x="0cm" svg:y="0.004cm" draw:kind="arc" draw:start-angle="90.48" draw:end-angle="269.56"><text:p/></draw:ellipse><draw:line draw:style-name="Mgr7" draw:text-style-name="MP37" svg:x1="0.847cm" svg:y1="0.002cm" svg:x2="18.167cm" svg:y2="0.002cm"><text:p/></draw:line><draw:line draw:style-name="Mgr7" draw:text-style-name="MP37" svg:x1="0.847cm" svg:y1="1.782cm" svg:x2="18.158cm" svg:y2="1.782cm"><text:p/></draw:line><draw:ellipse draw:style-name="Mgr7" draw:text-style-name="MP37" svg:width="1.719cm" svg:height="1.782cm" svg:x="17.29cm" svg:y="0cm" draw:kind="arc" draw:start-angle="270.5" draw:end-angle="89.48"><text:p/></draw:ellipse><draw:frame draw:style-name="Mgr8" draw:text-style-name="MP38" svg:width="5.531cm" svg:height="1.639cm" svg:x="0.127cm" svg:y="0.092cm"><draw:image><text:p/></draw:image></draw:frame></draw:g></text:p>
              </table:table-cell>
              <table:table-cell table:style-name="Tableau9.A1" office:value-type="string">
                <text:p text:style-name="_5f_En_20_tête_20_chapitre">G?? : Titre du chapitre</text:p>
              </table:table-cell>
              <table:table-cell table:style-name="Tableau9.A1" office:value-type="string">
                <text:p text:style-name="MP35"/>
              </table:table-cell>
            </table:table-row>
          </table:table-header-rows>
          <table:table-row table:style-name="Tableau9.1">
            <table:covered-table-cell/>
            <table:table-cell table:style-name="Tableau9.A1" office:value-type="string">
              <text:p text:style-name="_2d_En_20_tête_20_série">Série 1 : Titre de la série</text:p>
            </table:table-cell>
            <table:table-cell table:style-name="Tableau9.A1" office:value-type="string">
              <text:p text:style-name="MP36"/>
            </table:table-cell>
          </table:table-row>
        </table:table>
        <text:p text:style-name="MP17"/>
      </style:header-left>
    </style:master-page>
    <style:master-page style:name="_5f_Fiche_20_éditeur_20_série_20_4_20_impaire_20_colonne_20__28_D_29_" style:display-name="_Fiche éditeur série 4 impaire colonne (D)" style:page-layout-name="Mpm19" style:next-style-name="_5f_Fiche_20_éditeur_20_série_20_4_20_paire_20_une_20_colonne_20__20__28_G_29_">
      <style:header>
        <text:p text:style-name="MP12">Série 4 : Centre de symétrie</text:p>
      </style:header>
      <style:footer>
        <text:p text:style-name="MP13">Chapitre ? : ...</text:p>
      </style:footer>
      <style:footer-left>
        <text:p text:style-name="MP11"/>
      </style:footer-left>
    </style:master-page>
    <style:master-page style:name="_5f_Fiche_20_éditeur_20_série_20_4_20_paire_20__20__28_G_29_" style:display-name="_Fiche éditeur série 4 paire  (G)" style:page-layout-name="Mpm20" draw:style-name="Mdp2" style:next-style-name="_5f_Fiche_20_éditeur_20_série_20_4_20_impaire_20__28_D_29_">
      <style:header>
        <text:p text:style-name="Header">Série 4 : Centre de symétrie</text:p>
      </style:header>
      <style:footer>
        <text:p text:style-name="MP22">Symétrie centrale : Chapitre G1</text:p>
      </style:footer>
    </style:master-page>
    <style:master-page style:name="_5f_Fiche_20_éditeur_20_série_20_3_20_paire_20__20_une_20_colonne_20__28_G_29_" style:display-name="_Fiche éditeur série 3 paire  une colonne (G)" style:page-layout-name="Mpm2" draw:style-name="Mdp2" style:next-style-name="_5f_Fiche_20_éditeur_20_série_20_2_20_impaire_20__28_D_29_">
      <style:header>
        <text:p text:style-name="Header">Série 3 : Propriétés</text:p>
      </style:header>
      <style:footer>
        <text:p text:style-name="MP1">Symétrie centrale : Chapitre G1</text:p>
      </style:footer>
    </style:master-page>
    <style:master-page style:name="_5f_Fiche_20_éditeur_20_paire_20__28_G_29_" style:display-name="_Fiche éditeur paire (G)" style:page-layout-name="Mpm21" style:next-style-name="_5f_Fiche_20_éditeur_20_impaire_20__28_D_29_">
      <style:header>
        <text:p text:style-name="_5f_En-tête">Série 2: Multiplier deux nombres relatifs</text:p>
      </style:header>
      <style:footer>
        <text:h text:style-name="MP23" text:outline-level="1">Chapitre A2: Nombres relatifs</text:h>
      </style:footer>
    </style:master-page>
    <style:master-page style:name="_5f_Fiche_20_éditeur_20__20__28_une_20_colonne_29__20__20_impaire_20__28_D_29_" style:display-name="_Fiche éditeur  (une colonne)  impaire (D)" style:page-layout-name="Mpm22" style:next-style-name="_5f_Fiche_20_éditeur_20_paire_20__28_G_29_">
      <style:header>
        <text:p text:style-name="_5f_En-tête">Série 1 : Définir et nommer un angle</text:p>
      </style:header>
      <style:footer>
        <text:h text:style-name="MP24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23" style:next-style-name="_5f_Fiche_20_éditeur_20__20__28_une_20_colonne_29__20__20_impaire_20__28_D_29_">
      <style:header>
        <text:p text:style-name="MP2"><text:span text:style-name="MT1">Série 1 :</text:span> <text:span text:style-name="MT1">???</text:span></text:p>
      </style:header>
      <style:footer>
        <text:p text:style-name="MP15">... : Chapitre ? </text:p>
      </style:footer>
    </style:master-page>
    <style:master-page style:name="_5f_Fiche_20_éditeur_20_impaire_20__28_D_29_" style:display-name="_Fiche éditeur impaire (D)" style:page-layout-name="Mpm24" style:next-style-name="_5f_Fiche_20_éditeur_20_paire_20__28_G_29_">
      <style:header>
        <text:p text:style-name="_5f_En-tête">Série 1 : Diviser</text:p>
      </style:header>
      <style:footer>
        <text:h text:style-name="MP25" text:outline-level="1">Chapitre A3: Nombres rationnels </text:h>
      </style:footer>
    </style:master-page>
    <style:master-page style:name="_5f_Fiche_20_éditeur_20_série_20_4_20_paire_20__28_G_29_" style:display-name="_Fiche éditeur série 4 paire (G)" style:page-layout-name="Mpm5" style:next-style-name="_5f_Fiche_20_éditeur_20_série_20_4_20_impaire_20__28_D_29_">
      <style:header>
        <text:p text:style-name="MP12">Série 4 : ???</text:p>
      </style:header>
      <style:footer>
        <text:p text:style-name="MP16">Chapitre ? : ...</text:p>
      </style:footer>
    </style:master-page>
    <style:master-page style:name="_5f_Fiche_20_éditeur_20_série_20_5_20_paire_20__28_D_29_" style:display-name="_Fiche éditeur série 5 paire (D)" style:page-layout-name="Mpm25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0">Chapitre G2 : Triangles</text:p>
      </style:footer>
      <style:footer-left>
        <text:p text:style-name="MP26">Fonctions linéaires et affines : Chapitre D2</text:p>
      </style:footer-left>
    </style:master-page>
    <style:master-page style:name="Right_20_Page" style:display-name="Right Page" style:page-layout-name="Mpm26"/>
    <style:master-page style:name="Left_20_Page" style:display-name="Left Page" style:page-layout-name="Mpm27" style:next-style-name="Right_20_Page"/>
    <style:master-page style:name="First_20_Page" style:display-name="First Page" style:page-layout-name="Mpm28" style:next-style-name="Standard"/>
    <style:master-page style:name="Envelope" style:page-layout-name="Mpm29"/>
    <style:master-page style:name="Index" style:page-layout-name="Mpm28"/>
    <style:master-page style:name="Footnote" style:page-layout-name="Mpm30"/>
    <style:master-page style:name="Landscape" style:page-layout-name="Mpm31"/>
    <style:master-page style:name="_5f_Fiche_20_éditeur_20_série_20_2_20_une_20_colonne_20_impaire_20__28_G_29_" style:display-name="_Fiche éditeur série 2 une colonne impaire (G)" style:page-layout-name="Mpm32" draw:style-name="Mdp1">
      <style:header>
        <text:p text:style-name="MP27"><draw:path text:anchor-type="paragraph" draw:z-index="3" draw:name="Forme2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7" draw:name="Forme3" draw:style-name="Mgr2" draw:text-style-name="MP30" svg:width="2.703cm" svg:height="0.715cm" draw:transform="rotate (0.0872664625997165) translate (-0.172861111111111cm 0.218722222222222cm)"><draw:text-box><text:p text:style-name="MP29"><text:span text:style-name="MT5">Série 2</text:span></text:p></draw:text-box></draw:frame><draw:line text:anchor-type="paragraph" draw:z-index="20" draw:name="Forme4" draw:style-name="Mgr3" draw:text-style-name="MP29" svg:x1="7.777cm" svg:y1="0.36cm" svg:x2="20.5cm" svg:y2="0.36cm"><text:p/></draw:line>Constructions</text:p>
      </style:header>
      <style:footer>
        <text:p text:style-name="MP31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5"><draw:text-box fo:min-height="0.355cm"><text:p text:style-name="MP32"><draw:g text:anchor-type="paragraph" draw:z-index="26" draw:name="Forme5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05</text:page-number></text:p></draw:text-box></draw:frame><text:p text:style-name="MP34">Transformation<text:span text:style-name="MT6">s</text:span> et parallélogramme<text:span text:style-name="MT7">s</text:span> • D2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6T11:03:54.545000000</meta:creation-date>
    <dc:date>2021-10-08T09:19:45.479000000</dc:date>
    <meta:editing-duration>PT2H38M40S</meta:editing-duration>
    <meta:editing-cycles>38</meta:editing-cycles>
    <meta:generator>LibreOffice/7.1.1.2$Windows_X86_64 LibreOffice_project/fe0b08f4af1bacafe4c7ecc87ce55bb426164676</meta:generator>
    <meta:document-statistic meta:table-count="4" meta:image-count="2" meta:object-count="0" meta:page-count="4" meta:paragraph-count="112" meta:word-count="679" meta:character-count="3858" meta:non-whitespace-character-count="2867"/>
  </office:meta>
</office:document-meta>
</file>